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486in"/>
    </style:style>
    <style:style style:name="Table1.B" style:family="table-column">
      <style:table-column-properties style:column-width="0.9389in"/>
    </style:style>
    <style:style style:name="Table1.C" style:family="table-column">
      <style:table-column-properties style:column-width="1.9375in"/>
    </style:style>
    <style:style style:name="Table1.D" style:family="table-column">
      <style:table-column-properties style:column-width="2in"/>
    </style:style>
    <style:style style:name="Table1.E" style:family="table-column">
      <style:table-column-properties style:column-width="0.6215in"/>
    </style:style>
    <style:style style:name="Table1.F" style:family="table-column">
      <style:table-column-properties style:column-width="1.180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3722in"/>
    </style:style>
    <style:style style:name="Table2.B" style:family="table-column">
      <style:table-column-properties style:column-width="0.8778in"/>
    </style:style>
    <style:style style:name="Table2.C" style:family="table-column">
      <style:table-column-properties style:column-width="2.0014in"/>
    </style:style>
    <style:style style:name="Table2.D" style:family="table-column">
      <style:table-column-properties style:column-width="1.875in"/>
    </style:style>
    <style:style style:name="Table2.E" style:family="table-column">
      <style:table-column-properties style:column-width="0.5583in"/>
    </style:style>
    <style:style style:name="Table2.F" style:family="table-column">
      <style:table-column-properties style:column-width="1.242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language="ru" fo:country="RU" officeooo:rsid="001888d6" officeooo:paragraph-rsid="000e8727"/>
    </style:style>
    <style:style style:name="P2" style:family="paragraph" style:parent-style-name="Text_20_body">
      <style:text-properties fo:language="ru" fo:country="RU" officeooo:rsid="001888d6" officeooo:paragraph-rsid="00176591"/>
    </style:style>
    <style:style style:name="P3" style:family="paragraph" style:parent-style-name="Text_20_body">
      <style:text-properties fo:language="ru" fo:country="RU" officeooo:rsid="001888d6" officeooo:paragraph-rsid="00a11e56"/>
    </style:style>
    <style:style style:name="P4" style:family="paragraph" style:parent-style-name="Text_20_body">
      <style:text-properties fo:language="ru" fo:country="RU" officeooo:rsid="001888d6" officeooo:paragraph-rsid="01c269ef"/>
    </style:style>
    <style:style style:name="P5" style:family="paragraph" style:parent-style-name="Text_20_body">
      <style:text-properties fo:language="ru" fo:country="RU" officeooo:rsid="00452ed1" officeooo:paragraph-rsid="00a11e56"/>
    </style:style>
    <style:style style:name="P6" style:family="paragraph" style:parent-style-name="Text_20_body">
      <style:text-properties fo:language="ru" fo:country="RU" officeooo:rsid="00452ed1" officeooo:paragraph-rsid="00a1f02e"/>
    </style:style>
    <style:style style:name="P7" style:family="paragraph" style:parent-style-name="Text_20_body">
      <style:text-properties fo:language="ru" fo:country="RU" officeooo:rsid="00452ed1" officeooo:paragraph-rsid="00a43264"/>
    </style:style>
    <style:style style:name="P8" style:family="paragraph" style:parent-style-name="Text_20_body">
      <style:text-properties fo:language="ru" fo:country="RU" officeooo:rsid="00452ed1" officeooo:paragraph-rsid="00b0f40c"/>
    </style:style>
    <style:style style:name="P9" style:family="paragraph" style:parent-style-name="Text_20_body">
      <style:text-properties fo:language="ru" fo:country="RU" officeooo:rsid="00452ed1" officeooo:paragraph-rsid="00b72c1b"/>
    </style:style>
    <style:style style:name="P10" style:family="paragraph" style:parent-style-name="Text_20_body">
      <style:text-properties fo:language="ru" fo:country="RU" officeooo:rsid="00452ed1" officeooo:paragraph-rsid="00bc6725"/>
    </style:style>
    <style:style style:name="P11" style:family="paragraph" style:parent-style-name="Text_20_body">
      <style:text-properties fo:language="ru" fo:country="RU" officeooo:rsid="00452ed1" officeooo:paragraph-rsid="00c81dfd"/>
    </style:style>
    <style:style style:name="P12" style:family="paragraph" style:parent-style-name="Text_20_body">
      <style:text-properties fo:language="ru" fo:country="RU" officeooo:rsid="00452ed1" officeooo:paragraph-rsid="00cc1873"/>
    </style:style>
    <style:style style:name="P13" style:family="paragraph" style:parent-style-name="Text_20_body">
      <style:text-properties fo:language="ru" fo:country="RU" officeooo:rsid="00452ed1" officeooo:paragraph-rsid="00ebc167"/>
    </style:style>
    <style:style style:name="P14" style:family="paragraph" style:parent-style-name="Text_20_body">
      <style:text-properties fo:language="ru" fo:country="RU" officeooo:rsid="00452ed1" officeooo:paragraph-rsid="00f89574"/>
    </style:style>
    <style:style style:name="P15" style:family="paragraph" style:parent-style-name="Text_20_body">
      <style:text-properties fo:language="ru" fo:country="RU" officeooo:rsid="00452ed1" officeooo:paragraph-rsid="00ff5d24"/>
    </style:style>
    <style:style style:name="P16" style:family="paragraph" style:parent-style-name="Text_20_body">
      <style:text-properties fo:language="ru" fo:country="RU" officeooo:rsid="00452ed1" officeooo:paragraph-rsid="0105e5cd"/>
    </style:style>
    <style:style style:name="P17" style:family="paragraph" style:parent-style-name="Text_20_body">
      <style:text-properties fo:language="ru" fo:country="RU" officeooo:rsid="00452ed1" officeooo:paragraph-rsid="0109de25"/>
    </style:style>
    <style:style style:name="P18" style:family="paragraph" style:parent-style-name="Text_20_body">
      <style:text-properties fo:language="ru" fo:country="RU" officeooo:rsid="00452ed1" officeooo:paragraph-rsid="0123837a"/>
    </style:style>
    <style:style style:name="P19" style:family="paragraph" style:parent-style-name="Text_20_body">
      <style:text-properties fo:language="ru" fo:country="RU" officeooo:rsid="00452ed1" officeooo:paragraph-rsid="0129d68e"/>
    </style:style>
    <style:style style:name="P20" style:family="paragraph" style:parent-style-name="Text_20_body">
      <style:text-properties fo:language="ru" fo:country="RU" officeooo:rsid="00452ed1" officeooo:paragraph-rsid="0134491f"/>
    </style:style>
    <style:style style:name="P21" style:family="paragraph" style:parent-style-name="Text_20_body">
      <style:text-properties fo:language="ru" fo:country="RU" officeooo:rsid="00452ed1" officeooo:paragraph-rsid="013c1273"/>
    </style:style>
    <style:style style:name="P22" style:family="paragraph" style:parent-style-name="Text_20_body">
      <style:text-properties fo:language="ru" fo:country="RU" officeooo:rsid="00452ed1" officeooo:paragraph-rsid="013f73ea"/>
    </style:style>
    <style:style style:name="P23" style:family="paragraph" style:parent-style-name="Text_20_body">
      <style:text-properties fo:language="ru" fo:country="RU" officeooo:rsid="00452ed1" officeooo:paragraph-rsid="0182a4a3"/>
    </style:style>
    <style:style style:name="P24" style:family="paragraph" style:parent-style-name="Text_20_body">
      <style:text-properties fo:language="ru" fo:country="RU" officeooo:rsid="00452ed1" officeooo:paragraph-rsid="01898aa5"/>
    </style:style>
    <style:style style:name="P25" style:family="paragraph" style:parent-style-name="Text_20_body">
      <style:text-properties fo:language="ru" fo:country="RU" officeooo:rsid="00452ed1" officeooo:paragraph-rsid="019050c3"/>
    </style:style>
    <style:style style:name="P26" style:family="paragraph" style:parent-style-name="Text_20_body">
      <style:text-properties fo:language="ru" fo:country="RU" officeooo:rsid="00452ed1" officeooo:paragraph-rsid="01958fb7"/>
    </style:style>
    <style:style style:name="P27" style:family="paragraph" style:parent-style-name="Text_20_body">
      <style:text-properties fo:language="ru" fo:country="RU" officeooo:rsid="00452ed1" officeooo:paragraph-rsid="019d8913"/>
    </style:style>
    <style:style style:name="P28" style:family="paragraph" style:parent-style-name="Text_20_body">
      <style:text-properties fo:language="ru" fo:country="RU" officeooo:rsid="00452ed1" officeooo:paragraph-rsid="01a4edfa"/>
    </style:style>
    <style:style style:name="P29" style:family="paragraph" style:parent-style-name="Text_20_body">
      <style:text-properties fo:language="ru" fo:country="RU" officeooo:rsid="00452ed1" officeooo:paragraph-rsid="01a82d4f"/>
    </style:style>
    <style:style style:name="P30" style:family="paragraph" style:parent-style-name="Text_20_body">
      <style:text-properties fo:language="ru" fo:country="RU" officeooo:rsid="00452ed1" officeooo:paragraph-rsid="01a9ff77"/>
    </style:style>
    <style:style style:name="P31" style:family="paragraph" style:parent-style-name="Text_20_body">
      <style:text-properties fo:language="ru" fo:country="RU" officeooo:rsid="00452ed1" officeooo:paragraph-rsid="01b4d088"/>
    </style:style>
    <style:style style:name="P32" style:family="paragraph" style:parent-style-name="Text_20_body">
      <style:text-properties fo:language="ru" fo:country="RU" officeooo:rsid="00452ed1" officeooo:paragraph-rsid="01b5c606"/>
    </style:style>
    <style:style style:name="P33" style:family="paragraph" style:parent-style-name="Text_20_body">
      <style:text-properties fo:language="ru" fo:country="RU" officeooo:rsid="00452ed1" officeooo:paragraph-rsid="01bb4756"/>
    </style:style>
    <style:style style:name="P34" style:family="paragraph" style:parent-style-name="Text_20_body">
      <style:text-properties fo:language="ru" fo:country="RU" officeooo:rsid="00452ed1" officeooo:paragraph-rsid="01bed4ad"/>
    </style:style>
    <style:style style:name="P35" style:family="paragraph" style:parent-style-name="Text_20_body">
      <style:text-properties fo:language="ru" fo:country="RU" officeooo:rsid="00452ed1" officeooo:paragraph-rsid="01c0e0eb"/>
    </style:style>
    <style:style style:name="P36" style:family="paragraph" style:parent-style-name="Text_20_body">
      <style:text-properties fo:language="ru" fo:country="RU" officeooo:rsid="00452ed1" officeooo:paragraph-rsid="01c269ef"/>
    </style:style>
    <style:style style:name="P37" style:family="paragraph" style:parent-style-name="Text_20_body">
      <style:text-properties fo:language="ru" fo:country="RU" officeooo:rsid="00452ed1" officeooo:paragraph-rsid="01c70fef"/>
    </style:style>
    <style:style style:name="P38" style:family="paragraph" style:parent-style-name="Text_20_body">
      <style:text-properties fo:language="ru" fo:country="RU" officeooo:rsid="00452ed1" officeooo:paragraph-rsid="01ca7532"/>
    </style:style>
    <style:style style:name="P39" style:family="paragraph" style:parent-style-name="Text_20_body">
      <style:text-properties fo:language="ru" fo:country="RU" officeooo:rsid="00452ed1" officeooo:paragraph-rsid="01ce6983"/>
    </style:style>
    <style:style style:name="P40" style:family="paragraph" style:parent-style-name="Text_20_body">
      <style:text-properties fo:language="ru" fo:country="RU" officeooo:rsid="00be4feb" officeooo:paragraph-rsid="00c3c43e"/>
    </style:style>
    <style:style style:name="P41" style:family="paragraph" style:parent-style-name="Text_20_body">
      <style:text-properties fo:language="ru" fo:country="RU" officeooo:rsid="00452ed1" officeooo:paragraph-rsid="0171c46f" fo:background-color="transparent"/>
    </style:style>
    <style:style style:name="P42" style:family="paragraph" style:parent-style-name="Text_20_body">
      <style:text-properties fo:language="ru" fo:country="RU" officeooo:rsid="001888d6" officeooo:paragraph-rsid="0175243d" fo:background-color="transparent"/>
    </style:style>
    <style:style style:name="P43" style:family="paragraph" style:parent-style-name="Text_20_body">
      <style:text-properties fo:language="ru" fo:country="RU" officeooo:rsid="001888d6" officeooo:paragraph-rsid="01790169" fo:background-color="transparent"/>
    </style:style>
    <style:style style:name="P44" style:family="paragraph" style:parent-style-name="Table_20_Contents">
      <style:text-properties officeooo:rsid="0092e5f7" officeooo:paragraph-rsid="009fb230"/>
    </style:style>
    <style:style style:name="P45" style:family="paragraph" style:parent-style-name="Text_20_body">
      <style:text-properties officeooo:rsid="0092e5f7" officeooo:paragraph-rsid="0092e5f7"/>
    </style:style>
    <style:style style:name="P46" style:family="paragraph" style:parent-style-name="Title">
      <style:text-properties officeooo:rsid="0092e5f7" officeooo:paragraph-rsid="01d62f37"/>
    </style:style>
    <style:style style:name="P47" style:family="paragraph" style:parent-style-name="Table_20_Contents">
      <style:text-properties officeooo:rsid="0091327a" officeooo:paragraph-rsid="009fb230"/>
    </style:style>
    <style:style style:name="P48" style:family="paragraph" style:parent-style-name="Table_20_Contents">
      <style:text-properties officeooo:rsid="0091327a" officeooo:paragraph-rsid="013dfafd"/>
    </style:style>
    <style:style style:name="P49" style:family="paragraph" style:parent-style-name="Table_20_Contents">
      <style:text-properties officeooo:rsid="0091327a" officeooo:paragraph-rsid="0182a4a3"/>
    </style:style>
    <style:style style:name="P50" style:family="paragraph" style:parent-style-name="Table_20_Contents">
      <style:text-properties officeooo:rsid="0091327a" officeooo:paragraph-rsid="01a4edfa"/>
    </style:style>
    <style:style style:name="P51" style:family="paragraph" style:parent-style-name="Table_20_Contents">
      <style:text-properties officeooo:rsid="0091327a" officeooo:paragraph-rsid="01a82d4f"/>
    </style:style>
    <style:style style:name="P52" style:family="paragraph" style:parent-style-name="Table_20_Contents">
      <style:text-properties officeooo:rsid="0091327a" officeooo:paragraph-rsid="01ad40a2"/>
    </style:style>
    <style:style style:name="P53" style:family="paragraph" style:parent-style-name="Table_20_Contents">
      <style:text-properties officeooo:rsid="0091327a" officeooo:paragraph-rsid="01b6ec45"/>
    </style:style>
    <style:style style:name="P54" style:family="paragraph" style:parent-style-name="Table_20_Contents">
      <style:text-properties officeooo:rsid="0091327a" officeooo:paragraph-rsid="01b82768"/>
    </style:style>
    <style:style style:name="P55" style:family="paragraph" style:parent-style-name="Table_20_Contents">
      <style:text-properties officeooo:rsid="0091327a" officeooo:paragraph-rsid="01bcb9d4"/>
    </style:style>
    <style:style style:name="P56" style:family="paragraph" style:parent-style-name="Table_20_Contents">
      <style:text-properties officeooo:rsid="0091327a" officeooo:paragraph-rsid="01bfa958"/>
    </style:style>
    <style:style style:name="P57" style:family="paragraph" style:parent-style-name="Table_20_Contents">
      <style:text-properties officeooo:rsid="0091327a" officeooo:paragraph-rsid="01c0e0eb"/>
    </style:style>
    <style:style style:name="P58" style:family="paragraph" style:parent-style-name="Table_20_Contents">
      <style:text-properties officeooo:rsid="0091327a" officeooo:paragraph-rsid="01c331bf"/>
    </style:style>
    <style:style style:name="P59" style:family="paragraph" style:parent-style-name="Table_20_Contents">
      <style:text-properties officeooo:rsid="0091327a" officeooo:paragraph-rsid="01c88b9d"/>
    </style:style>
    <style:style style:name="P60" style:family="paragraph" style:parent-style-name="Table_20_Contents">
      <style:text-properties officeooo:rsid="0091327a" officeooo:paragraph-rsid="01ca7532"/>
    </style:style>
    <style:style style:name="P61" style:family="paragraph" style:parent-style-name="Table_20_Contents">
      <style:text-properties officeooo:rsid="0091327a" officeooo:paragraph-rsid="01cfdb09"/>
    </style:style>
    <style:style style:name="P62" style:family="paragraph" style:parent-style-name="Table_20_Contents">
      <style:text-properties officeooo:paragraph-rsid="009fb230"/>
    </style:style>
    <style:style style:name="P63" style:family="paragraph" style:parent-style-name="Table_20_Contents">
      <style:text-properties style:font-name="Liberation Serif1"/>
    </style:style>
    <style:style style:name="P64" style:family="paragraph" style:parent-style-name="Table_20_Contents">
      <style:text-properties style:font-name="Liberation Serif1" officeooo:paragraph-rsid="00a20ee1"/>
    </style:style>
    <style:style style:name="P65" style:family="paragraph" style:parent-style-name="Table_20_Contents">
      <style:text-properties style:font-name="Liberation Serif1" officeooo:paragraph-rsid="00a49432"/>
    </style:style>
    <style:style style:name="P66" style:family="paragraph" style:parent-style-name="Table_20_Contents">
      <style:text-properties style:font-name="Liberation Serif1" officeooo:paragraph-rsid="00a5babc"/>
    </style:style>
    <style:style style:name="P67" style:family="paragraph" style:parent-style-name="Table_20_Contents">
      <style:text-properties style:font-name="Liberation Serif1" fo:font-weight="bold" style:font-weight-asian="bold" style:font-weight-complex="bold"/>
    </style:style>
    <style:style style:name="P68" style:family="paragraph" style:parent-style-name="Table_20_Contents">
      <style:text-properties style:font-name="Liberation Serif1" officeooo:paragraph-rsid="00af2a9f"/>
    </style:style>
    <style:style style:name="P69" style:family="paragraph" style:parent-style-name="Table_20_Contents">
      <style:text-properties style:font-name="Liberation Serif1" officeooo:paragraph-rsid="00b76c55"/>
    </style:style>
    <style:style style:name="P70" style:family="paragraph" style:parent-style-name="Table_20_Contents">
      <style:text-properties style:font-name="Liberation Serif1" officeooo:paragraph-rsid="00b9c778"/>
    </style:style>
    <style:style style:name="P71" style:family="paragraph" style:parent-style-name="Table_20_Contents">
      <style:text-properties style:font-name="Liberation Serif1" officeooo:paragraph-rsid="00bb397a"/>
    </style:style>
    <style:style style:name="P72" style:family="paragraph" style:parent-style-name="Table_20_Contents">
      <style:text-properties style:font-name="Liberation Serif1" officeooo:paragraph-rsid="00bc6725"/>
    </style:style>
    <style:style style:name="P73" style:family="paragraph" style:parent-style-name="Table_20_Contents">
      <style:text-properties style:font-name="Liberation Serif1" officeooo:paragraph-rsid="0127412c"/>
    </style:style>
    <style:style style:name="P74" style:family="paragraph" style:parent-style-name="Table_20_Contents">
      <style:text-properties style:font-name="Liberation Serif1" officeooo:paragraph-rsid="01355e9c"/>
    </style:style>
    <style:style style:name="P75" style:family="paragraph" style:parent-style-name="Table_20_Contents">
      <style:text-properties style:font-name="Liberation Serif1" officeooo:paragraph-rsid="01727d57"/>
    </style:style>
    <style:style style:name="P76" style:family="paragraph" style:parent-style-name="Table_20_Contents">
      <style:text-properties officeooo:rsid="00a20ee1" officeooo:paragraph-rsid="00a20ee1"/>
    </style:style>
    <style:style style:name="P77" style:family="paragraph" style:parent-style-name="Table_20_Contents">
      <style:text-properties style:text-position="0% 100%" officeooo:rsid="00b8f043" officeooo:paragraph-rsid="00b8f043"/>
    </style:style>
    <style:style style:name="P78" style:family="paragraph" style:parent-style-name="Table_20_Contents">
      <style:text-properties style:text-position="0% 100%" officeooo:rsid="00b8f043" officeooo:paragraph-rsid="00bb4553"/>
    </style:style>
    <style:style style:name="P79" style:family="paragraph" style:parent-style-name="Table_20_Contents">
      <style:text-properties style:text-position="0% 100%" officeooo:rsid="00b8f043" officeooo:paragraph-rsid="01355e9c"/>
    </style:style>
    <style:style style:name="P80" style:family="paragraph" style:parent-style-name="Table_20_Contents">
      <style:text-properties officeooo:rsid="00a49432" officeooo:paragraph-rsid="00a49432"/>
    </style:style>
    <style:style style:name="P81" style:family="paragraph" style:parent-style-name="Table_20_Contents">
      <style:text-properties officeooo:paragraph-rsid="00a49432"/>
    </style:style>
    <style:style style:name="P82" style:family="paragraph" style:parent-style-name="Table_20_Contents">
      <style:text-properties fo:font-weight="bold" officeooo:paragraph-rsid="009fb230" style:font-weight-asian="bold" style:font-weight-complex="bold"/>
    </style:style>
    <style:style style:name="P83" style:family="paragraph" style:parent-style-name="Table_20_Contents">
      <style:text-properties officeooo:rsid="00a9d9bc" officeooo:paragraph-rsid="00a9d9bc"/>
    </style:style>
    <style:style style:name="P84" style:family="paragraph" style:parent-style-name="Table_20_Contents">
      <style:text-properties officeooo:paragraph-rsid="00acbb4f"/>
    </style:style>
    <style:style style:name="P85" style:family="paragraph" style:parent-style-name="Table_20_Contents">
      <style:text-properties officeooo:rsid="00b54d2f" officeooo:paragraph-rsid="00b54d2f"/>
    </style:style>
    <style:style style:name="P86" style:family="paragraph" style:parent-style-name="Table_20_Contents">
      <style:text-properties officeooo:rsid="00b72b93" officeooo:paragraph-rsid="00b72b93"/>
    </style:style>
    <style:style style:name="P87" style:family="paragraph" style:parent-style-name="Table_20_Contents">
      <style:text-properties officeooo:paragraph-rsid="00b72b93"/>
    </style:style>
    <style:style style:name="P88" style:family="paragraph" style:parent-style-name="Table_20_Contents">
      <style:text-properties officeooo:rsid="00bc6725" officeooo:paragraph-rsid="00bc6725"/>
    </style:style>
    <style:style style:name="P89" style:family="paragraph" style:parent-style-name="Table_20_Contents">
      <style:text-properties officeooo:paragraph-rsid="00c78a64"/>
    </style:style>
    <style:style style:name="P90" style:family="paragraph" style:parent-style-name="Table_20_Contents">
      <style:text-properties officeooo:paragraph-rsid="00c8593b"/>
    </style:style>
    <style:style style:name="P9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2" style:family="paragraph" style:parent-style-name="Standard">
      <style:text-properties officeooo:rsid="000d326d" officeooo:paragraph-rsid="00d23031"/>
    </style:style>
    <style:style style:name="P93" style:family="paragraph" style:parent-style-name="Table_20_Contents">
      <style:text-properties officeooo:paragraph-rsid="00d0f90c"/>
    </style:style>
    <style:style style:name="P94" style:family="paragraph" style:parent-style-name="Table_20_Contents">
      <style:text-properties officeooo:rsid="00d1960d" officeooo:paragraph-rsid="00d1960d"/>
    </style:style>
    <style:style style:name="P95" style:family="paragraph" style:parent-style-name="Table_20_Contents">
      <style:text-properties officeooo:rsid="00d1960d" officeooo:paragraph-rsid="00eecd54"/>
    </style:style>
    <style:style style:name="P96" style:family="paragraph" style:parent-style-name="Table_20_Contents">
      <style:text-properties officeooo:paragraph-rsid="00d23031"/>
    </style:style>
    <style:style style:name="P97" style:family="paragraph" style:parent-style-name="Table_20_Contents">
      <style:text-properties officeooo:paragraph-rsid="00d3bb53"/>
    </style:style>
    <style:style style:name="P98" style:family="paragraph" style:parent-style-name="Table_20_Contents">
      <style:text-properties officeooo:paragraph-rsid="00ebc167"/>
    </style:style>
    <style:style style:name="P99" style:family="paragraph" style:parent-style-name="Table_20_Contents">
      <style:text-properties officeooo:rsid="00eecd54" officeooo:paragraph-rsid="00eecd54"/>
    </style:style>
    <style:style style:name="P100" style:family="paragraph" style:parent-style-name="Table_20_Contents">
      <style:text-properties officeooo:paragraph-rsid="00f1bcee"/>
    </style:style>
    <style:style style:name="P101" style:family="paragraph" style:parent-style-name="Table_20_Contents">
      <style:text-properties officeooo:paragraph-rsid="00f35ba3"/>
    </style:style>
    <style:style style:name="P102" style:family="paragraph" style:parent-style-name="Table_20_Contents">
      <style:text-properties officeooo:paragraph-rsid="00f3eb31"/>
    </style:style>
    <style:style style:name="P103" style:family="paragraph" style:parent-style-name="Table_20_Contents">
      <style:text-properties officeooo:paragraph-rsid="00f58d3d"/>
    </style:style>
    <style:style style:name="P104" style:family="paragraph" style:parent-style-name="Table_20_Contents">
      <style:text-properties officeooo:paragraph-rsid="00f6c2b6"/>
    </style:style>
    <style:style style:name="P105" style:family="paragraph" style:parent-style-name="Table_20_Contents">
      <style:text-properties officeooo:paragraph-rsid="00ff5d24"/>
    </style:style>
    <style:style style:name="P106" style:family="paragraph" style:parent-style-name="Table_20_Contents">
      <style:text-properties officeooo:paragraph-rsid="0100f823"/>
    </style:style>
    <style:style style:name="P107" style:family="paragraph" style:parent-style-name="Table_20_Contents">
      <style:text-properties officeooo:paragraph-rsid="0102f01b"/>
    </style:style>
    <style:style style:name="P108" style:family="paragraph" style:parent-style-name="Table_20_Contents">
      <style:text-properties officeooo:paragraph-rsid="0109de25"/>
    </style:style>
    <style:style style:name="P109" style:family="paragraph" style:parent-style-name="Table_20_Contents">
      <style:text-properties officeooo:paragraph-rsid="0111678d"/>
    </style:style>
    <style:style style:name="P110" style:family="paragraph" style:parent-style-name="Table_20_Contents">
      <style:text-properties officeooo:paragraph-rsid="0113a2c6"/>
    </style:style>
    <style:style style:name="P111" style:family="paragraph" style:parent-style-name="Table_20_Contents">
      <style:text-properties officeooo:rsid="0114688a" officeooo:paragraph-rsid="0114688a"/>
    </style:style>
    <style:style style:name="P112" style:family="paragraph" style:parent-style-name="Table_20_Contents">
      <style:text-properties officeooo:paragraph-rsid="0115cae2"/>
    </style:style>
    <style:style style:name="P113" style:family="paragraph" style:parent-style-name="Table_20_Contents">
      <style:text-properties officeooo:rsid="011cc8a4" officeooo:paragraph-rsid="011cc8a4"/>
    </style:style>
    <style:style style:name="P114" style:family="paragraph" style:parent-style-name="Table_20_Contents">
      <style:text-properties officeooo:rsid="011cc8a4" officeooo:paragraph-rsid="012d3972"/>
    </style:style>
    <style:style style:name="P115" style:family="paragraph" style:parent-style-name="Table_20_Contents">
      <style:text-properties officeooo:rsid="011cc8a4" officeooo:paragraph-rsid="01355e9c"/>
    </style:style>
    <style:style style:name="P116" style:family="paragraph" style:parent-style-name="Table_20_Contents">
      <style:text-properties officeooo:rsid="011cc8a4" officeooo:paragraph-rsid="013d5366"/>
    </style:style>
    <style:style style:name="P117" style:family="paragraph" style:parent-style-name="Table_20_Contents">
      <style:text-properties officeooo:paragraph-rsid="012acd10"/>
    </style:style>
    <style:style style:name="P118" style:family="paragraph" style:parent-style-name="Table_20_Contents">
      <style:text-properties officeooo:rsid="012d3972" officeooo:paragraph-rsid="012d3972"/>
    </style:style>
    <style:style style:name="P119" style:family="paragraph" style:parent-style-name="Table_20_Contents">
      <style:text-properties officeooo:paragraph-rsid="012d3972"/>
    </style:style>
    <style:style style:name="P120" style:family="paragraph" style:parent-style-name="Table_20_Contents">
      <style:text-properties officeooo:paragraph-rsid="013ce0eb"/>
    </style:style>
    <style:style style:name="P121" style:family="paragraph" style:parent-style-name="Table_20_Contents">
      <style:text-properties officeooo:rsid="013d5366" officeooo:paragraph-rsid="013d5366"/>
    </style:style>
    <style:style style:name="P122" style:family="paragraph" style:parent-style-name="Table_20_Contents">
      <style:text-properties officeooo:paragraph-rsid="013d5366"/>
    </style:style>
    <style:style style:name="P123" style:family="paragraph" style:parent-style-name="Table_20_Contents">
      <style:text-properties officeooo:paragraph-rsid="01476377"/>
    </style:style>
    <style:style style:name="P124" style:family="paragraph" style:parent-style-name="Table_20_Contents">
      <style:text-properties officeooo:rsid="01476377" officeooo:paragraph-rsid="01476377"/>
    </style:style>
    <style:style style:name="P125" style:family="paragraph" style:parent-style-name="Table_20_Contents">
      <style:text-properties officeooo:paragraph-rsid="01727d57"/>
    </style:style>
    <style:style style:name="P126" style:family="paragraph" style:parent-style-name="Table_20_Contents">
      <style:text-properties officeooo:rsid="01774345" officeooo:paragraph-rsid="01774345"/>
    </style:style>
    <style:style style:name="P127" style:family="paragraph" style:parent-style-name="Table_20_Contents">
      <style:text-properties officeooo:paragraph-rsid="017879b5"/>
    </style:style>
    <style:style style:name="P128" style:family="paragraph" style:parent-style-name="Table_20_Contents">
      <style:text-properties officeooo:paragraph-rsid="01787bf2"/>
    </style:style>
    <style:style style:name="P129" style:family="paragraph" style:parent-style-name="Table_20_Contents">
      <style:text-properties officeooo:rsid="01792457" officeooo:paragraph-rsid="01792457"/>
    </style:style>
    <style:style style:name="P130" style:family="paragraph" style:parent-style-name="Table_20_Contents">
      <style:text-properties officeooo:paragraph-rsid="01792457"/>
    </style:style>
    <style:style style:name="P131" style:family="paragraph" style:parent-style-name="Table_20_Contents">
      <style:text-properties officeooo:rsid="017a1ffd" officeooo:paragraph-rsid="017a1ffd"/>
    </style:style>
    <style:style style:name="P132" style:family="paragraph" style:parent-style-name="Table_20_Contents">
      <style:text-properties officeooo:rsid="017bb3db" officeooo:paragraph-rsid="017bb3db"/>
    </style:style>
    <style:style style:name="P133" style:family="paragraph" style:parent-style-name="Table_20_Contents">
      <style:text-properties officeooo:rsid="017beac0" officeooo:paragraph-rsid="017beac0"/>
    </style:style>
    <style:style style:name="P134" style:family="paragraph" style:parent-style-name="Table_20_Contents">
      <style:text-properties officeooo:rsid="0182a4a3" officeooo:paragraph-rsid="0182a4a3"/>
    </style:style>
    <style:style style:name="P135" style:family="paragraph" style:parent-style-name="Table_20_Contents">
      <style:text-properties officeooo:rsid="0182a4a3" officeooo:paragraph-rsid="018776ef"/>
    </style:style>
    <style:style style:name="P136" style:family="paragraph" style:parent-style-name="Table_20_Contents">
      <style:text-properties officeooo:rsid="0189d79d" officeooo:paragraph-rsid="0189d79d"/>
    </style:style>
    <style:style style:name="P137" style:family="paragraph" style:parent-style-name="Table_20_Contents">
      <style:text-properties officeooo:rsid="018eb7f2" officeooo:paragraph-rsid="018eb7f2"/>
    </style:style>
    <style:style style:name="P138" style:family="paragraph" style:parent-style-name="Table_20_Contents">
      <style:text-properties officeooo:rsid="019050c3" officeooo:paragraph-rsid="019050c3"/>
    </style:style>
    <style:style style:name="P139" style:family="paragraph" style:parent-style-name="Table_20_Contents">
      <style:text-properties officeooo:paragraph-rsid="019050c3"/>
    </style:style>
    <style:style style:name="P140" style:family="paragraph" style:parent-style-name="Table_20_Contents">
      <style:text-properties officeooo:rsid="0197e9cb" officeooo:paragraph-rsid="0197e9cb"/>
    </style:style>
    <style:style style:name="P141" style:family="paragraph" style:parent-style-name="Table_20_Contents">
      <style:text-properties officeooo:rsid="0197e9cb" officeooo:paragraph-rsid="019a698d"/>
    </style:style>
    <style:style style:name="P142" style:family="paragraph" style:parent-style-name="Table_20_Contents">
      <style:text-properties officeooo:paragraph-rsid="019a698d"/>
    </style:style>
    <style:style style:name="P143" style:family="paragraph" style:parent-style-name="Table_20_Contents">
      <style:text-properties officeooo:paragraph-rsid="019aff91"/>
    </style:style>
    <style:style style:name="P144" style:family="paragraph" style:parent-style-name="Table_20_Contents">
      <style:text-properties officeooo:rsid="019bd7c0" officeooo:paragraph-rsid="019bd7c0"/>
    </style:style>
    <style:style style:name="P145" style:family="paragraph" style:parent-style-name="Table_20_Contents">
      <style:text-properties officeooo:paragraph-rsid="019bd7c0"/>
    </style:style>
    <style:style style:name="P146" style:family="paragraph" style:parent-style-name="Table_20_Contents">
      <style:text-properties officeooo:paragraph-rsid="019e5ad7"/>
    </style:style>
    <style:style style:name="P147" style:family="paragraph" style:parent-style-name="Table_20_Contents">
      <style:text-properties officeooo:paragraph-rsid="019f2812"/>
    </style:style>
    <style:style style:name="P148" style:family="paragraph" style:parent-style-name="Table_20_Contents">
      <style:text-properties officeooo:rsid="01a63137" officeooo:paragraph-rsid="01a63137"/>
    </style:style>
    <style:style style:name="P149" style:family="paragraph" style:parent-style-name="Table_20_Contents">
      <style:text-properties officeooo:paragraph-rsid="01a63137"/>
    </style:style>
    <style:style style:name="P150" style:family="paragraph" style:parent-style-name="Table_20_Contents">
      <style:text-properties officeooo:paragraph-rsid="01a82d4f"/>
    </style:style>
    <style:style style:name="P151" style:family="paragraph" style:parent-style-name="Table_20_Contents">
      <style:text-properties officeooo:paragraph-rsid="01a92e2c"/>
    </style:style>
    <style:style style:name="P152" style:family="paragraph" style:parent-style-name="Table_20_Contents">
      <style:text-properties officeooo:rsid="01a92e2c" officeooo:paragraph-rsid="01a92e2c"/>
    </style:style>
    <style:style style:name="P153" style:family="paragraph" style:parent-style-name="Table_20_Contents">
      <style:text-properties officeooo:paragraph-rsid="01ad40a2"/>
    </style:style>
    <style:style style:name="P154" style:family="paragraph" style:parent-style-name="Table_20_Contents">
      <style:text-properties officeooo:paragraph-rsid="01aefff1"/>
    </style:style>
    <style:style style:name="P155" style:family="paragraph" style:parent-style-name="Table_20_Contents">
      <style:text-properties officeooo:rsid="01b07bc6" officeooo:paragraph-rsid="01b07bc6"/>
    </style:style>
    <style:style style:name="P156" style:family="paragraph" style:parent-style-name="Table_20_Contents">
      <style:text-properties officeooo:rsid="01b6ec45" officeooo:paragraph-rsid="01b6ec45"/>
    </style:style>
    <style:style style:name="P157" style:family="paragraph" style:parent-style-name="Table_20_Contents">
      <style:text-properties officeooo:paragraph-rsid="01b6ec45"/>
    </style:style>
    <style:style style:name="P158" style:family="paragraph" style:parent-style-name="Table_20_Contents">
      <style:text-properties officeooo:rsid="01b82768" officeooo:paragraph-rsid="01b82768"/>
    </style:style>
    <style:style style:name="P159" style:family="paragraph" style:parent-style-name="Table_20_Contents">
      <style:text-properties officeooo:rsid="01b82768" officeooo:paragraph-rsid="01bcb9d4"/>
    </style:style>
    <style:style style:name="P160" style:family="paragraph" style:parent-style-name="Table_20_Contents">
      <style:text-properties officeooo:rsid="01b82768" officeooo:paragraph-rsid="01bfa958"/>
    </style:style>
    <style:style style:name="P161" style:family="paragraph" style:parent-style-name="Table_20_Contents">
      <style:text-properties officeooo:rsid="01b82768" officeooo:paragraph-rsid="01c0f741"/>
    </style:style>
    <style:style style:name="P162" style:family="paragraph" style:parent-style-name="Table_20_Contents">
      <style:text-properties officeooo:paragraph-rsid="01bcb9d4"/>
    </style:style>
    <style:style style:name="P163" style:family="paragraph" style:parent-style-name="Table_20_Contents">
      <style:text-properties officeooo:paragraph-rsid="01be94af"/>
    </style:style>
    <style:style style:name="P164" style:family="paragraph" style:parent-style-name="Table_20_Contents">
      <style:text-properties officeooo:rsid="01bfa958" officeooo:paragraph-rsid="01bfa958"/>
    </style:style>
    <style:style style:name="P165" style:family="paragraph" style:parent-style-name="Table_20_Contents">
      <style:text-properties officeooo:rsid="01bfa958" officeooo:paragraph-rsid="01c91675"/>
    </style:style>
    <style:style style:name="P166" style:family="paragraph" style:parent-style-name="Table_20_Contents">
      <style:text-properties officeooo:rsid="01c0f741" officeooo:paragraph-rsid="01c0f741"/>
    </style:style>
    <style:style style:name="P167" style:family="paragraph" style:parent-style-name="Table_20_Contents">
      <style:text-properties officeooo:paragraph-rsid="01c0f741"/>
    </style:style>
    <style:style style:name="P168" style:family="paragraph" style:parent-style-name="Table_20_Contents">
      <style:text-properties officeooo:rsid="01c3edee" officeooo:paragraph-rsid="01c3edee"/>
    </style:style>
    <style:style style:name="P169" style:family="paragraph" style:parent-style-name="Table_20_Contents">
      <style:text-properties officeooo:paragraph-rsid="01c57984"/>
    </style:style>
    <style:style style:name="P170" style:family="paragraph" style:parent-style-name="Table_20_Contents">
      <style:text-properties officeooo:paragraph-rsid="01c6e871"/>
    </style:style>
    <style:style style:name="P171" style:family="paragraph" style:parent-style-name="Table_20_Contents">
      <style:text-properties officeooo:rsid="01c91675" officeooo:paragraph-rsid="01c91675"/>
    </style:style>
    <style:style style:name="P172" style:family="paragraph" style:parent-style-name="Table_20_Contents">
      <style:text-properties officeooo:paragraph-rsid="01cb112c"/>
    </style:style>
    <style:style style:name="P173" style:family="paragraph" style:parent-style-name="Table_20_Contents">
      <style:text-properties officeooo:rsid="01cb112c" officeooo:paragraph-rsid="01cb112c"/>
    </style:style>
    <style:style style:name="P174" style:family="paragraph" style:parent-style-name="Table_20_Contents">
      <style:text-properties officeooo:rsid="01cc650d" officeooo:paragraph-rsid="01cc650d"/>
    </style:style>
    <style:style style:name="P175" style:family="paragraph" style:parent-style-name="Table_20_Contents">
      <style:text-properties officeooo:rsid="01cfdb09" officeooo:paragraph-rsid="01cfdb09"/>
    </style:style>
    <style:style style:name="P176" style:family="paragraph" style:parent-style-name="Table_20_Contents">
      <style:text-properties officeooo:rsid="01d0b424" officeooo:paragraph-rsid="01d0b424"/>
    </style:style>
    <style:style style:name="P177" style:family="paragraph" style:parent-style-name="Heading_20_1">
      <style:paragraph-properties fo:break-before="page"/>
    </style:style>
    <style:style style:name="P178" style:family="paragraph" style:parent-style-name="Heading_20_1">
      <style:paragraph-properties fo:break-before="page"/>
      <style:text-properties fo:language="ru" fo:country="RU" officeooo:rsid="0007d250" officeooo:paragraph-rsid="00225726"/>
    </style:style>
    <style:style style:name="T1" style:family="text">
      <style:text-properties officeooo:rsid="0008f3cf"/>
    </style:style>
    <style:style style:name="T2" style:family="text">
      <style:text-properties officeooo:rsid="000936c0"/>
    </style:style>
    <style:style style:name="T3" style:family="text">
      <style:text-properties officeooo:rsid="000a8f89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30231"/>
    </style:style>
    <style:style style:name="T6" style:family="text">
      <style:text-properties style:text-position="super 58%" officeooo:rsid="001789f0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a8f89"/>
    </style:style>
    <style:style style:name="T9" style:family="text">
      <style:text-properties style:text-position="0% 100%" officeooo:rsid="01c3edee"/>
    </style:style>
    <style:style style:name="T10" style:family="text">
      <style:text-properties officeooo:rsid="000c9817"/>
    </style:style>
    <style:style style:name="T11" style:family="text">
      <style:text-properties officeooo:rsid="0011877a"/>
    </style:style>
    <style:style style:name="T12" style:family="text">
      <style:text-properties officeooo:rsid="0016da4a"/>
    </style:style>
    <style:style style:name="T13" style:family="text">
      <style:text-properties officeooo:rsid="00176591"/>
    </style:style>
    <style:style style:name="T14" style:family="text">
      <style:text-properties officeooo:rsid="001789f0"/>
    </style:style>
    <style:style style:name="T15" style:family="text">
      <style:text-properties officeooo:rsid="001888d6"/>
    </style:style>
    <style:style style:name="T16" style:family="text">
      <style:text-properties officeooo:rsid="0091327a"/>
    </style:style>
    <style:style style:name="T17" style:family="text">
      <style:text-properties officeooo:rsid="0092e5f7"/>
    </style:style>
    <style:style style:name="T18" style:family="text">
      <style:text-properties officeooo:rsid="0094cf5c"/>
    </style:style>
    <style:style style:name="T19" style:family="text">
      <style:text-properties officeooo:rsid="00951dcf"/>
    </style:style>
    <style:style style:name="T20" style:family="text">
      <style:text-properties officeooo:rsid="0095751f"/>
    </style:style>
    <style:style style:name="T21" style:family="text">
      <style:text-properties officeooo:rsid="0098e777"/>
    </style:style>
    <style:style style:name="T22" style:family="text">
      <style:text-properties officeooo:rsid="0099d30c"/>
    </style:style>
    <style:style style:name="T23" style:family="text">
      <style:text-properties officeooo:rsid="009b2980"/>
    </style:style>
    <style:style style:name="T24" style:family="text">
      <style:text-properties officeooo:rsid="009b7879"/>
    </style:style>
    <style:style style:name="T25" style:family="text">
      <style:text-properties officeooo:rsid="009db20c"/>
    </style:style>
    <style:style style:name="T26" style:family="text">
      <style:text-properties officeooo:rsid="009e079a"/>
    </style:style>
    <style:style style:name="T27" style:family="text">
      <style:text-properties officeooo:rsid="009fe0c7"/>
    </style:style>
    <style:style style:name="T28" style:family="text">
      <style:text-properties officeooo:rsid="00a11e25"/>
    </style:style>
    <style:style style:name="T29" style:family="text">
      <style:text-properties style:font-name="Liberation Serif1"/>
    </style:style>
    <style:style style:name="T30" style:family="text">
      <style:text-properties style:font-name="Liberation Serif1" officeooo:rsid="00a20ee1"/>
    </style:style>
    <style:style style:name="T31" style:family="text">
      <style:text-properties style:font-name="Liberation Serif1" officeooo:rsid="01c0f741"/>
    </style:style>
    <style:style style:name="T32" style:family="text">
      <style:text-properties officeooo:rsid="00ae18f7"/>
    </style:style>
    <style:style style:name="T33" style:family="text">
      <style:text-properties officeooo:rsid="00b26bc0"/>
    </style:style>
    <style:style style:name="T34" style:family="text">
      <style:text-properties officeooo:rsid="00b601c8"/>
    </style:style>
    <style:style style:name="T35" style:family="text">
      <style:text-properties officeooo:rsid="00b72b93"/>
    </style:style>
    <style:style style:name="T36" style:family="text">
      <style:text-properties officeooo:rsid="00b76c55"/>
    </style:style>
    <style:style style:name="T37" style:family="text">
      <style:text-properties officeooo:rsid="00b9c778"/>
    </style:style>
    <style:style style:name="T38" style:family="text">
      <style:text-properties officeooo:rsid="00bb4553"/>
    </style:style>
    <style:style style:name="T39" style:family="text">
      <style:text-properties officeooo:rsid="00bfd6c0"/>
    </style:style>
    <style:style style:name="T40" style:family="text">
      <style:text-properties officeooo:rsid="00c21ad5"/>
    </style:style>
    <style:style style:name="T41" style:family="text">
      <style:text-properties officeooo:rsid="00c5af2e"/>
    </style:style>
    <style:style style:name="T42" style:family="text">
      <style:text-properties officeooo:rsid="00c61c22"/>
    </style:style>
    <style:style style:name="T43" style:family="text">
      <style:text-properties officeooo:rsid="00cf4139"/>
    </style:style>
    <style:style style:name="T44" style:family="text">
      <style:text-properties officeooo:rsid="00d23031"/>
    </style:style>
    <style:style style:name="T45" style:family="text">
      <style:text-properties officeooo:rsid="00d3bb53"/>
    </style:style>
    <style:style style:name="T46" style:family="text">
      <style:text-properties officeooo:rsid="00d51e66"/>
    </style:style>
    <style:style style:name="T47" style:family="text">
      <style:text-properties officeooo:rsid="00d69103"/>
    </style:style>
    <style:style style:name="T48" style:family="text">
      <style:text-properties officeooo:rsid="00d88854"/>
    </style:style>
    <style:style style:name="T49" style:family="text">
      <style:text-properties officeooo:rsid="00db6803"/>
    </style:style>
    <style:style style:name="T50" style:family="text">
      <style:text-properties officeooo:rsid="00ebc167"/>
    </style:style>
    <style:style style:name="T51" style:family="text">
      <style:text-properties officeooo:rsid="00ed617b"/>
    </style:style>
    <style:style style:name="T52" style:family="text">
      <style:text-properties officeooo:rsid="00eecd54"/>
    </style:style>
    <style:style style:name="T53" style:family="text">
      <style:text-properties officeooo:rsid="00f02bee"/>
    </style:style>
    <style:style style:name="T54" style:family="text">
      <style:text-properties officeooo:rsid="00f3eb31"/>
    </style:style>
    <style:style style:name="T55" style:family="text">
      <style:text-properties officeooo:rsid="00f58d3d"/>
    </style:style>
    <style:style style:name="T56" style:family="text">
      <style:text-properties officeooo:rsid="00f6c2b6"/>
    </style:style>
    <style:style style:name="T57" style:family="text">
      <style:text-properties officeooo:rsid="00f8e277"/>
    </style:style>
    <style:style style:name="T58" style:family="text">
      <style:text-properties officeooo:rsid="00ff5d24"/>
    </style:style>
    <style:style style:name="T59" style:family="text">
      <style:text-properties officeooo:rsid="0100f823"/>
    </style:style>
    <style:style style:name="T60" style:family="text">
      <style:text-properties officeooo:rsid="01011e20"/>
    </style:style>
    <style:style style:name="T61" style:family="text">
      <style:text-properties officeooo:rsid="0101f1e3"/>
    </style:style>
    <style:style style:name="T62" style:family="text">
      <style:text-properties officeooo:rsid="0102f01b"/>
    </style:style>
    <style:style style:name="T63" style:family="text">
      <style:text-properties officeooo:rsid="010bd295"/>
    </style:style>
    <style:style style:name="T64" style:family="text">
      <style:text-properties officeooo:rsid="010e59e8"/>
    </style:style>
    <style:style style:name="T65" style:family="text">
      <style:text-properties officeooo:rsid="0113a2c6"/>
    </style:style>
    <style:style style:name="T66" style:family="text">
      <style:text-properties officeooo:rsid="0114688a"/>
    </style:style>
    <style:style style:name="T67" style:family="text">
      <style:text-properties officeooo:rsid="0115cae2"/>
    </style:style>
    <style:style style:name="T68" style:family="text">
      <style:text-properties officeooo:rsid="012689b4"/>
    </style:style>
    <style:style style:name="T69" style:family="text">
      <style:text-properties officeooo:rsid="0127412c"/>
    </style:style>
    <style:style style:name="T70" style:family="text">
      <style:text-properties officeooo:rsid="001888d6" fo:background-color="transparent" loext:char-shading-value="0"/>
    </style:style>
    <style:style style:name="T71" style:family="text">
      <style:text-properties officeooo:rsid="0123837a" fo:background-color="transparent" loext:char-shading-value="0"/>
    </style:style>
    <style:style style:name="T72" style:family="text">
      <style:text-properties officeooo:rsid="0129d68e"/>
    </style:style>
    <style:style style:name="T73" style:family="text">
      <style:text-properties officeooo:rsid="012acd10"/>
    </style:style>
    <style:style style:name="T74" style:family="text">
      <style:text-properties officeooo:rsid="012d3972"/>
    </style:style>
    <style:style style:name="T75" style:family="text">
      <style:text-properties officeooo:rsid="01306eee"/>
    </style:style>
    <style:style style:name="T76" style:family="text">
      <style:text-properties officeooo:rsid="01355e9c"/>
    </style:style>
    <style:style style:name="T77" style:family="text">
      <style:text-properties officeooo:rsid="013ce0eb"/>
    </style:style>
    <style:style style:name="T78" style:family="text">
      <style:text-properties officeooo:rsid="013d5366"/>
    </style:style>
    <style:style style:name="T79" style:family="text">
      <style:text-properties officeooo:rsid="013dfafd"/>
    </style:style>
    <style:style style:name="T80" style:family="text">
      <style:text-properties officeooo:rsid="0148cb22"/>
    </style:style>
    <style:style style:name="T81" style:family="text">
      <style:text-properties officeooo:rsid="0171c46f"/>
    </style:style>
    <style:style style:name="T82" style:family="text">
      <style:text-properties officeooo:rsid="01727d57"/>
    </style:style>
    <style:style style:name="T83" style:family="text">
      <style:text-properties style:font-name="Liberation Serif" officeooo:rsid="01727d57"/>
    </style:style>
    <style:style style:name="T84" style:family="text">
      <style:text-properties style:font-name="Liberation Serif" fo:font-style="italic" officeooo:rsid="01c0f741" style:font-style-asian="italic" style:font-style-complex="italic"/>
    </style:style>
    <style:style style:name="T85" style:family="text">
      <style:text-properties officeooo:rsid="0175243d"/>
    </style:style>
    <style:style style:name="T86" style:family="text">
      <style:text-properties style:text-position="sub 58%"/>
    </style:style>
    <style:style style:name="T87" style:family="text">
      <style:text-properties style:text-position="sub 58%" officeooo:rsid="01c3edee"/>
    </style:style>
    <style:style style:name="T88" style:family="text">
      <style:text-properties officeooo:rsid="0175b24f"/>
    </style:style>
    <style:style style:name="T89" style:family="text">
      <style:text-properties officeooo:rsid="017879b5"/>
    </style:style>
    <style:style style:name="T90" style:family="text">
      <style:text-properties officeooo:rsid="01787bf2"/>
    </style:style>
    <style:style style:name="T91" style:family="text">
      <style:text-properties officeooo:rsid="0178d02c"/>
    </style:style>
    <style:style style:name="T92" style:family="text">
      <style:text-properties officeooo:rsid="0178dc44"/>
    </style:style>
    <style:style style:name="T93" style:family="text">
      <style:text-properties officeooo:rsid="01792457"/>
    </style:style>
    <style:style style:name="T94" style:family="text">
      <style:text-properties officeooo:rsid="017a1ffd"/>
    </style:style>
    <style:style style:name="T95" style:family="text">
      <style:text-properties officeooo:rsid="017d1970"/>
    </style:style>
    <style:style style:name="T96" style:family="text">
      <style:text-properties officeooo:rsid="0182a4a3"/>
    </style:style>
    <style:style style:name="T97" style:family="text">
      <style:text-properties officeooo:rsid="018776ef"/>
    </style:style>
    <style:style style:name="T98" style:family="text">
      <style:text-properties officeooo:rsid="0188e45f"/>
    </style:style>
    <style:style style:name="T99" style:family="text">
      <style:text-properties officeooo:rsid="01898aa5"/>
    </style:style>
    <style:style style:name="T100" style:family="text">
      <style:text-properties officeooo:rsid="0189d79d"/>
    </style:style>
    <style:style style:name="T101" style:family="text">
      <style:text-properties officeooo:rsid="018eb7f2"/>
    </style:style>
    <style:style style:name="T102" style:family="text">
      <style:text-properties officeooo:rsid="019050c3"/>
    </style:style>
    <style:style style:name="T103" style:family="text">
      <style:text-properties officeooo:rsid="0191293a"/>
    </style:style>
    <style:style style:name="T104" style:family="text">
      <style:text-properties officeooo:rsid="01930693"/>
    </style:style>
    <style:style style:name="T105" style:family="text">
      <style:text-properties officeooo:rsid="0197e9cb"/>
    </style:style>
    <style:style style:name="T106" style:family="text">
      <style:text-properties officeooo:rsid="019950d2"/>
    </style:style>
    <style:style style:name="T107" style:family="text">
      <style:text-properties officeooo:rsid="019a698d"/>
    </style:style>
    <style:style style:name="T108" style:family="text">
      <style:text-properties officeooo:rsid="019aff91"/>
    </style:style>
    <style:style style:name="T109" style:family="text">
      <style:text-properties officeooo:rsid="019bd7c0"/>
    </style:style>
    <style:style style:name="T110" style:family="text">
      <style:text-properties officeooo:rsid="019e5ad7"/>
    </style:style>
    <style:style style:name="T111" style:family="text">
      <style:text-properties officeooo:rsid="019f2812"/>
    </style:style>
    <style:style style:name="T112" style:family="text">
      <style:text-properties officeooo:rsid="01a008bd"/>
    </style:style>
    <style:style style:name="T113" style:family="text">
      <style:text-properties officeooo:rsid="01a1d8fb"/>
    </style:style>
    <style:style style:name="T114" style:family="text">
      <style:text-properties officeooo:rsid="01a4edfa"/>
    </style:style>
    <style:style style:name="T115" style:family="text">
      <style:text-properties officeooo:rsid="01a63137"/>
    </style:style>
    <style:style style:name="T116" style:family="text">
      <style:text-properties officeooo:rsid="01a82d4f"/>
    </style:style>
    <style:style style:name="T117" style:family="text">
      <style:text-properties officeooo:rsid="01a92e2c"/>
    </style:style>
    <style:style style:name="T118" style:family="text">
      <style:text-properties officeooo:rsid="017beac0"/>
    </style:style>
    <style:style style:name="T119" style:family="text">
      <style:text-properties officeooo:rsid="01abeff6"/>
    </style:style>
    <style:style style:name="T120" style:family="text">
      <style:text-properties officeooo:rsid="01ad40a2"/>
    </style:style>
    <style:style style:name="T121" style:family="text">
      <style:text-properties officeooo:rsid="01aefff1"/>
    </style:style>
    <style:style style:name="T122" style:family="text">
      <style:text-properties officeooo:rsid="01b19139"/>
    </style:style>
    <style:style style:name="T123" style:family="text">
      <style:text-properties officeooo:rsid="01b4d088"/>
    </style:style>
    <style:style style:name="T124" style:family="text">
      <style:text-properties officeooo:rsid="01b6ec45"/>
    </style:style>
    <style:style style:name="T125" style:family="text">
      <style:text-properties officeooo:rsid="01b95d9e"/>
    </style:style>
    <style:style style:name="T126" style:family="text">
      <style:text-properties officeooo:rsid="01bcb9d4"/>
    </style:style>
    <style:style style:name="T127" style:family="text">
      <style:text-properties officeooo:rsid="01c0e0eb"/>
    </style:style>
    <style:style style:name="T128" style:family="text">
      <style:text-properties officeooo:rsid="01c0f741"/>
    </style:style>
    <style:style style:name="T129" style:family="text">
      <style:text-properties officeooo:rsid="01c3edee"/>
    </style:style>
    <style:style style:name="T130" style:family="text">
      <style:text-properties officeooo:rsid="01c57984"/>
    </style:style>
    <style:style style:name="T131" style:family="text">
      <style:text-properties officeooo:rsid="01c6e871"/>
    </style:style>
    <style:style style:name="T132" style:family="text">
      <style:text-properties officeooo:rsid="01c88b9d"/>
    </style:style>
    <style:style style:name="T133" style:family="text">
      <style:text-properties officeooo:rsid="01c92014"/>
    </style:style>
    <style:style style:name="T134" style:family="text">
      <style:text-properties officeooo:rsid="01ca7532"/>
    </style:style>
    <style:style style:name="T135" style:family="text">
      <style:text-properties officeooo:rsid="01cb112c"/>
    </style:style>
    <style:style style:name="T136" style:family="text">
      <style:text-properties officeooo:rsid="01cd74a0"/>
    </style:style>
    <style:style style:name="T137" style:family="text">
      <style:text-properties officeooo:rsid="01cfdb09"/>
    </style:style>
    <style:style style:name="T138" style:family="text">
      <style:text-properties officeooo:rsid="01d3d23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ef"/>
        <text:sequence-decl text:display-outline-level="0" text:name="Equ"/>
        <text:sequence-decl text:display-outline-level="0" text:name="DataNum"/>
      </text:sequence-decls>
      <text:p text:style-name="P46">CEDCP: The Collection of Experimental Data on Composite Properties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1"><text:a xlink:type="simple" xlink:href="#__RefHeading___Toc11846_2398145827" text:style-name="Index_20_Link" text:visited-style-name="Index_20_Link">Electrical conductivity data<text:tab/>1</text:a></text:p>
          <text:p text:style-name="P91"><text:a xlink:type="simple" xlink:href="#__RefHeading___Toc11848_2398145827" text:style-name="Index_20_Link" text:visited-style-name="Index_20_Link">Dielectric constant data<text:tab/>5</text:a></text:p>
          <text:p text:style-name="P91"><text:a xlink:type="simple" xlink:href="#__RefHeading___Toc11850_2398145827" text:style-name="Index_20_Link" text:visited-style-name="Index_20_Link">References<text:tab/>8</text:a></text:p>
        </text:index-body>
      </text:table-of-content>
      <text:p text:style-name="P45"/>
      <text:h text:style-name="Heading_20_1" text:outline-level="1"><text:bookmark-start text:name="__RefHeading___Toc11846_2398145827"/><text:span text:style-name="T47">E</text:span>lectrical conductivity <text:span text:style-name="T47">data</text:span><text:bookmark-end text:name="__RefHeading___Toc11846_2398145827"/></text:h>
      <text:p text:style-name="Text_20_body">Data has been converted to S/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7">Reference</text:p>
          </table:table-cell>
          <table:table-cell table:style-name="Table1.A1" office:value-type="string">
            <text:p text:style-name="P67">Matrix <text:span text:style-name="T17">material</text:span></text:p>
          </table:table-cell>
          <table:table-cell table:style-name="Table1.A1" office:value-type="string">
            <text:p text:style-name="P67"><text:span text:style-name="T2">F</text:span>iller <text:span text:style-name="T17">material</text:span></text:p>
          </table:table-cell>
          <table:table-cell table:style-name="Table1.A1" office:value-type="string">
            <text:p text:style-name="P67">Aspect <text:span text:style-name="T1">ratio</text:span></text:p>
          </table:table-cell>
          <table:table-cell table:style-name="Table1.F1" office:value-type="string">
            <text:p text:style-name="P67">File name</text:p>
          </table:table-cell>
        </table:table-row>
        <table:table-row>
          <table:table-cell table:style-name="Table1.A2" office:value-type="string">
            <text:p text:style-name="P63"><text:sequence text:ref-name="refDataNum0" text:name="DataNum" text:formula="ooow:DataNum+1" style:num-format="1">1</text:sequence></text:p>
          </table:table-cell>
          <table:table-cell table:style-name="Table1.A2" office:value-type="string">
            <text:p text:style-name="P63">Agari (1991) <text:span text:style-name="T18">[</text:span><text:span text:style-name="T18"><text:sequence-ref text:reference-format="value" text:ref-name="refRef0">1</text:sequence-ref></text:span><text:span text:style-name="T18">]</text:span></text:p>
          </table:table-cell>
          <table:table-cell table:style-name="Table1.A2" office:value-type="string">
            <text:p text:style-name="P63">Polyethylene, 2.5<text:span text:style-name="T3">·</text:span>10<text:span text:style-name="T4">-14</text:span><text:span text:style-name="T7"> </text:span><text:span text:style-name="T8">S/cm</text:span></text:p>
          </table:table-cell>
          <table:table-cell table:style-name="Table1.A2" office:value-type="string">
            <text:p text:style-name="P63">Carbon fiber, 3.3-6.3<text:span text:style-name="T3">·</text:span>10<text:span text:style-name="T4">2</text:span><text:span text:style-name="T7"> </text:span><text:span text:style-name="T8">S/cm</text:span></text:p>
          </table:table-cell>
          <table:table-cell table:style-name="Table1.A2" office:value-type="string">
            <text:p text:style-name="P63">1.<text:span text:style-name="T10">0</text:span></text:p>
          </table:table-cell>
          <table:table-cell table:style-name="Table1.F2" office:value-type="string">
            <text:p text:style-name="P63">Agari1991Fig4Curv1.inp</text:p>
          </table:table-cell>
        </table:table-row>
        <table:table-row>
          <table:table-cell table:style-name="Table1.A2" office:value-type="string">
            <text:p text:style-name="P63"><text:sequence text:ref-name="refDataNum1" text:name="DataNum" text:formula="ooow:DataNum+1" style:num-format="1">2</text:sequence></text:p>
          </table:table-cell>
          <table:table-cell table:style-name="Table1.A2" office:value-type="string">
            <text:p text:style-name="P63">Agari (1991) <text:span text:style-name="T18">[</text:span><text:span text:style-name="T18"><text:sequence-ref text:reference-format="value" text:ref-name="refRef0">1</text:sequence-ref></text:span><text:span text:style-name="T18">]</text:span></text:p>
          </table:table-cell>
          <table:table-cell table:style-name="Table1.A2" office:value-type="string">
            <text:p text:style-name="P63">Polyethylene, 2.5<text:span text:style-name="T3">·</text:span>10<text:span text:style-name="T4">-14</text:span><text:span text:style-name="T7"> </text:span><text:span text:style-name="T8">S/cm</text:span></text:p>
          </table:table-cell>
          <table:table-cell table:style-name="Table1.A2" office:value-type="string">
            <text:p text:style-name="P63">Carbon fiber, 3.3-6.3<text:span text:style-name="T3">·</text:span>10<text:span text:style-name="T4">2</text:span><text:span text:style-name="T7"> </text:span><text:span text:style-name="T8">S/cm</text:span></text:p>
          </table:table-cell>
          <table:table-cell table:style-name="Table1.A2" office:value-type="string">
            <text:p text:style-name="P63">6.0</text:p>
          </table:table-cell>
          <table:table-cell table:style-name="Table1.F2" office:value-type="string">
            <text:p text:style-name="P63">Agari1991Fig4Curv<text:span text:style-name="T22">2</text:span>.inp</text:p>
          </table:table-cell>
        </table:table-row>
        <table:table-row>
          <table:table-cell table:style-name="Table1.A2" office:value-type="string">
            <text:p text:style-name="P63"><text:sequence text:ref-name="refDataNum2" text:name="DataNum" text:formula="ooow:DataNum+1" style:num-format="1">3</text:sequence></text:p>
          </table:table-cell>
          <table:table-cell table:style-name="Table1.A2" office:value-type="string">
            <text:p text:style-name="P63">Agari (1991) <text:span text:style-name="T18">[</text:span><text:span text:style-name="T18"><text:sequence-ref text:reference-format="value" text:ref-name="refRef0">1</text:sequence-ref></text:span><text:span text:style-name="T18">]</text:span></text:p>
          </table:table-cell>
          <table:table-cell table:style-name="Table1.A2" office:value-type="string">
            <text:p text:style-name="P63">Polyethylene, 2.5<text:span text:style-name="T3">·</text:span>10<text:span text:style-name="T4">-14</text:span><text:span text:style-name="T7"> </text:span><text:span text:style-name="T8">S/cm</text:span></text:p>
          </table:table-cell>
          <table:table-cell table:style-name="Table1.A2" office:value-type="string">
            <text:p text:style-name="P63">Carbon fiber, 3.3-6.3<text:span text:style-name="T3">·</text:span>10<text:span text:style-name="T4">2</text:span><text:span text:style-name="T7"> </text:span><text:span text:style-name="T8">S/cm</text:span></text:p>
          </table:table-cell>
          <table:table-cell table:style-name="Table1.A2" office:value-type="string">
            <text:p text:style-name="P63">21.6</text:p>
          </table:table-cell>
          <table:table-cell table:style-name="Table1.F2" office:value-type="string">
            <text:p text:style-name="P63">Agari1991Fig4Curv<text:span text:style-name="T22">3</text:span>.inp</text:p>
          </table:table-cell>
        </table:table-row>
        <table:table-row>
          <table:table-cell table:style-name="Table1.A2" office:value-type="string">
            <text:p text:style-name="P63"><text:sequence text:ref-name="refDataNum3" text:name="DataNum" text:formula="ooow:DataNum+1" style:num-format="1">4</text:sequence></text:p>
          </table:table-cell>
          <table:table-cell table:style-name="Table1.A2" office:value-type="string">
            <text:p text:style-name="P63">Agari (1991) <text:span text:style-name="T18">[</text:span><text:span text:style-name="T18"><text:sequence-ref text:reference-format="value" text:ref-name="refRef0">1</text:sequence-ref></text:span><text:span text:style-name="T18">]</text:span></text:p>
          </table:table-cell>
          <table:table-cell table:style-name="Table1.A2" office:value-type="string">
            <text:p text:style-name="P63">Polyethylene, 2.5<text:span text:style-name="T3">·</text:span>10<text:span text:style-name="T4">-14</text:span><text:span text:style-name="T7"> </text:span><text:span text:style-name="T8">S/cm</text:span></text:p>
          </table:table-cell>
          <table:table-cell table:style-name="Table1.A2" office:value-type="string">
            <text:p text:style-name="P63">Carbon fiber, 3.3-6.3<text:span text:style-name="T3">·</text:span>10<text:span text:style-name="T4">2</text:span><text:span text:style-name="T7"> </text:span><text:span text:style-name="T8">S/cm</text:span></text:p>
          </table:table-cell>
          <table:table-cell table:style-name="Table1.A2" office:value-type="string">
            <text:p text:style-name="P63">45.3</text:p>
          </table:table-cell>
          <table:table-cell table:style-name="Table1.F2" office:value-type="string">
            <text:p text:style-name="P63">Agari1991Fig4Curv<text:span text:style-name="T22">4</text:span>.inp</text:p>
          </table:table-cell>
        </table:table-row>
        <table:table-row>
          <table:table-cell table:style-name="Table1.A2" office:value-type="string">
            <text:p text:style-name="P63"><text:sequence text:ref-name="refDataNum4" text:name="DataNum" text:formula="ooow:DataNum+1" style:num-format="1">5</text:sequence></text:p>
          </table:table-cell>
          <table:table-cell table:style-name="Table1.A2" office:value-type="string">
            <text:p text:style-name="P63">Aribou (<text:span text:style-name="T13">20</text:span>19) <text:span text:style-name="T19">[</text:span><text:span text:style-name="T19"><text:sequence-ref text:reference-format="value" text:ref-name="refRef1">2</text:sequence-ref></text:span><text:span text:style-name="T19">]</text:span></text:p>
          </table:table-cell>
          <table:table-cell table:style-name="Table1.A2" office:value-type="string">
            <text:p text:style-name="P63">Diglycidylic Ether of Bisphenol F, <text:span text:style-name="T14">1.4</text:span><text:span text:style-name="T3">·</text:span>10<text:span text:style-name="T4">-1</text:span><text:span text:style-name="T6">6</text:span><text:span text:style-name="T7"> </text:span><text:span text:style-name="T8">S/cm</text:span></text:p>
          </table:table-cell>
          <table:table-cell table:style-name="Table1.A2" office:value-type="string">
            <text:p text:style-name="P63"><text:span text:style-name="T20">Carbon black </text:span>Raven 2000, 6.56 <text:span text:style-name="T8">S/cm</text:span></text:p>
          </table:table-cell>
          <table:table-cell table:style-name="Table1.A2" office:value-type="string">
            <text:p text:style-name="P63">1.0</text:p>
          </table:table-cell>
          <table:table-cell table:style-name="Table1.F2" office:value-type="string">
            <text:p text:style-name="P63">Aribou2019Fig3a.inp</text:p>
          </table:table-cell>
        </table:table-row>
        <table:table-row>
          <table:table-cell table:style-name="Table1.A2" office:value-type="string">
            <text:p text:style-name="P63"><text:sequence text:ref-name="refDataNum5" text:name="DataNum" text:formula="ooow:DataNum+1" style:num-format="1">6</text:sequence></text:p>
          </table:table-cell>
          <table:table-cell table:style-name="Table1.A2" office:value-type="string">
            <text:p text:style-name="P63">Aribou (<text:span text:style-name="T13">20</text:span>19) <text:span text:style-name="T19">[</text:span><text:span text:style-name="T19"><text:sequence-ref text:reference-format="value" text:ref-name="refRef1">2</text:sequence-ref></text:span><text:span text:style-name="T19">]</text:span></text:p>
          </table:table-cell>
          <table:table-cell table:style-name="Table1.A2" office:value-type="string">
            <text:p text:style-name="P63">Diglycidylic Ether of Bisphenol F, 1.4<text:span text:style-name="T3">·</text:span>10<text:span text:style-name="T4">-1</text:span><text:span text:style-name="T6">6</text:span><text:span text:style-name="T7"> </text:span><text:span text:style-name="T8">S/cm</text:span></text:p>
          </table:table-cell>
          <table:table-cell table:style-name="Table1.A2" office:value-type="string">
            <text:p text:style-name="P63"><text:span text:style-name="T20">Carbon black </text:span>Raven 7000, 3.50<text:span text:style-name="T7"> </text:span><text:span text:style-name="T8">S/cm</text:span></text:p>
          </table:table-cell>
          <table:table-cell table:style-name="Table1.A2" office:value-type="string">
            <text:p text:style-name="P63">1.0</text:p>
          </table:table-cell>
          <table:table-cell table:style-name="Table1.F2" office:value-type="string">
            <text:p text:style-name="P63">Aribou2019Fig3<text:span text:style-name="T21">b</text:span>.inp</text:p>
          </table:table-cell>
        </table:table-row>
        <table:table-row>
          <table:table-cell table:style-name="Table1.A2" office:value-type="string">
            <text:p text:style-name="P63"><text:sequence text:ref-name="refDataNum6" text:name="DataNum" text:formula="ooow:DataNum+1" style:num-format="1">7</text:sequence></text:p>
          </table:table-cell>
          <table:table-cell table:style-name="Table1.A2" office:value-type="string">
            <text:p text:style-name="P63">Landauer (1952<text:span text:style-name="T12">) </text:span><text:span text:style-name="T24">[</text:span><text:span text:style-name="T24"><text:sequence-ref text:reference-format="value" text:ref-name="refRef2">3</text:sequence-ref></text:span><text:span text:style-name="T24">]</text:span></text:p>
          </table:table-cell>
          <table:table-cell table:style-name="Table1.A2" office:value-type="string">
            <text:p text:style-name="P63"><text:span text:style-name="T11">B</text:span>ismuth, 7.7<text:span text:style-name="T3">·</text:span>10<text:span text:style-name="T5">5</text:span> S/m</text:p>
          </table:table-cell>
          <table:table-cell table:style-name="Table1.A2" office:value-type="string">
            <text:p text:style-name="P63">Tin, 9.1<text:span text:style-name="T3">·</text:span>10<text:span text:style-name="T5">6</text:span> S/m</text:p>
          </table:table-cell>
          <table:table-cell table:style-name="Table1.A2" office:value-type="string">
            <text:p text:style-name="P63">1.0</text:p>
          </table:table-cell>
          <table:table-cell table:style-name="Table1.F2" office:value-type="string">
            <text:p text:style-name="P63">Landauer1952Fig5.<text:span text:style-name="T23">inp</text:span></text:p>
          </table:table-cell>
        </table:table-row>
        <table:table-row>
          <table:table-cell table:style-name="Table1.A2" office:value-type="string">
            <text:p text:style-name="P63"><text:sequence text:ref-name="refDataNum7" text:name="DataNum" text:formula="ooow:DataNum+1" style:num-format="1">8</text:sequence></text:p>
          </table:table-cell>
          <table:table-cell table:style-name="Table1.A2" office:value-type="string">
            <text:p text:style-name="P63">Wu (1997) <text:span text:style-name="T25">[</text:span><text:span text:style-name="T25"><text:sequence-ref text:reference-format="value" text:ref-name="refRef3">4</text:sequence-ref></text:span><text:span text:style-name="T25">]</text:span></text:p>
          </table:table-cell>
          <table:table-cell table:style-name="Table1.A2" office:value-type="string">
            <text:p text:style-name="P63"><text:span text:style-name="T16">B</text:span>oron nitride, 1.0<text:span text:style-name="T4">-14</text:span> S/m, 2.381<text:span text:style-name="T4">-13</text:span> S/m</text:p>
          </table:table-cell>
          <table:table-cell table:style-name="Table1.A2" office:value-type="string">
            <text:p text:style-name="P63"><text:span text:style-name="T27">G</text:span>raphite powder, 833.333 S/m, 34722.222 S/m</text:p>
          </table:table-cell>
          <table:table-cell table:style-name="Table1.A2" office:value-type="string">
            <text:p text:style-name="P63">1.0</text:p>
          </table:table-cell>
          <table:table-cell table:style-name="Table1.F2" office:value-type="string">
            <text:p text:style-name="P63">WuMcLachlan1997Fig1a.inp</text:p>
          </table:table-cell>
        </table:table-row>
        <table:table-row>
          <table:table-cell table:style-name="Table1.A2" office:value-type="string">
            <text:p text:style-name="P63"><text:sequence text:ref-name="refDataNum8" text:name="DataNum" text:formula="ooow:DataNum+1" style:num-format="1">9</text:sequence></text:p>
          </table:table-cell>
          <table:table-cell table:style-name="Table1.A2" office:value-type="string">
            <text:p text:style-name="P63">Wu (1997) <text:span text:style-name="T25">[</text:span><text:span text:style-name="T25"><text:sequence-ref text:reference-format="value" text:ref-name="refRef3">4</text:sequence-ref></text:span><text:span text:style-name="T25">]</text:span></text:p>
          </table:table-cell>
          <table:table-cell table:style-name="Table1.A2" office:value-type="string">
            <text:p text:style-name="P63"><text:span text:style-name="T16">B</text:span>oron nitride, 1.0<text:span text:style-name="T4">-14</text:span> S/m, 2.381<text:span text:style-name="T4">-13</text:span> S/m</text:p>
          </table:table-cell>
          <table:table-cell table:style-name="Table1.A2" office:value-type="string">
            <text:p text:style-name="P63"><text:span text:style-name="T27">G</text:span>raphite powder, 833.333 S/m, 34722.222 S/m</text:p>
          </table:table-cell>
          <table:table-cell table:style-name="Table1.A2" office:value-type="string">
            <text:p text:style-name="P63">1.0</text:p>
          </table:table-cell>
          <table:table-cell table:style-name="Table1.F2" office:value-type="string">
            <text:p text:style-name="P63">WuMcLachlan1997Fig1<text:span text:style-name="T26">b</text:span>.inp</text:p>
          </table:table-cell>
        </table:table-row>
        <table:table-row>
          <table:table-cell table:style-name="Table1.A2" office:value-type="string">
            <text:p text:style-name="P63"><text:sequence text:ref-name="refDataNum9" text:name="DataNum" text:formula="ooow:DataNum+1" style:num-format="1">10</text:sequence></text:p>
          </table:table-cell>
          <table:table-cell table:style-name="Table1.A2" office:value-type="string">
            <text:p text:style-name="P63">Wu (1997) <text:span text:style-name="T25">[</text:span><text:span text:style-name="T25"><text:sequence-ref text:reference-format="value" text:ref-name="refRef3">4</text:sequence-ref></text:span><text:span text:style-name="T25">]</text:span></text:p>
          </table:table-cell>
          <table:table-cell table:style-name="Table1.A2" office:value-type="string">
            <text:p text:style-name="P63"><text:span text:style-name="T16">B</text:span>oron nitride, 1.0<text:span text:style-name="T4">-14</text:span> S/m, 2.381<text:span text:style-name="T4">-13</text:span> S/m</text:p>
          </table:table-cell>
          <table:table-cell table:style-name="Table1.A2" office:value-type="string">
            <text:p text:style-name="P63"><text:span text:style-name="T27">G</text:span>raphite powder, 833.333 S/m, 34722.222 S/m</text:p>
          </table:table-cell>
          <table:table-cell table:style-name="Table1.A2" office:value-type="string">
            <text:p text:style-name="P63">1.0</text:p>
          </table:table-cell>
          <table:table-cell table:style-name="Table1.F2" office:value-type="string">
            <text:p text:style-name="P63">WuMcLachlan1997Fig<text:span text:style-name="T26">3</text:span>.inp</text:p>
          </table:table-cell>
        </table:table-row>
        <table:table-row>
          <table:table-cell table:style-name="Table1.A2" office:value-type="string">
            <text:p text:style-name="P63"><text:sequence text:ref-name="refDataNum10" text:name="DataNum" text:formula="ooow:DataNum+1" style:num-format="1">11</text:sequence></text:p>
          </table:table-cell>
          <table:table-cell table:style-name="Table1.A2" office:value-type="string">
            <text:p text:style-name="P63">Sanchez <text:soft-page-break/>(2018) [<text:sequence-ref text:reference-format="value" text:ref-name="refRef4">5</text:sequence-ref>]</text:p>
          </table:table-cell>
          <table:table-cell table:style-name="Table1.A2" office:value-type="string">
            <text:p text:style-name="P63"><text:span text:style-name="T27">C</text:span>hitosan</text:p>
          </table:table-cell>
          <table:table-cell table:style-name="Table1.A2" office:value-type="string">
            <text:p text:style-name="P63"><text:span text:style-name="T27">H</text:span>ydroxyapatite <text:soft-page-break/>nanoparticles</text:p>
          </table:table-cell>
          <table:table-cell table:style-name="Table1.A2" office:value-type="string">
            <text:p text:style-name="P63">1.0</text:p>
          </table:table-cell>
          <table:table-cell table:style-name="Table1.F2" office:value-type="string">
            <text:p text:style-name="P63">Sanchez2018Fi<text:soft-page-break/>g7a.inp</text:p>
          </table:table-cell>
        </table:table-row>
        <table:table-row>
          <table:table-cell table:style-name="Table1.A2" office:value-type="string">
            <text:p text:style-name="P64"><text:sequence text:ref-name="refDataNum11" text:name="DataNum" text:formula="ooow:DataNum+1" style:num-format="1">12</text:sequence></text:p>
          </table:table-cell>
          <table:table-cell table:style-name="Table1.A2" office:value-type="string">
            <text:p text:style-name="P76">Jang<text:span text:style-name="T29">et (2015) </text:span>[<text:sequence-ref text:reference-format="value" text:ref-name="refRef5">6</text:sequence-ref>]</text:p>
          </table:table-cell>
          <table:table-cell table:style-name="Table1.A2" office:value-type="string">
            <text:p text:style-name="P84"><text:span text:style-name="T79">P</text:span>olydimethylsiloxane (PDMS), 2.5e-14 <text:span text:style-name="T29">S/m</text:span></text:p>
          </table:table-cell>
          <table:table-cell table:style-name="Table1.A2" office:value-type="string">
            <text:p text:style-name="P81">multi-walled CNT, <text:span text:style-name="T32">100 S/m?</text:span></text:p>
          </table:table-cell>
          <table:table-cell table:style-name="Table1.A2" office:value-type="string">
            <text:p text:style-name="P83">1250</text:p>
          </table:table-cell>
          <table:table-cell table:style-name="Table1.F2" office:value-type="string">
            <text:p text:style-name="Table_20_Contents">Jang2015Fig8Cond.inp</text:p>
          </table:table-cell>
        </table:table-row>
        <table:table-row>
          <table:table-cell table:style-name="Table1.A2" office:value-type="string">
            <text:p text:style-name="P65"><text:sequence text:ref-name="refDataNum12" text:name="DataNum" text:formula="ooow:DataNum+1" style:num-format="1">13</text:sequence></text:p>
          </table:table-cell>
          <table:table-cell table:style-name="Table1.A2" office:value-type="string">
            <text:p text:style-name="P80">Wang<text:span text:style-name="T30"> (</text:span>2012) [<text:sequence-ref text:reference-format="value" text:ref-name="refRef6">7</text:sequence-ref>]</text:p>
          </table:table-cell>
          <table:table-cell table:style-name="Table1.A2" office:value-type="string">
            <text:p text:style-name="Table_20_Contents">PVDF</text:p>
          </table:table-cell>
          <table:table-cell table:style-name="Table1.A2" office:value-type="string">
            <text:p text:style-name="P81">Fe3O4</text:p>
          </table:table-cell>
          <table:table-cell table:style-name="Table1.A2" office:value-type="string">
            <text:p text:style-name="P66">1.0</text:p>
          </table:table-cell>
          <table:table-cell table:style-name="Table1.F2" office:value-type="string">
            <text:p text:style-name="Table_20_Contents">Wang2012Fig4Cond100Hz.inp</text:p>
          </table:table-cell>
        </table:table-row>
        <table:table-row>
          <table:table-cell table:style-name="Table1.A2" office:value-type="string">
            <text:p text:style-name="P68"><text:sequence text:ref-name="refDataNum13" text:name="DataNum" text:formula="ooow:DataNum+1" style:num-format="1">14</text:sequence></text:p>
          </table:table-cell>
          <table:table-cell table:style-name="Table1.A2" office:value-type="string">
            <text:p text:style-name="Table_20_Contents">Chiarello (2005) <text:span text:style-name="T33">[</text:span><text:span text:style-name="T33"><text:sequence-ref text:reference-format="value" text:ref-name="refRef7">8</text:sequence-ref></text:span><text:span text:style-name="T33">]</text:span></text:p>
          </table:table-cell>
          <table:table-cell table:style-name="Table1.A2" office:value-type="string">
            <text:p text:style-name="Table_20_Contents">Portland cement</text:p>
            <text:p text:style-name="Table_20_Contents">(type I, 52.5 R), </text:p>
          </table:table-cell>
          <table:table-cell table:style-name="Table1.A2" office:value-type="string">
            <text:p text:style-name="Table_20_Contents"><text:span text:style-name="T34">C</text:span>arbon fiber</text:p>
          </table:table-cell>
          <table:table-cell table:style-name="Table1.A2" office:value-type="string">
            <text:p text:style-name="P85">750.<text:span text:style-name="T34">0</text:span></text:p>
          </table:table-cell>
          <table:table-cell table:style-name="Table1.F2" office:value-type="string">
            <text:p text:style-name="Table_20_Contents">Chiarello2005Fig6m<text:span text:style-name="T35">m</text:span>6.inp</text:p>
          </table:table-cell>
        </table:table-row>
        <table:table-row>
          <table:table-cell table:style-name="Table1.A2" office:value-type="string">
            <text:p text:style-name="P68"><text:sequence text:ref-name="refDataNum14" text:name="DataNum" text:formula="ooow:DataNum+1" style:num-format="1">15</text:sequence></text:p>
          </table:table-cell>
          <table:table-cell table:style-name="Table1.A2" office:value-type="string">
            <text:p text:style-name="Table_20_Contents">Chiarello (2005) <text:span text:style-name="T33">[</text:span><text:span text:style-name="T33"><text:sequence-ref text:reference-format="value" text:ref-name="refRef7">8</text:sequence-ref></text:span><text:span text:style-name="T33">]</text:span></text:p>
          </table:table-cell>
          <table:table-cell table:style-name="Table1.A2" office:value-type="string">
            <text:p text:style-name="Table_20_Contents">Portland cement</text:p>
            <text:p text:style-name="Table_20_Contents">(type I, 52.5 R), </text:p>
          </table:table-cell>
          <table:table-cell table:style-name="Table1.A2" office:value-type="string">
            <text:p text:style-name="Table_20_Contents"><text:span text:style-name="T34">C</text:span>arbon fiber</text:p>
          </table:table-cell>
          <table:table-cell table:style-name="Table1.A2" office:value-type="string">
            <text:p text:style-name="P85">375.<text:span text:style-name="T34">0</text:span></text:p>
          </table:table-cell>
          <table:table-cell table:style-name="Table1.F2" office:value-type="string">
            <text:p text:style-name="Table_20_Contents">Chiarello2005Fig<text:span text:style-name="T35">6</text:span>m<text:span text:style-name="T35">m3</text:span>.inp</text:p>
          </table:table-cell>
        </table:table-row>
        <table:table-row>
          <table:table-cell table:style-name="Table1.A2" office:value-type="string">
            <text:p text:style-name="P68"><text:sequence text:ref-name="refDataNum15" text:name="DataNum" text:formula="ooow:DataNum+1" style:num-format="1">16</text:sequence></text:p>
          </table:table-cell>
          <table:table-cell table:style-name="Table1.A2" office:value-type="string">
            <text:p text:style-name="Table_20_Contents">Chiarello (2005) <text:span text:style-name="T33">[</text:span><text:span text:style-name="T33"><text:sequence-ref text:reference-format="value" text:ref-name="refRef7">8</text:sequence-ref></text:span><text:span text:style-name="T33">]</text:span></text:p>
          </table:table-cell>
          <table:table-cell table:style-name="Table1.A2" office:value-type="string">
            <text:p text:style-name="Table_20_Contents">Portland cement</text:p>
            <text:p text:style-name="Table_20_Contents">(type I, 52.5 R), </text:p>
          </table:table-cell>
          <table:table-cell table:style-name="Table1.A2" office:value-type="string">
            <text:p text:style-name="Table_20_Contents"><text:span text:style-name="T34">C</text:span>arbon fiber</text:p>
          </table:table-cell>
          <table:table-cell table:style-name="Table1.A2" office:value-type="string">
            <text:p text:style-name="P86">0.5</text:p>
          </table:table-cell>
          <table:table-cell table:style-name="Table1.F2" office:value-type="string">
            <text:p text:style-name="P87">Chiarello2005Fig<text:span text:style-name="T35">6um4</text:span>.inp</text:p>
          </table:table-cell>
        </table:table-row>
        <table:table-row>
          <table:table-cell table:style-name="Table1.A2" office:value-type="string">
            <text:p text:style-name="P69"><text:sequence text:ref-name="refDataNum16" text:name="DataNum" text:formula="ooow:DataNum+1" style:num-format="1">17</text:sequence></text:p>
          </table:table-cell>
          <table:table-cell table:style-name="Table1.A2" office:value-type="string">
            <text:p text:style-name="P62">Mamunya <text:span text:style-name="T36">(2002) [</text:span><text:span text:style-name="T36"><text:sequence-ref text:reference-format="value" text:ref-name="refRef8">9</text:sequence-ref></text:span><text:span text:style-name="T36">]</text:span></text:p>
          </table:table-cell>
          <table:table-cell table:style-name="Table1.A2" office:value-type="string">
            <text:p text:style-name="P77">PVC, 1e-13.5 S/m</text:p>
          </table:table-cell>
          <table:table-cell table:style-name="Table1.A2" office:value-type="string">
            <text:p text:style-name="P77">Cu, 1e+5.8 S/m</text:p>
          </table:table-cell>
          <table:table-cell table:style-name="Table1.A2" office:value-type="string">
            <text:p text:style-name="P70">1.0</text:p>
          </table:table-cell>
          <table:table-cell table:style-name="Table1.F2" office:value-type="string">
            <text:p text:style-name="P62">mamunya2002Fig6Curv1.inp</text:p>
          </table:table-cell>
        </table:table-row>
        <table:table-row>
          <table:table-cell table:style-name="Table1.A2" office:value-type="string">
            <text:p text:style-name="P71"><text:sequence text:ref-name="refDataNum17" text:name="DataNum" text:formula="ooow:DataNum+1" style:num-format="1">18</text:sequence></text:p>
          </table:table-cell>
          <table:table-cell table:style-name="Table1.A2" office:value-type="string">
            <text:p text:style-name="P62">Mamunya <text:span text:style-name="T36">(2002) [</text:span><text:span text:style-name="T36"><text:sequence-ref text:reference-format="value" text:ref-name="refRef8">9</text:sequence-ref></text:span><text:span text:style-name="T36">]</text:span></text:p>
          </table:table-cell>
          <table:table-cell table:style-name="Table1.A2" office:value-type="string">
            <text:p text:style-name="P77"><text:span text:style-name="T38">E</text:span>poxy resin, 1e-1<text:span text:style-name="T38">2</text:span>.<text:span text:style-name="T38">8</text:span> S/m</text:p>
          </table:table-cell>
          <table:table-cell table:style-name="Table1.A2" office:value-type="string">
            <text:p text:style-name="P77">Cu, 1e+5.<text:span text:style-name="T38">2</text:span> S/m</text:p>
          </table:table-cell>
          <table:table-cell table:style-name="Table1.A2" office:value-type="string">
            <text:p text:style-name="P70">1.0</text:p>
          </table:table-cell>
          <table:table-cell table:style-name="Table1.F2" office:value-type="string">
            <text:p text:style-name="P62">mamunya2002Fig6Curv<text:span text:style-name="T37">2</text:span>.inp</text:p>
          </table:table-cell>
        </table:table-row>
        <table:table-row>
          <table:table-cell table:style-name="Table1.A2" office:value-type="string">
            <text:p text:style-name="P71"><text:sequence text:ref-name="refDataNum18" text:name="DataNum" text:formula="ooow:DataNum+1" style:num-format="1">19</text:sequence></text:p>
          </table:table-cell>
          <table:table-cell table:style-name="Table1.A2" office:value-type="string">
            <text:p text:style-name="P62">Mamunya <text:span text:style-name="T36">(2002) [</text:span><text:span text:style-name="T36"><text:sequence-ref text:reference-format="value" text:ref-name="refRef8">9</text:sequence-ref></text:span><text:span text:style-name="T36">]</text:span></text:p>
          </table:table-cell>
          <table:table-cell table:style-name="Table1.A2" office:value-type="string">
            <text:p text:style-name="P77">PVC, 1e-13.5 S/m</text:p>
          </table:table-cell>
          <table:table-cell table:style-name="Table1.A2" office:value-type="string">
            <text:p text:style-name="P77"><text:span text:style-name="T38">Ni</text:span>, 1e+<text:span text:style-name="T38">4.</text:span>5 S/m</text:p>
          </table:table-cell>
          <table:table-cell table:style-name="Table1.A2" office:value-type="string">
            <text:p text:style-name="P70">1.0</text:p>
          </table:table-cell>
          <table:table-cell table:style-name="Table1.F2" office:value-type="string">
            <text:p text:style-name="P62">mamunya2002Fig6Curv<text:span text:style-name="T37">3</text:span>.inp</text:p>
          </table:table-cell>
        </table:table-row>
        <table:table-row>
          <table:table-cell table:style-name="Table1.A2" office:value-type="string">
            <text:p text:style-name="P71"><text:sequence text:ref-name="refDataNum19" text:name="DataNum" text:formula="ooow:DataNum+1" style:num-format="1">20</text:sequence></text:p>
          </table:table-cell>
          <table:table-cell table:style-name="Table1.A2" office:value-type="string">
            <text:p text:style-name="P62">Mamunya <text:span text:style-name="T36">(2002) [</text:span><text:span text:style-name="T36"><text:sequence-ref text:reference-format="value" text:ref-name="refRef8">9</text:sequence-ref></text:span><text:span text:style-name="T36">]</text:span></text:p>
          </table:table-cell>
          <table:table-cell table:style-name="Table1.A2" office:value-type="string">
            <text:p text:style-name="P78"><text:span text:style-name="T38">E</text:span>poxy resin, 1e-1<text:span text:style-name="T38">2</text:span>.<text:span text:style-name="T38">8</text:span> S/m</text:p>
          </table:table-cell>
          <table:table-cell table:style-name="Table1.A2" office:value-type="string">
            <text:p text:style-name="P77"><text:span text:style-name="T38">Ni</text:span>, 1e+<text:span text:style-name="T38">4</text:span>.8 S/m</text:p>
          </table:table-cell>
          <table:table-cell table:style-name="Table1.A2" office:value-type="string">
            <text:p text:style-name="P70">1.0</text:p>
          </table:table-cell>
          <table:table-cell table:style-name="Table1.F2" office:value-type="string">
            <text:p text:style-name="P62">mamunya2002Fig6Curv<text:span text:style-name="T37">4</text:span>.inp</text:p>
          </table:table-cell>
        </table:table-row>
        <table:table-row>
          <table:table-cell table:style-name="Table1.A2" office:value-type="string">
            <text:p text:style-name="P72"><text:sequence text:ref-name="refDataNum20" text:name="DataNum" text:formula="ooow:DataNum+1" style:num-format="1">21</text:sequence></text:p>
          </table:table-cell>
          <table:table-cell table:style-name="Table1.A2" office:value-type="string">
            <text:p text:style-name="P88">Kim <text:span text:style-name="T58">(</text:span>2005<text:span text:style-name="T58">)</text:span> [<text:sequence-ref text:reference-format="value" text:ref-name="refRef9">10</text:sequence-ref>]</text:p>
          </table:table-cell>
          <table:table-cell table:style-name="Table1.A2" office:value-type="string">
            <text:p text:style-name="Table_20_Contents"><text:span text:style-name="T39">E</text:span>poxy resin</text:p>
          </table:table-cell>
          <table:table-cell table:style-name="Table1.A2" office:value-type="string">
            <text:p text:style-name="Table_20_Contents"><text:span text:style-name="T79">M</text:span>ultiwalled carbon nanotubes</text:p>
          </table:table-cell>
          <table:table-cell table:style-name="Table1.A2" office:value-type="string">
            <text:p text:style-name="Table_20_Contents">2000.0</text:p>
          </table:table-cell>
          <table:table-cell table:style-name="Table1.F2" office:value-type="string">
            <text:p text:style-name="Table_20_Contents">Kim2005Fig5<text:span text:style-name="T40">a</text:span>.inp</text:p>
          </table:table-cell>
        </table:table-row>
        <table:table-row>
          <table:table-cell table:style-name="Table1.A2" office:value-type="string">
            <text:p text:style-name="P72"><text:sequence text:ref-name="refDataNum21" text:name="DataNum" text:formula="ooow:DataNum+1" style:num-format="1">22</text:sequence></text:p>
          </table:table-cell>
          <table:table-cell table:style-name="Table1.A2" office:value-type="string">
            <text:p text:style-name="P88">Kim <text:span text:style-name="T58">(</text:span>2005<text:span text:style-name="T58">)</text:span> [<text:sequence-ref text:reference-format="value" text:ref-name="refRef9">10</text:sequence-ref>]</text:p>
          </table:table-cell>
          <table:table-cell table:style-name="Table1.A2" office:value-type="string">
            <text:p text:style-name="Table_20_Contents"><text:span text:style-name="T39">E</text:span>poxy resin</text:p>
          </table:table-cell>
          <table:table-cell table:style-name="Table1.A2" office:value-type="string">
            <text:p text:style-name="Table_20_Contents"><text:span text:style-name="T79">M</text:span>ultiwalled carbon nanotubes</text:p>
          </table:table-cell>
          <table:table-cell table:style-name="Table1.A2" office:value-type="string">
            <text:p text:style-name="Table_20_Contents">2000.0</text:p>
          </table:table-cell>
          <table:table-cell table:style-name="Table1.F2" office:value-type="string">
            <text:p text:style-name="Table_20_Contents">Kim2005Fig5b.inp</text:p>
          </table:table-cell>
        </table:table-row>
        <table:table-row>
          <table:table-cell table:style-name="Table1.A2" office:value-type="string">
            <text:p text:style-name="Table_20_Contents"><text:sequence text:ref-name="refDataNum22" text:name="DataNum" text:formula="ooow:DataNum+1" style:num-format="1">23</text:sequence></text:p>
          </table:table-cell>
          <table:table-cell table:style-name="Table1.A2" office:value-type="string">
            <text:p text:style-name="Table_20_Contents">Barrau <text:span text:style-name="T58">(</text:span>2003<text:span text:style-name="T58">)</text:span> <text:span text:style-name="T41">[</text:span><text:span text:style-name="T41"><text:sequence-ref text:reference-format="value" text:ref-name="refRef10">11</text:sequence-ref></text:span><text:span text:style-name="T41">]</text:span></text:p>
          </table:table-cell>
          <table:table-cell table:style-name="Table1.A2" office:value-type="string">
            <text:p text:style-name="Table_20_Contents"><text:span text:style-name="T39">E</text:span>poxy resin, 7.9×10<text:span text:style-name="T4">-16</text:span> S/cm</text:p>
          </table:table-cell>
          <table:table-cell table:style-name="Table1.A2" office:value-type="string">
            <text:p text:style-name="Table_20_Contents">Carbon nanotubes</text:p>
          </table:table-cell>
          <table:table-cell table:style-name="Table1.A2" office:value-type="string">
            <text:p text:style-name="Table_20_Contents">7500.0</text:p>
          </table:table-cell>
          <table:table-cell table:style-name="Table1.F2" office:value-type="string">
            <text:p text:style-name="Table_20_Contents">Barrau2003Fig2a.inp</text:p>
          </table:table-cell>
        </table:table-row>
        <table:table-row>
          <table:table-cell table:style-name="Table1.A2" office:value-type="string">
            <text:p text:style-name="Table_20_Contents"><text:sequence text:ref-name="refDataNum23" text:name="DataNum" text:formula="ooow:DataNum+1" style:num-format="1">24</text:sequence></text:p>
          </table:table-cell>
          <table:table-cell table:style-name="Table1.A2" office:value-type="string">
            <text:p text:style-name="Table_20_Contents">Barrau <text:span text:style-name="T58">(</text:span>2003<text:span text:style-name="T58">)</text:span> <text:span text:style-name="T41">[</text:span><text:span text:style-name="T41"><text:sequence-ref text:reference-format="value" text:ref-name="refRef10">11</text:sequence-ref></text:span><text:span text:style-name="T41">]</text:span></text:p>
          </table:table-cell>
          <table:table-cell table:style-name="Table1.A2" office:value-type="string">
            <text:p text:style-name="P89"><text:span text:style-name="T39">E</text:span>poxy resin, 7.9×10<text:span text:style-name="T4">-16</text:span> S/cm</text:p>
          </table:table-cell>
          <table:table-cell table:style-name="Table1.A2" office:value-type="string">
            <text:p text:style-name="Table_20_Contents">Carbon nanotubes</text:p>
          </table:table-cell>
          <table:table-cell table:style-name="Table1.A2" office:value-type="string">
            <text:p text:style-name="Table_20_Contents">7500.0</text:p>
          </table:table-cell>
          <table:table-cell table:style-name="Table1.F2" office:value-type="string">
            <text:p text:style-name="Table_20_Contents">Barrau2003Fig2<text:span text:style-name="T42">b</text:span>.inp</text:p>
          </table:table-cell>
        </table:table-row>
        <table:table-row>
          <table:table-cell table:style-name="Table1.A2" office:value-type="string">
            <text:p text:style-name="P90"><text:sequence text:ref-name="refDataNum24" text:name="DataNum" text:formula="ooow:DataNum+1" style:num-format="1">25</text:sequence></text:p>
          </table:table-cell>
          <table:table-cell table:style-name="Table1.A2" office:value-type="string">
            <text:p text:style-name="Table_20_Contents">Clingerman <text:span text:style-name="T58">(</text:span><text:span text:style-name="T43">2002</text:span><text:span text:style-name="T58">)</text:span><text:span text:style-name="T43"> [</text:span><text:span text:style-name="T43"><text:sequence-ref text:reference-format="value" text:ref-name="refRef11">12</text:sequence-ref></text:span><text:span text:style-name="T43">]</text:span></text:p>
          </table:table-cell>
          <table:table-cell table:style-name="Table1.A2" office:value-type="string">
            <text:p text:style-name="Table_20_Contents">Nylon 6,6 (Zytel 101 NC010), 10<text:span text:style-name="T4">-15</text:span> S/cm</text:p>
          </table:table-cell>
          <table:table-cell table:style-name="Table1.A2" office:value-type="string">
            <text:p text:style-name="Table_20_Contents">3.175-mm chopped PAN carbon fiber</text:p>
          </table:table-cell>
          <table:table-cell table:style-name="Table1.A2" office:value-type="string">
            <text:p text:style-name="Table_20_Contents">13.678</text:p>
          </table:table-cell>
          <table:table-cell table:style-name="Table1.F2" office:value-type="string">
            <text:p text:style-name="Table_20_Contents">Clingerman2002Fig1AN.inp</text:p>
          </table:table-cell>
        </table:table-row>
        <table:table-row>
          <table:table-cell table:style-name="Table1.A2" office:value-type="string">
            <text:p text:style-name="P90"><text:sequence text:ref-name="refDataNum25" text:name="DataNum" text:formula="ooow:DataNum+1" style:num-format="1">26</text:sequence></text:p>
          </table:table-cell>
          <table:table-cell table:style-name="Table1.A2" office:value-type="string">
            <text:p text:style-name="Table_20_Contents">Clingerman <text:span text:style-name="T58">(</text:span><text:span text:style-name="T43">2002</text:span><text:span text:style-name="T58">)</text:span><text:span text:style-name="T43"> [</text:span><text:span text:style-name="T43"><text:sequence-ref text:reference-format="value" text:ref-name="refRef11">12</text:sequence-ref></text:span><text:span text:style-name="T43">]</text:span></text:p>
          </table:table-cell>
          <table:table-cell table:style-name="Table1.A2" office:value-type="string">
            <text:p text:style-name="Table_20_Contents">Polycarbonate (Lexan HF1110-111N) 10<text:span text:style-name="T4">-17</text:span> S/cm</text:p>
          </table:table-cell>
          <table:table-cell table:style-name="Table1.A2" office:value-type="string">
            <text:p text:style-name="Table_20_Contents">3.175-mm chopped PAN carbon fiber</text:p>
          </table:table-cell>
          <table:table-cell table:style-name="Table1.A2" office:value-type="string">
            <text:p text:style-name="Table_20_Contents">19.442</text:p>
          </table:table-cell>
          <table:table-cell table:style-name="Table1.F2" office:value-type="string">
            <text:p text:style-name="Table_20_Contents">Clingerman2002Fig1A<text:span text:style-name="T43">P</text:span>.inp</text:p>
          </table:table-cell>
        </table:table-row>
        <table:table-row>
          <table:table-cell table:style-name="Table1.A2" office:value-type="string">
            <text:p text:style-name="P90"><text:sequence text:ref-name="refDataNum26" text:name="DataNum" text:formula="ooow:DataNum+1" style:num-format="1">27</text:sequence></text:p>
          </table:table-cell>
          <table:table-cell table:style-name="Table1.A2" office:value-type="string">
            <text:p text:style-name="P105">Clingerman <text:span text:style-name="T58">(</text:span><text:span text:style-name="T43">2002</text:span><text:span text:style-name="T58">)</text:span><text:span text:style-name="T43"> [</text:span><text:span text:style-name="T43"><text:sequence-ref text:reference-format="value" text:ref-name="refRef11">12</text:sequence-ref></text:span><text:span text:style-name="T43">]</text:span></text:p>
          </table:table-cell>
          <table:table-cell table:style-name="Table1.A2" office:value-type="string">
            <text:p text:style-name="P93">Nylon 6,6 (Zytel 101 NC010), 10<text:span text:style-name="T4">-15</text:span> S/cm</text:p>
          </table:table-cell>
          <table:table-cell table:style-name="Table1.A2" office:value-type="string">
            <text:p text:style-name="Table_20_Contents">200-mm milled PAN carbon fiber</text:p>
          </table:table-cell>
          <table:table-cell table:style-name="Table1.A2" office:value-type="string">
            <text:p text:style-name="Table_20_Contents">9.546</text:p>
          </table:table-cell>
          <table:table-cell table:style-name="Table1.F2" office:value-type="string">
            <text:p text:style-name="Table_20_Contents">Clingerman2002Fig1<text:span text:style-name="T43">B</text:span>N.inp</text:p>
          </table:table-cell>
        </table:table-row>
        <table:table-row>
          <table:table-cell table:style-name="Table1.A2" office:value-type="string">
            <text:p text:style-name="P90"><text:sequence text:ref-name="refDataNum27" text:name="DataNum" text:formula="ooow:DataNum+1" style:num-format="1">28</text:sequence></text:p>
          </table:table-cell>
          <table:table-cell table:style-name="Table1.A2" office:value-type="string">
            <text:p text:style-name="P105">Clingerman <text:span text:style-name="T58">(</text:span><text:span text:style-name="T43">2002</text:span><text:span text:style-name="T58">)</text:span><text:span text:style-name="T43"> [</text:span><text:span text:style-name="T43"><text:sequence-ref text:reference-format="value" text:ref-name="refRef11">12</text:sequence-ref></text:span><text:span text:style-name="T43">]</text:span></text:p>
          </table:table-cell>
          <table:table-cell table:style-name="Table1.A2" office:value-type="string">
            <text:p text:style-name="P93">Polycarbonate (Lexan HF1110-111N) 10<text:span text:style-name="T4">-17</text:span> S/cm</text:p>
          </table:table-cell>
          <table:table-cell table:style-name="Table1.A2" office:value-type="string">
            <text:p text:style-name="Table_20_Contents">200-mm milled PAN carbon fiber</text:p>
          </table:table-cell>
          <table:table-cell table:style-name="Table1.A2" office:value-type="string">
            <text:p text:style-name="Table_20_Contents">10.751</text:p>
          </table:table-cell>
          <table:table-cell table:style-name="Table1.F2" office:value-type="string">
            <text:p text:style-name="Table_20_Contents">Clingerman2002Fig1<text:span text:style-name="T43">BP</text:span>.inp</text:p>
          </table:table-cell>
        </table:table-row>
        <table:table-row>
          <table:table-cell table:style-name="Table1.A2" office:value-type="string">
            <text:p text:style-name="P90"><text:sequence text:ref-name="refDataNum28" text:name="DataNum" text:formula="ooow:DataNum+1" style:num-format="1">29</text:sequence></text:p>
          </table:table-cell>
          <table:table-cell table:style-name="Table1.A2" office:value-type="string">
            <text:p text:style-name="P105">Clingerman <text:span text:style-name="T58">(</text:span><text:span text:style-name="T43">2002</text:span><text:span text:style-name="T58">)</text:span><text:span text:style-name="T43"> [</text:span><text:span text:style-name="T43"><text:sequence-ref text:reference-format="value" text:ref-name="refRef11">12</text:sequence-ref></text:span><text:span text:style-name="T43">]</text:span></text:p>
          </table:table-cell>
          <table:table-cell table:style-name="Table1.A2" office:value-type="string">
            <text:p text:style-name="P93">Nylon 6,6 (Zytel 101 NC010), 10<text:span text:style-name="T4">-15</text:span> S/cm</text:p>
          </table:table-cell>
          <table:table-cell table:style-name="Table1.A2" office:value-type="string">
            <text:p text:style-name="Table_20_Contents">ThermocarbTM Specialty Graphite</text:p>
          </table:table-cell>
          <table:table-cell table:style-name="Table1.A2" office:value-type="string">
            <text:p text:style-name="P94">1.0</text:p>
          </table:table-cell>
          <table:table-cell table:style-name="Table1.F2" office:value-type="string">
            <text:p text:style-name="Table_20_Contents">Clingerman2002Fig1<text:span text:style-name="T43">F</text:span>N.inp</text:p>
          </table:table-cell>
        </table:table-row>
        <table:table-row>
          <table:table-cell table:style-name="Table1.A2" office:value-type="string">
            <text:p text:style-name="P90"><text:sequence text:ref-name="refDataNum29" text:name="DataNum" text:formula="ooow:DataNum+1" style:num-format="1">30</text:sequence></text:p>
          </table:table-cell>
          <table:table-cell table:style-name="Table1.A2" office:value-type="string">
            <text:p text:style-name="P105">Clingerman <text:span text:style-name="T58">(</text:span><text:span text:style-name="T43">2002</text:span><text:span text:style-name="T58">)</text:span><text:span text:style-name="T43"> [</text:span><text:span text:style-name="T43"><text:sequence-ref text:reference-format="value" text:ref-name="refRef11">12</text:sequence-ref></text:span><text:span text:style-name="T43">]</text:span></text:p>
          </table:table-cell>
          <table:table-cell table:style-name="Table1.A2" office:value-type="string">
            <text:p text:style-name="P93">Polycarbonate (Lexan HF1110-111N) 10<text:span text:style-name="T4">-17</text:span> S/cm</text:p>
          </table:table-cell>
          <table:table-cell table:style-name="Table1.A2" office:value-type="string">
            <text:p text:style-name="Table_20_Contents">ThermocarbTM Specialty Graphite</text:p>
          </table:table-cell>
          <table:table-cell table:style-name="Table1.A2" office:value-type="string">
            <text:p text:style-name="P94">1.0</text:p>
          </table:table-cell>
          <table:table-cell table:style-name="Table1.F2" office:value-type="string">
            <text:p text:style-name="Table_20_Contents">Clingerman2002Fig1<text:span text:style-name="T43">FP</text:span>.inp</text:p>
          </table:table-cell>
        </table:table-row>
        <table:table-row>
          <table:table-cell table:style-name="Table1.A2" office:value-type="string">
            <text:p text:style-name="P90"><text:sequence text:ref-name="refDataNum30" text:name="DataNum" text:formula="ooow:DataNum+1" style:num-format="1">31</text:sequence></text:p>
          </table:table-cell>
          <table:table-cell table:style-name="Table1.A2" office:value-type="string">
            <text:p text:style-name="P105">Clingerman <text:soft-page-break/><text:span text:style-name="T58">(</text:span><text:span text:style-name="T43">2002</text:span><text:span text:style-name="T58">)</text:span><text:span text:style-name="T43"> [</text:span><text:span text:style-name="T43"><text:sequence-ref text:reference-format="value" text:ref-name="refRef11">12</text:sequence-ref></text:span><text:span text:style-name="T43">]</text:span></text:p>
          </table:table-cell>
          <table:table-cell table:style-name="Table1.A2" office:value-type="string">
            <text:p text:style-name="P93">Nylon 6,6 (Zytel 101 <text:soft-page-break/>NC010), 10<text:span text:style-name="T4">-15</text:span> S/cm</text:p>
          </table:table-cell>
          <table:table-cell table:style-name="Table1.A2" office:value-type="string">
            <text:p text:style-name="Table_20_Contents">Ni-coated PAN carbon fiber</text:p>
          </table:table-cell>
          <table:table-cell table:style-name="Table1.A2" office:value-type="string">
            <text:p text:style-name="Table_20_Contents">23.821</text:p>
          </table:table-cell>
          <table:table-cell table:style-name="Table1.F2" office:value-type="string">
            <text:p text:style-name="Table_20_Contents">Clingerman200<text:soft-page-break/>2Fig1<text:span text:style-name="T43">G</text:span>N.inp</text:p>
          </table:table-cell>
        </table:table-row>
        <table:table-row>
          <table:table-cell table:style-name="Table1.A2" office:value-type="string">
            <text:p text:style-name="P90"><text:sequence text:ref-name="refDataNum31" text:name="DataNum" text:formula="ooow:DataNum+1" style:num-format="1">32</text:sequence></text:p>
          </table:table-cell>
          <table:table-cell table:style-name="Table1.A2" office:value-type="string">
            <text:p text:style-name="P105">Clingerman <text:span text:style-name="T58">(</text:span><text:span text:style-name="T43">2002</text:span><text:span text:style-name="T58">)</text:span><text:span text:style-name="T43"> [</text:span><text:span text:style-name="T43"><text:sequence-ref text:reference-format="value" text:ref-name="refRef11">12</text:sequence-ref></text:span><text:span text:style-name="T43">]</text:span></text:p>
          </table:table-cell>
          <table:table-cell table:style-name="Table1.A2" office:value-type="string">
            <text:p text:style-name="P93">Polycarbonate (Lexan HF1110-111N) 10<text:span text:style-name="T4">-17</text:span> S/cm</text:p>
          </table:table-cell>
          <table:table-cell table:style-name="Table1.A2" office:value-type="string">
            <text:p text:style-name="Table_20_Contents">Ni-coated PAN carbon fiber</text:p>
          </table:table-cell>
          <table:table-cell table:style-name="Table1.A2" office:value-type="string">
            <text:p text:style-name="Table_20_Contents">17.412</text:p>
          </table:table-cell>
          <table:table-cell table:style-name="Table1.F2" office:value-type="string">
            <text:p text:style-name="Table_20_Contents">Clingerman2002Fig1<text:span text:style-name="T43">GP</text:span>.inp</text:p>
          </table:table-cell>
        </table:table-row>
        <table:table-row>
          <table:table-cell table:style-name="Table1.A2" office:value-type="string">
            <text:p text:style-name="P96"><text:sequence text:ref-name="refDataNum32" text:name="DataNum" text:formula="ooow:DataNum+1" style:num-format="1">33</text:sequence></text:p>
          </table:table-cell>
          <table:table-cell table:style-name="Table1.A2" office:value-type="string">
            <text:p text:style-name="Table_20_Contents">Mamunya <text:span text:style-name="T59">(</text:span><text:span text:style-name="T44">1996</text:span><text:span text:style-name="T59">)</text:span><text:span text:style-name="T44"> [</text:span><text:span text:style-name="T44"><text:sequence-ref text:reference-format="value" text:ref-name="refRef12">13</text:sequence-ref></text:span><text:span text:style-name="T44">]</text:span></text:p>
          </table:table-cell>
          <table:table-cell table:style-name="Table1.A2" office:value-type="string">
            <text:p text:style-name="Table_20_Contents"><text:span text:style-name="T79">P</text:span>olypropylene </text:p>
          </table:table-cell>
          <table:table-cell table:style-name="Table1.A2" office:value-type="string">
            <text:p text:style-name="P92"><text:span text:style-name="T79">C</text:span>arbon black</text:p>
          </table:table-cell>
          <table:table-cell table:style-name="Table1.A2" office:value-type="string">
            <text:p text:style-name="P94">1.0</text:p>
          </table:table-cell>
          <table:table-cell table:style-name="Table1.F2" office:value-type="string">
            <text:p text:style-name="Table_20_Contents">mamunya1996Fig2PP.inp</text:p>
          </table:table-cell>
        </table:table-row>
        <table:table-row>
          <table:table-cell table:style-name="Table1.A2" office:value-type="string">
            <text:p text:style-name="P96"><text:sequence text:ref-name="refDataNum33" text:name="DataNum" text:formula="ooow:DataNum+1" style:num-format="1">34</text:sequence></text:p>
          </table:table-cell>
          <table:table-cell table:style-name="Table1.A2" office:value-type="string">
            <text:p text:style-name="P106">Mamunya <text:span text:style-name="T59">(</text:span><text:span text:style-name="T44">1996</text:span><text:span text:style-name="T59">)</text:span><text:span text:style-name="T44"> [</text:span><text:span text:style-name="T44"><text:sequence-ref text:reference-format="value" text:ref-name="refRef12">13</text:sequence-ref></text:span><text:span text:style-name="T44">]</text:span></text:p>
          </table:table-cell>
          <table:table-cell table:style-name="Table1.A2" office:value-type="string">
            <text:p text:style-name="Table_20_Contents"><text:span text:style-name="T79">P</text:span>olyethylene </text:p>
          </table:table-cell>
          <table:table-cell table:style-name="Table1.A2" office:value-type="string">
            <text:p text:style-name="P92"><text:span text:style-name="T79">C</text:span>arbon black</text:p>
          </table:table-cell>
          <table:table-cell table:style-name="Table1.A2" office:value-type="string">
            <text:p text:style-name="P94">1.0</text:p>
          </table:table-cell>
          <table:table-cell table:style-name="Table1.F2" office:value-type="string">
            <text:p text:style-name="P96">mamunya1996Fig2P<text:span text:style-name="T44">E</text:span>.inp</text:p>
          </table:table-cell>
        </table:table-row>
        <table:table-row>
          <table:table-cell table:style-name="Table1.A2" office:value-type="string">
            <text:p text:style-name="P96"><text:sequence text:ref-name="refDataNum34" text:name="DataNum" text:formula="ooow:DataNum+1" style:num-format="1">35</text:sequence></text:p>
          </table:table-cell>
          <table:table-cell table:style-name="Table1.A2" office:value-type="string">
            <text:p text:style-name="P106">Mamunya <text:span text:style-name="T59">(</text:span><text:span text:style-name="T44">1996</text:span><text:span text:style-name="T59">)</text:span><text:span text:style-name="T44"> [</text:span><text:span text:style-name="T44"><text:sequence-ref text:reference-format="value" text:ref-name="refRef12">13</text:sequence-ref></text:span><text:span text:style-name="T44">]</text:span></text:p>
          </table:table-cell>
          <table:table-cell table:style-name="Table1.A2" office:value-type="string">
            <text:p text:style-name="Table_20_Contents"><text:span text:style-name="T79">P</text:span>olystyrene </text:p>
          </table:table-cell>
          <table:table-cell table:style-name="Table1.A2" office:value-type="string">
            <text:p text:style-name="P92"><text:span text:style-name="T79">C</text:span>arbon black</text:p>
          </table:table-cell>
          <table:table-cell table:style-name="Table1.A2" office:value-type="string">
            <text:p text:style-name="P94">1.0</text:p>
          </table:table-cell>
          <table:table-cell table:style-name="Table1.F2" office:value-type="string">
            <text:p text:style-name="P96">mamunya1996Fig2P<text:span text:style-name="T44">S</text:span>.inp</text:p>
          </table:table-cell>
        </table:table-row>
        <table:table-row>
          <table:table-cell table:style-name="Table1.A2" office:value-type="string">
            <text:p text:style-name="P96"><text:sequence text:ref-name="refDataNum35" text:name="DataNum" text:formula="ooow:DataNum+1" style:num-format="1">36</text:sequence></text:p>
          </table:table-cell>
          <table:table-cell table:style-name="Table1.A2" office:value-type="string">
            <text:p text:style-name="P106">Mamunya <text:span text:style-name="T59">(</text:span><text:span text:style-name="T44">1996</text:span><text:span text:style-name="T59">)</text:span><text:span text:style-name="T44"> [</text:span><text:span text:style-name="T44"><text:sequence-ref text:reference-format="value" text:ref-name="refRef12">13</text:sequence-ref></text:span><text:span text:style-name="T44">]</text:span></text:p>
          </table:table-cell>
          <table:table-cell table:style-name="Table1.A2" office:value-type="string">
            <text:p text:style-name="P97"><text:span text:style-name="T79">P</text:span>oly(methyl)methacrylate</text:p>
          </table:table-cell>
          <table:table-cell table:style-name="Table1.A2" office:value-type="string">
            <text:p text:style-name="P92"><text:span text:style-name="T79">C</text:span>arbon black</text:p>
          </table:table-cell>
          <table:table-cell table:style-name="Table1.A2" office:value-type="string">
            <text:p text:style-name="P94">1.0</text:p>
          </table:table-cell>
          <table:table-cell table:style-name="Table1.F2" office:value-type="string">
            <text:p text:style-name="P96">mamunya1996Fig2P<text:span text:style-name="T45">MMA</text:span>.inp</text:p>
          </table:table-cell>
        </table:table-row>
        <table:table-row>
          <table:table-cell table:style-name="Table1.A2" office:value-type="string">
            <text:p text:style-name="P96"><text:sequence text:ref-name="refDataNum36" text:name="DataNum" text:formula="ooow:DataNum+1" style:num-format="1">37</text:sequence></text:p>
          </table:table-cell>
          <table:table-cell table:style-name="Table1.A2" office:value-type="string">
            <text:p text:style-name="P106">Mamunya <text:span text:style-name="T59">(</text:span><text:span text:style-name="T44">1996</text:span><text:span text:style-name="T59">)</text:span><text:span text:style-name="T44"> [</text:span><text:span text:style-name="T44"><text:sequence-ref text:reference-format="value" text:ref-name="refRef12">13</text:sequence-ref></text:span><text:span text:style-name="T44">]</text:span></text:p>
          </table:table-cell>
          <table:table-cell table:style-name="Table1.A2" office:value-type="string">
            <text:p text:style-name="Table_20_Contents"><text:span text:style-name="T79">P</text:span>olyamide </text:p>
          </table:table-cell>
          <table:table-cell table:style-name="Table1.A2" office:value-type="string">
            <text:p text:style-name="P92"><text:span text:style-name="T79">C</text:span>arbon black</text:p>
          </table:table-cell>
          <table:table-cell table:style-name="Table1.A2" office:value-type="string">
            <text:p text:style-name="P94">1.0</text:p>
          </table:table-cell>
          <table:table-cell table:style-name="Table1.F2" office:value-type="string">
            <text:p text:style-name="P96">mamunya1996Fig2P<text:span text:style-name="T45">A</text:span>.inp</text:p>
          </table:table-cell>
        </table:table-row>
        <table:table-row>
          <table:table-cell table:style-name="Table1.A2" office:value-type="string">
            <text:p text:style-name="P96"><text:sequence text:ref-name="refDataNum37" text:name="DataNum" text:formula="ooow:DataNum+1" style:num-format="1">38</text:sequence></text:p>
          </table:table-cell>
          <table:table-cell table:style-name="Table1.A2" office:value-type="string">
            <text:p text:style-name="P106">Mamunya <text:span text:style-name="T59">(</text:span><text:span text:style-name="T44">1996</text:span><text:span text:style-name="T59">)</text:span><text:span text:style-name="T44"> [</text:span><text:span text:style-name="T44"><text:sequence-ref text:reference-format="value" text:ref-name="refRef12">13</text:sequence-ref></text:span><text:span text:style-name="T44">]</text:span></text:p>
          </table:table-cell>
          <table:table-cell table:style-name="Table1.A2" office:value-type="string">
            <text:p text:style-name="Table_20_Contents"><text:span text:style-name="T79">P</text:span>olypropylene</text:p>
          </table:table-cell>
          <table:table-cell table:style-name="Table1.A2" office:value-type="string">
            <text:p text:style-name="P92">carbon black</text:p>
          </table:table-cell>
          <table:table-cell table:style-name="Table1.A2" office:value-type="string">
            <text:p text:style-name="P94">1.0</text:p>
          </table:table-cell>
          <table:table-cell table:style-name="Table1.F2" office:value-type="string">
            <text:p text:style-name="P96">mamunya1996Fig<text:span text:style-name="T49">3</text:span>PP<text:span text:style-name="T46">1</text:span>.inp</text:p>
          </table:table-cell>
        </table:table-row>
        <table:table-row>
          <table:table-cell table:style-name="Table1.A2" office:value-type="string">
            <text:p text:style-name="P96"><text:sequence text:ref-name="refDataNum38" text:name="DataNum" text:formula="ooow:DataNum+1" style:num-format="1">39</text:sequence></text:p>
          </table:table-cell>
          <table:table-cell table:style-name="Table1.A2" office:value-type="string">
            <text:p text:style-name="P106">Mamunya <text:span text:style-name="T59">(</text:span><text:span text:style-name="T44">1996</text:span><text:span text:style-name="T59">)</text:span><text:span text:style-name="T44"> [</text:span><text:span text:style-name="T44"><text:sequence-ref text:reference-format="value" text:ref-name="refRef12">13</text:sequence-ref></text:span><text:span text:style-name="T44">]</text:span></text:p>
          </table:table-cell>
          <table:table-cell table:style-name="Table1.A2" office:value-type="string">
            <text:p text:style-name="Table_20_Contents"><text:span text:style-name="T79">P</text:span>olyethylene</text:p>
          </table:table-cell>
          <table:table-cell table:style-name="Table1.A2" office:value-type="string">
            <text:p text:style-name="P92">carbon black</text:p>
          </table:table-cell>
          <table:table-cell table:style-name="Table1.A2" office:value-type="string">
            <text:p text:style-name="P94">1.0</text:p>
          </table:table-cell>
          <table:table-cell table:style-name="Table1.F2" office:value-type="string">
            <text:p text:style-name="P96">mamunya1996Fig<text:span text:style-name="T49">3</text:span>P<text:span text:style-name="T46">E1</text:span>.inp</text:p>
          </table:table-cell>
        </table:table-row>
        <table:table-row>
          <table:table-cell table:style-name="Table1.A2" office:value-type="string">
            <text:p text:style-name="P98"><text:sequence text:ref-name="refDataNum39" text:name="DataNum" text:formula="ooow:DataNum+1" style:num-format="1">40</text:sequence></text:p>
          </table:table-cell>
          <table:table-cell table:style-name="Table1.A2" office:value-type="string">
            <text:p text:style-name="Table_20_Contents">Gojny <text:span text:style-name="T59">(</text:span><text:span text:style-name="T50">2006</text:span><text:span text:style-name="T59">)</text:span><text:span text:style-name="T50"> </text:span><text:span text:style-name="T53">[</text:span><text:span text:style-name="T53"><text:sequence-ref text:reference-format="value" text:ref-name="refRef13">14</text:sequence-ref></text:span><text:span text:style-name="T53">]</text:span></text:p>
          </table:table-cell>
          <table:table-cell table:style-name="Table1.A2" office:value-type="string">
            <text:p text:style-name="Table_20_Contents">DGEBA-based epoxy resin </text:p>
          </table:table-cell>
          <table:table-cell table:style-name="Table1.A2" office:value-type="string">
            <text:p text:style-name="Table_20_Contents">Carbon black</text:p>
          </table:table-cell>
          <table:table-cell table:style-name="Table1.A2" office:value-type="string">
            <text:p text:style-name="P95">1.0</text:p>
          </table:table-cell>
          <table:table-cell table:style-name="Table1.F2" office:value-type="string">
            <text:p text:style-name="Table_20_Contents">Gojny2006Fig3CB.inp</text:p>
          </table:table-cell>
        </table:table-row>
        <table:table-row>
          <table:table-cell table:style-name="Table1.A2" office:value-type="string">
            <text:p text:style-name="P98"><text:sequence text:ref-name="refDataNum40" text:name="DataNum" text:formula="ooow:DataNum+1" style:num-format="1">41</text:sequence></text:p>
          </table:table-cell>
          <table:table-cell table:style-name="Table1.A2" office:value-type="string">
            <text:p text:style-name="P106">Gojny <text:span text:style-name="T59">(</text:span><text:span text:style-name="T50">2006</text:span><text:span text:style-name="T59">)</text:span><text:span text:style-name="T50"> </text:span><text:span text:style-name="T53">[</text:span><text:span text:style-name="T53"><text:sequence-ref text:reference-format="value" text:ref-name="refRef13">14</text:sequence-ref></text:span><text:span text:style-name="T53">]</text:span></text:p>
          </table:table-cell>
          <table:table-cell table:style-name="Table1.A2" office:value-type="string">
            <text:p text:style-name="Table_20_Contents">DGEBA-based epoxy resin </text:p>
          </table:table-cell>
          <table:table-cell table:style-name="Table1.A2" office:value-type="string">
            <text:p text:style-name="Table_20_Contents">SWCNT Elicarb </text:p>
          </table:table-cell>
          <table:table-cell table:style-name="Table1.A2" office:value-type="string">
            <text:p text:style-name="P99">5000.0</text:p>
          </table:table-cell>
          <table:table-cell table:style-name="Table1.F2" office:value-type="string">
            <text:p text:style-name="P100">Gojny2006Fig3SWCNT.inp</text:p>
          </table:table-cell>
        </table:table-row>
        <table:table-row>
          <table:table-cell table:style-name="Table1.A2" office:value-type="string">
            <text:p text:style-name="P98"><text:sequence text:ref-name="refDataNum41" text:name="DataNum" text:formula="ooow:DataNum+1" style:num-format="1">42</text:sequence></text:p>
          </table:table-cell>
          <table:table-cell table:style-name="Table1.A2" office:value-type="string">
            <text:p text:style-name="P106">Gojny <text:span text:style-name="T59">(</text:span><text:span text:style-name="T50">2006</text:span><text:span text:style-name="T59">)</text:span><text:span text:style-name="T50"> </text:span><text:span text:style-name="T53">[</text:span><text:span text:style-name="T53"><text:sequence-ref text:reference-format="value" text:ref-name="refRef13">14</text:sequence-ref></text:span><text:span text:style-name="T53">]</text:span></text:p>
          </table:table-cell>
          <table:table-cell table:style-name="Table1.A2" office:value-type="string">
            <text:p text:style-name="Table_20_Contents">DGEBA-based epoxy resin </text:p>
          </table:table-cell>
          <table:table-cell table:style-name="Table1.A2" office:value-type="string">
            <text:p text:style-name="Table_20_Contents">DWCNT </text:p>
          </table:table-cell>
          <table:table-cell table:style-name="Table1.A2" office:value-type="string">
            <text:p text:style-name="Table_20_Contents">3571.4</text:p>
          </table:table-cell>
          <table:table-cell table:style-name="Table1.F2" office:value-type="string">
            <text:p text:style-name="P101">Gojny2006Fig3DWCNT.inp</text:p>
          </table:table-cell>
        </table:table-row>
        <table:table-row>
          <table:table-cell table:style-name="Table1.A2" office:value-type="string">
            <text:p text:style-name="P98"><text:sequence text:ref-name="refDataNum42" text:name="DataNum" text:formula="ooow:DataNum+1" style:num-format="1">43</text:sequence></text:p>
          </table:table-cell>
          <table:table-cell table:style-name="Table1.A2" office:value-type="string">
            <text:p text:style-name="P106">Gojny <text:span text:style-name="T59">(</text:span><text:span text:style-name="T50">2006</text:span><text:span text:style-name="T59">)</text:span><text:span text:style-name="T50"> </text:span><text:span text:style-name="T53">[</text:span><text:span text:style-name="T53"><text:sequence-ref text:reference-format="value" text:ref-name="refRef13">14</text:sequence-ref></text:span><text:span text:style-name="T53">]</text:span></text:p>
          </table:table-cell>
          <table:table-cell table:style-name="Table1.A2" office:value-type="string">
            <text:p text:style-name="Table_20_Contents">DGEBA-based epoxy resin </text:p>
          </table:table-cell>
          <table:table-cell table:style-name="Table1.A2" office:value-type="string">
            <text:p text:style-name="Table_20_Contents">DWCNT-NH2 (<text:span text:style-name="T51">~</text:span>1%) </text:p>
          </table:table-cell>
          <table:table-cell table:style-name="Table1.A2" office:value-type="string">
            <text:p text:style-name="Table_20_Contents">1428.<text:span text:style-name="T52">6</text:span></text:p>
          </table:table-cell>
          <table:table-cell table:style-name="Table1.F2" office:value-type="string">
            <text:p text:style-name="P102">Gojny2006Fig3DWCNT-<text:span text:style-name="T54">NH2</text:span>.inp</text:p>
          </table:table-cell>
        </table:table-row>
        <table:table-row>
          <table:table-cell table:style-name="Table1.A2" office:value-type="string">
            <text:p text:style-name="P98"><text:sequence text:ref-name="refDataNum43" text:name="DataNum" text:formula="ooow:DataNum+1" style:num-format="1">44</text:sequence></text:p>
          </table:table-cell>
          <table:table-cell table:style-name="Table1.A2" office:value-type="string">
            <text:p text:style-name="P106">Gojny <text:span text:style-name="T59">(</text:span><text:span text:style-name="T50">2006</text:span><text:span text:style-name="T59">)</text:span><text:span text:style-name="T50"> </text:span><text:span text:style-name="T53">[</text:span><text:span text:style-name="T53"><text:sequence-ref text:reference-format="value" text:ref-name="refRef13">14</text:sequence-ref></text:span><text:span text:style-name="T53">]</text:span></text:p>
          </table:table-cell>
          <table:table-cell table:style-name="Table1.A2" office:value-type="string">
            <text:p text:style-name="Table_20_Contents">DGEBA-based epoxy resin </text:p>
          </table:table-cell>
          <table:table-cell table:style-name="Table1.A2" office:value-type="string">
            <text:p text:style-name="Table_20_Contents">MWCNT </text:p>
          </table:table-cell>
          <table:table-cell table:style-name="Table1.A2" office:value-type="string">
            <text:p text:style-name="Table_20_Contents">3333.3</text:p>
          </table:table-cell>
          <table:table-cell table:style-name="Table1.F2" office:value-type="string">
            <text:p text:style-name="P103">Gojny2006Fig3<text:span text:style-name="T55">M</text:span>WCNT.inp</text:p>
          </table:table-cell>
        </table:table-row>
        <table:table-row>
          <table:table-cell table:style-name="Table1.A2" office:value-type="string">
            <text:p text:style-name="P98"><text:sequence text:ref-name="refDataNum44" text:name="DataNum" text:formula="ooow:DataNum+1" style:num-format="1">45</text:sequence></text:p>
          </table:table-cell>
          <table:table-cell table:style-name="Table1.A2" office:value-type="string">
            <text:p text:style-name="P106">Gojny <text:span text:style-name="T59">(</text:span><text:span text:style-name="T50">2006</text:span><text:span text:style-name="T59">)</text:span><text:span text:style-name="T50"> </text:span><text:span text:style-name="T53">[</text:span><text:span text:style-name="T53"><text:sequence-ref text:reference-format="value" text:ref-name="refRef13">14</text:sequence-ref></text:span><text:span text:style-name="T53">]</text:span></text:p>
          </table:table-cell>
          <table:table-cell table:style-name="Table1.A2" office:value-type="string">
            <text:p text:style-name="Table_20_Contents">DGEBA-based epoxy resin </text:p>
          </table:table-cell>
          <table:table-cell table:style-name="Table1.A2" office:value-type="string">
            <text:p text:style-name="Table_20_Contents">MWCNT-NH2 (<text:span text:style-name="T51">~</text:span>1%) </text:p>
          </table:table-cell>
          <table:table-cell table:style-name="Table1.A2" office:value-type="string">
            <text:p text:style-name="Table_20_Contents">266.<text:span text:style-name="T52">7</text:span></text:p>
          </table:table-cell>
          <table:table-cell table:style-name="Table1.F2" office:value-type="string">
            <text:p text:style-name="P104">Gojny2006Fig3<text:span text:style-name="T56">M</text:span>WCNT-<text:span text:style-name="T54">NH2</text:span>.inp</text:p>
          </table:table-cell>
        </table:table-row>
        <table:table-row>
          <table:table-cell table:style-name="Table1.A2" office:value-type="string">
            <text:p text:style-name="Table_20_Contents"><text:sequence text:ref-name="refDataNum45" text:name="DataNum" text:formula="ooow:DataNum+1" style:num-format="1">46</text:sequence></text:p>
          </table:table-cell>
          <table:table-cell table:style-name="Table1.A2" office:value-type="string">
            <text:p text:style-name="Table_20_Contents">Maiti <text:span text:style-name="T59">(</text:span><text:span text:style-name="T57">2013</text:span><text:span text:style-name="T59">)</text:span><text:span text:style-name="T57"> [</text:span><text:span text:style-name="T57"><text:sequence-ref text:reference-format="value" text:ref-name="refRef14">15</text:sequence-ref></text:span><text:span text:style-name="T57">]</text:span></text:p>
          </table:table-cell>
          <table:table-cell table:style-name="Table1.A2" office:value-type="string">
            <text:p text:style-name="Table_20_Contents"><text:span text:style-name="T79">P</text:span>olycarbonate and acrylonitrile butadiene styrene</text:p>
          </table:table-cell>
          <table:table-cell table:style-name="Table1.A2" office:value-type="string">
            <text:p text:style-name="Table_20_Contents">MWCNT</text:p>
          </table:table-cell>
          <table:table-cell table:style-name="Table1.A2" office:value-type="string">
            <text:p text:style-name="Table_20_Contents">157.9</text:p>
          </table:table-cell>
          <table:table-cell table:style-name="Table1.F2" office:value-type="string">
            <text:p text:style-name="Table_20_Contents">Maiti2013Fig2a.inp</text:p>
          </table:table-cell>
        </table:table-row>
        <table:table-row>
          <table:table-cell table:style-name="Table1.A2" office:value-type="string">
            <text:p text:style-name="P106"><text:sequence text:ref-name="refDataNum46" text:name="DataNum" text:formula="ooow:DataNum+1" style:num-format="1">47</text:sequence></text:p>
          </table:table-cell>
          <table:table-cell table:style-name="Table1.A2" office:value-type="string">
            <text:p text:style-name="Table_20_Contents">Yousefi <text:span text:style-name="T59">(</text:span><text:span text:style-name="T58">2012</text:span><text:span text:style-name="T59">) [</text:span><text:span text:style-name="T59"><text:sequence-ref text:reference-format="value" text:ref-name="refRef15">16</text:sequence-ref></text:span><text:span text:style-name="T59">]</text:span></text:p>
          </table:table-cell>
          <table:table-cell table:style-name="Table1.A2" office:value-type="string">
            <text:p text:style-name="Table_20_Contents">Polyurethane</text:p>
          </table:table-cell>
          <table:table-cell table:style-name="Table1.A2" office:value-type="string">
            <text:p text:style-name="Table_20_Contents"><text:span text:style-name="T60">R</text:span>educed graphene oxide</text:p>
          </table:table-cell>
          <table:table-cell table:style-name="Table1.A2" office:value-type="string">
            <text:p text:style-name="Table_20_Contents">10000.<text:span text:style-name="T61">0</text:span></text:p>
          </table:table-cell>
          <table:table-cell table:style-name="Table1.F2" office:value-type="string">
            <text:p text:style-name="P107">Yousefi<text:span text:style-name="T58">2012</text:span><text:span text:style-name="T62">Fig9.inp</text:span></text:p>
          </table:table-cell>
        </table:table-row>
        <table:table-row>
          <table:table-cell table:style-name="Table1.A2" office:value-type="string">
            <text:p text:style-name="P108"><text:sequence text:ref-name="refDataNum47" text:name="DataNum" text:formula="ooow:DataNum+1" style:num-format="1">48</text:sequence></text:p>
          </table:table-cell>
          <table:table-cell table:style-name="Table1.A2" office:value-type="string">
            <text:p text:style-name="Table_20_Contents">Stankovich <text:span text:style-name="T64">(2006) [</text:span><text:span text:style-name="T64"><text:sequence-ref text:reference-format="value" text:ref-name="refRef16">17</text:sequence-ref></text:span><text:span text:style-name="T64">]</text:span></text:p>
          </table:table-cell>
          <table:table-cell table:style-name="Table1.A2" office:value-type="string">
            <text:p text:style-name="P110"><text:span text:style-name="T65">P</text:span>olystyrene</text:p>
          </table:table-cell>
          <table:table-cell table:style-name="Table1.A2" office:value-type="string">
            <text:p text:style-name="Table_20_Contents"><text:span text:style-name="T65">G</text:span>raphene sheets</text:p>
          </table:table-cell>
          <table:table-cell table:style-name="Table1.A2" office:value-type="string">
            <text:p text:style-name="P109">1000.<text:span text:style-name="T61">0</text:span></text:p>
          </table:table-cell>
          <table:table-cell table:style-name="Table1.F2" office:value-type="string">
            <text:p text:style-name="Table_20_Contents">Stankovich2006Fig3.inp</text:p>
          </table:table-cell>
        </table:table-row>
        <table:table-row>
          <table:table-cell table:style-name="Table1.A2" office:value-type="string">
            <text:p text:style-name="P110"><text:sequence text:ref-name="refDataNum48" text:name="DataNum" text:formula="ooow:DataNum+1" style:num-format="1">49</text:sequence></text:p>
          </table:table-cell>
          <table:table-cell table:style-name="Table1.A2" office:value-type="string">
            <text:p text:style-name="Table_20_Contents">Zhang <text:span text:style-name="T65">(2010) </text:span><text:span text:style-name="T67">[</text:span><text:span text:style-name="T67"><text:sequence-ref text:reference-format="value" text:ref-name="refRef17">18</text:sequence-ref></text:span><text:span text:style-name="T67">]</text:span></text:p>
          </table:table-cell>
          <table:table-cell table:style-name="Table1.A2" office:value-type="string">
            <text:p text:style-name="P110">Polyethylene terephthalate</text:p>
          </table:table-cell>
          <table:table-cell table:style-name="Table1.A2" office:value-type="string">
            <text:p text:style-name="Table_20_Contents">Graphene nanosheets</text:p>
          </table:table-cell>
          <table:table-cell table:style-name="Table1.A2" office:value-type="string">
            <text:p text:style-name="P111">146.0</text:p>
          </table:table-cell>
          <table:table-cell table:style-name="Table1.F2" office:value-type="string">
            <text:p text:style-name="Table_20_Contents">Zhang2010Fig5gn.inp</text:p>
          </table:table-cell>
        </table:table-row>
        <text:soft-page-break/>
        <table:table-row>
          <table:table-cell table:style-name="Table1.A2" office:value-type="string">
            <text:p text:style-name="P110"><text:sequence text:ref-name="refDataNum49" text:name="DataNum" text:formula="ooow:DataNum+1" style:num-format="1">50</text:sequence></text:p>
          </table:table-cell>
          <table:table-cell table:style-name="Table1.A2" office:value-type="string">
            <text:p text:style-name="P112">Zhang <text:span text:style-name="T65">(2010) </text:span><text:span text:style-name="T67">[</text:span><text:span text:style-name="T67"><text:sequence-ref text:reference-format="value" text:ref-name="refRef17">18</text:sequence-ref></text:span><text:span text:style-name="T67">]</text:span></text:p>
          </table:table-cell>
          <table:table-cell table:style-name="Table1.A2" office:value-type="string">
            <text:p text:style-name="P110">Polyethylene terephthalate</text:p>
          </table:table-cell>
          <table:table-cell table:style-name="Table1.A2" office:value-type="string">
            <text:p text:style-name="Table_20_Contents">Graphite flake</text:p>
          </table:table-cell>
          <table:table-cell table:style-name="Table1.A2" office:value-type="string">
            <text:p text:style-name="P111">36.0</text:p>
          </table:table-cell>
          <table:table-cell table:style-name="Table1.F2" office:value-type="string">
            <text:p text:style-name="Table_20_Contents">Zhang2010Fig5g<text:span text:style-name="T66">t</text:span>.inp</text:p>
          </table:table-cell>
        </table:table-row>
        <table:table-row>
          <table:table-cell table:style-name="Table1.A2" office:value-type="string">
            <text:p text:style-name="P117"><text:sequence text:ref-name="refDataNum50" text:name="DataNum" text:formula="ooow:DataNum+1" style:num-format="1">51</text:sequence></text:p>
          </table:table-cell>
          <table:table-cell table:style-name="Table1.A2" office:value-type="string">
            <text:p text:style-name="P113">Prokhorov <text:span text:style-name="T72">(2023) [</text:span><text:span text:style-name="T72"><text:sequence-ref text:reference-format="value" text:ref-name="refRef19">20</text:sequence-ref></text:span><text:span text:style-name="T72">]</text:span></text:p>
          </table:table-cell>
          <table:table-cell table:style-name="Table1.A2" office:value-type="string">
            <text:p text:style-name="P110"><text:span text:style-name="T73">C</text:span>hitosan</text:p>
          </table:table-cell>
          <table:table-cell table:style-name="Table1.A2" office:value-type="string">
            <text:p text:style-name="Table_20_Contents"><text:span text:style-name="T73">G</text:span>raphene oxide sheets, <text:span text:style-name="T74">water 24%</text:span></text:p>
          </table:table-cell>
          <table:table-cell table:style-name="Table1.A2" office:value-type="string">
            <text:p text:style-name="P118">150.0</text:p>
          </table:table-cell>
          <table:table-cell table:style-name="Table1.F2" office:value-type="string">
            <text:p text:style-name="P114">Prokhorov<text:span text:style-name="T72">2023</text:span><text:span text:style-name="T74">Fig5aW24.inp</text:span></text:p>
          </table:table-cell>
        </table:table-row>
        <table:table-row>
          <table:table-cell table:style-name="Table1.A2" office:value-type="string">
            <text:p text:style-name="P117"><text:sequence text:ref-name="refDataNum51" text:name="DataNum" text:formula="ooow:DataNum+1" style:num-format="1">52</text:sequence></text:p>
          </table:table-cell>
          <table:table-cell table:style-name="Table1.A2" office:value-type="string">
            <text:p text:style-name="P113">Prokhorov <text:span text:style-name="T72">(2023) [</text:span><text:span text:style-name="T72"><text:sequence-ref text:reference-format="value" text:ref-name="refRef19">20</text:sequence-ref></text:span><text:span text:style-name="T72">]</text:span></text:p>
          </table:table-cell>
          <table:table-cell table:style-name="Table1.A2" office:value-type="string">
            <text:p text:style-name="P110"><text:span text:style-name="T73">C</text:span>hitosan</text:p>
          </table:table-cell>
          <table:table-cell table:style-name="Table1.A2" office:value-type="string">
            <text:p text:style-name="P119"><text:span text:style-name="T73">G</text:span>raphene oxide sheets, <text:span text:style-name="T74">water 9%</text:span></text:p>
          </table:table-cell>
          <table:table-cell table:style-name="Table1.A2" office:value-type="string">
            <text:p text:style-name="P118">150.0</text:p>
          </table:table-cell>
          <table:table-cell table:style-name="Table1.F2" office:value-type="string">
            <text:p text:style-name="P114">Prokhorov<text:span text:style-name="T72">2023</text:span><text:span text:style-name="T74">Fig5aW24.inp</text:span></text:p>
          </table:table-cell>
        </table:table-row>
        <table:table-row>
          <table:table-cell table:style-name="Table1.A2" office:value-type="string">
            <text:p text:style-name="P120"><text:sequence text:ref-name="refDataNum52" text:name="DataNum" text:formula="ooow:DataNum+1" style:num-format="1">53</text:sequence></text:p>
          </table:table-cell>
          <table:table-cell table:style-name="Table1.A2" office:value-type="string">
            <text:p text:style-name="P113">Prokhorov <text:span text:style-name="T77">(2019) [</text:span><text:span text:style-name="T77"><text:sequence-ref text:reference-format="value" text:ref-name="refRef21">22</text:sequence-ref></text:span><text:span text:style-name="T77">]</text:span></text:p>
          </table:table-cell>
          <table:table-cell table:style-name="Table1.A2" office:value-type="string">
            <text:p text:style-name="P122"><text:span text:style-name="T73">C</text:span>hitosan</text:p>
          </table:table-cell>
          <table:table-cell table:style-name="Table1.A2" office:value-type="string">
            <text:p text:style-name="Table_20_Contents"><text:span text:style-name="T78">C</text:span>opper nanocomposites</text:p>
          </table:table-cell>
          <table:table-cell table:style-name="Table1.A2" office:value-type="string">
            <text:p text:style-name="P121">1.0</text:p>
          </table:table-cell>
          <table:table-cell table:style-name="Table1.F2" office:value-type="string">
            <text:p text:style-name="P116">Prokhorov<text:span text:style-name="T72">2023</text:span><text:span text:style-name="T74">Fig</text:span><text:span text:style-name="T78">6</text:span><text:span text:style-name="T74">a.inp</text:span></text:p>
          </table:table-cell>
        </table:table-row>
        <table:table-row>
          <table:table-cell table:style-name="Table1.A2" office:value-type="string">
            <text:p text:style-name="P123"><text:sequence text:ref-name="refDataNum53" text:name="DataNum" text:formula="ooow:DataNum+1" style:num-format="1">54</text:sequence></text:p>
          </table:table-cell>
          <table:table-cell table:style-name="Table1.A2" office:value-type="string">
            <text:p text:style-name="P124">Sanches (2019) [<text:sequence-ref text:reference-format="value" text:ref-name="refRef22">23</text:sequence-ref>]</text:p>
          </table:table-cell>
          <table:table-cell table:style-name="Table1.A2" office:value-type="string">
            <text:p text:style-name="P123"><text:span text:style-name="T73">C</text:span>hitosan</text:p>
          </table:table-cell>
          <table:table-cell table:style-name="Table1.A2" office:value-type="string">
            <text:p text:style-name="Table_20_Contents">non-functionalized MWCNT</text:p>
          </table:table-cell>
          <table:table-cell table:style-name="Table1.A2" office:value-type="string">
            <text:p text:style-name="P121">666.<text:span text:style-name="T80">7</text:span></text:p>
          </table:table-cell>
          <table:table-cell table:style-name="Table1.F2" office:value-type="string">
            <text:p text:style-name="P124">Sanches2019Fig7nf.inp</text:p>
          </table:table-cell>
        </table:table-row>
        <table:table-row>
          <table:table-cell table:style-name="Table1.A2" office:value-type="string">
            <text:p text:style-name="P123"><text:sequence text:ref-name="refDataNum54" text:name="DataNum" text:formula="ooow:DataNum+1" style:num-format="1">55</text:sequence></text:p>
          </table:table-cell>
          <table:table-cell table:style-name="Table1.A2" office:value-type="string">
            <text:p text:style-name="P124">Sanches (2019) [<text:sequence-ref text:reference-format="value" text:ref-name="refRef22">23</text:sequence-ref>]</text:p>
          </table:table-cell>
          <table:table-cell table:style-name="Table1.A2" office:value-type="string">
            <text:p text:style-name="P123"><text:span text:style-name="T73">C</text:span>hitosan</text:p>
          </table:table-cell>
          <table:table-cell table:style-name="Table1.A2" office:value-type="string">
            <text:p text:style-name="Table_20_Contents">MWCNTs functionalized by chemical oxidation in HNO3</text:p>
          </table:table-cell>
          <table:table-cell table:style-name="Table1.A2" office:value-type="string">
            <text:p text:style-name="P121">666.<text:span text:style-name="T80">7</text:span></text:p>
          </table:table-cell>
          <table:table-cell table:style-name="Table1.F2" office:value-type="string">
            <text:p text:style-name="P124">Sanches2019Fig7<text:span text:style-name="T80">HNO3</text:span>.inp</text:p>
          </table:table-cell>
        </table:table-row>
        <table:table-row>
          <table:table-cell table:style-name="Table1.A2" office:value-type="string">
            <text:p text:style-name="P123"><text:sequence text:ref-name="refDataNum55" text:name="DataNum" text:formula="ooow:DataNum+1" style:num-format="1">56</text:sequence></text:p>
          </table:table-cell>
          <table:table-cell table:style-name="Table1.A2" office:value-type="string">
            <text:p text:style-name="P124">Sanches (2019) [<text:sequence-ref text:reference-format="value" text:ref-name="refRef22">23</text:sequence-ref>]</text:p>
          </table:table-cell>
          <table:table-cell table:style-name="Table1.A2" office:value-type="string">
            <text:p text:style-name="P123"><text:span text:style-name="T73">C</text:span>hitosan</text:p>
          </table:table-cell>
          <table:table-cell table:style-name="Table1.A2" office:value-type="string">
            <text:p text:style-name="Table_20_Contents">carboxyl-terminated MWCNTs</text:p>
          </table:table-cell>
          <table:table-cell table:style-name="Table1.A2" office:value-type="string">
            <text:p text:style-name="P121">666.<text:span text:style-name="T80">7</text:span></text:p>
          </table:table-cell>
          <table:table-cell table:style-name="Table1.F2" office:value-type="string">
            <text:p text:style-name="P124">Sanches2019Fig7<text:span text:style-name="T80">carb</text:span>.inp</text:p>
          </table:table-cell>
        </table:table-row>
        <table:table-row>
          <table:table-cell table:style-name="Table1.A2" office:value-type="string">
            <text:p text:style-name="P47"><text:sequence text:ref-name="refDataNum56" text:name="DataNum" text:formula="ooow:DataNum+1" style:num-format="1">57</text:sequence></text:p>
          </table:table-cell>
          <table:table-cell table:style-name="Table1.A2" office:value-type="string">
            <text:p text:style-name="P129">Li (2008) [<text:sequence-ref text:reference-format="value" text:ref-name="refRef25">26</text:sequence-ref>]</text:p>
          </table:table-cell>
          <table:table-cell table:style-name="Table1.A2" office:value-type="string">
            <text:p text:style-name="P62"><text:span text:style-name="T93">P</text:span>olyvinylidene fluoride (PVDF)</text:p>
          </table:table-cell>
          <table:table-cell table:style-name="Table1.A2" office:value-type="string">
            <text:p text:style-name="P130"><text:span text:style-name="T93">M</text:span>ulti-walled carbon nanotubes <text:span text:style-name="T94">(MWCN)</text:span> </text:p>
          </table:table-cell>
          <table:table-cell table:style-name="Table1.A2" office:value-type="string">
            <text:p text:style-name="P132">2000.0</text:p>
          </table:table-cell>
          <table:table-cell table:style-name="Table1.F2" office:value-type="string">
            <text:p text:style-name="P131">Li2008Fig<text:span text:style-name="T95">5</text:span>a.inp</text:p>
          </table:table-cell>
        </table:table-row>
        <table:table-row>
          <table:table-cell table:style-name="Table1.A2" office:value-type="string">
            <text:p text:style-name="P47"><text:sequence text:ref-name="refDataNum57" text:name="DataNum" text:formula="ooow:DataNum+1" style:num-format="1">58</text:sequence></text:p>
          </table:table-cell>
          <table:table-cell table:style-name="Table1.A2" office:value-type="string">
            <text:p text:style-name="P129">Li (2008) [<text:sequence-ref text:reference-format="value" text:ref-name="refRef25">26</text:sequence-ref>]</text:p>
          </table:table-cell>
          <table:table-cell table:style-name="Table1.A2" office:value-type="string">
            <text:p text:style-name="P62"><text:span text:style-name="T93">P</text:span>olyvinylidene fluoride (PVDF)</text:p>
          </table:table-cell>
          <table:table-cell table:style-name="Table1.A2" office:value-type="string">
            <text:p text:style-name="P131">MWCN, carboxylic functionalized</text:p>
          </table:table-cell>
          <table:table-cell table:style-name="Table1.A2" office:value-type="string">
            <text:p text:style-name="P133">500.0</text:p>
          </table:table-cell>
          <table:table-cell table:style-name="Table1.F2" office:value-type="string">
            <text:p text:style-name="P131">Li2008Fig<text:span text:style-name="T95">5</text:span>b.inp</text:p>
          </table:table-cell>
        </table:table-row>
        <table:table-row>
          <table:table-cell table:style-name="Table1.A2" office:value-type="string">
            <text:p text:style-name="P47"><text:sequence text:ref-name="refDataNum58" text:name="DataNum" text:formula="ooow:DataNum+1" style:num-format="1">59</text:sequence></text:p>
          </table:table-cell>
          <table:table-cell table:style-name="Table1.A2" office:value-type="string">
            <text:p text:style-name="P129">Li (2008) [<text:sequence-ref text:reference-format="value" text:ref-name="refRef25">26</text:sequence-ref>]</text:p>
          </table:table-cell>
          <table:table-cell table:style-name="Table1.A2" office:value-type="string">
            <text:p text:style-name="P62"><text:span text:style-name="T93">P</text:span>olyvinylidene fluoride (PVDF)</text:p>
          </table:table-cell>
          <table:table-cell table:style-name="Table1.A2" office:value-type="string">
            <text:p text:style-name="P131">MWCN, ester functionalized</text:p>
          </table:table-cell>
          <table:table-cell table:style-name="Table1.A2" office:value-type="string">
            <text:p text:style-name="P133">500.0</text:p>
          </table:table-cell>
          <table:table-cell table:style-name="Table1.F2" office:value-type="string">
            <text:p text:style-name="P131">Li2008Fig<text:span text:style-name="T95">5</text:span>c.inp</text:p>
          </table:table-cell>
        </table:table-row>
        <table:table-row>
          <table:table-cell table:style-name="Table1.A2" office:value-type="string">
            <text:p text:style-name="P49"><text:sequence text:ref-name="refDataNum59" text:name="DataNum" text:formula="ooow:DataNum+1" style:num-format="1">60</text:sequence></text:p>
          </table:table-cell>
          <table:table-cell table:style-name="Table1.A2" office:value-type="string">
            <text:p text:style-name="P134">Fan (2012) <text:span text:style-name="T97">[</text:span><text:span text:style-name="T97"><text:sequence-ref text:reference-format="value" text:ref-name="refRef26">27</text:sequence-ref></text:span><text:span text:style-name="T97">]</text:span></text:p>
          </table:table-cell>
          <table:table-cell table:style-name="Table1.A2" office:value-type="string">
            <text:p text:style-name="P62"><text:span text:style-name="T96">P</text:span>olyvinylidene fluoride (PVDF) </text:p>
          </table:table-cell>
          <table:table-cell table:style-name="Table1.A2" office:value-type="string">
            <text:p text:style-name="P131">Graphene sheets</text:p>
          </table:table-cell>
          <table:table-cell table:style-name="Table1.A2" office:value-type="string">
            <text:p text:style-name="P133"><text:span text:style-name="T97">100. </text:span>No data.</text:p>
          </table:table-cell>
          <table:table-cell table:style-name="Table1.F2" office:value-type="string">
            <text:p text:style-name="P135">Fan2012<text:span text:style-name="T97">Fig8.inp</text:span></text:p>
          </table:table-cell>
        </table:table-row>
        <table:table-row>
          <table:table-cell table:style-name="Table1.A2" office:value-type="string">
            <text:p text:style-name="P51"><text:sequence text:ref-name="refDataNum60" text:name="DataNum" text:formula="ooow:DataNum+1" style:num-format="1">61</text:sequence></text:p>
          </table:table-cell>
          <table:table-cell table:style-name="Table1.A2" office:value-type="string">
            <text:p text:style-name="P62">Wang <text:span text:style-name="T116">(2005) [</text:span><text:span text:style-name="T116"><text:sequence-ref text:reference-format="value" text:ref-name="refRef32">33</text:sequence-ref></text:span><text:span text:style-name="T116">]</text:span></text:p>
          </table:table-cell>
          <table:table-cell table:style-name="Table1.A2" office:value-type="string">
            <text:p text:style-name="P62">polyvinylidene</text:p>
            <text:p text:style-name="P150">fluoride <text:span text:style-name="T116">(PVDF)</text:span></text:p>
          </table:table-cell>
          <table:table-cell table:style-name="Table1.A2" office:value-type="string">
            <text:p text:style-name="P62">multiwall carbon nanotubes <text:span text:style-name="T116">(</text:span>MWNT<text:span text:style-name="T116">)</text:span></text:p>
          </table:table-cell>
          <table:table-cell table:style-name="Table1.A2" office:value-type="string">
            <text:p text:style-name="P152">500 <text:span text:style-name="T118">No data.</text:span></text:p>
          </table:table-cell>
          <table:table-cell table:style-name="Table1.F2" office:value-type="string">
            <text:p text:style-name="P151">Wang<text:span text:style-name="T116">2005</text:span><text:span text:style-name="T117">Fig1a.inp</text:span></text:p>
          </table:table-cell>
        </table:table-row>
        <table:table-row>
          <table:table-cell table:style-name="Table1.A2" office:value-type="string">
            <text:p text:style-name="P52"><text:sequence text:ref-name="refDataNum61" text:name="DataNum" text:formula="ooow:DataNum+1" style:num-format="1">62</text:sequence></text:p>
          </table:table-cell>
          <table:table-cell table:style-name="Table1.A2" office:value-type="string">
            <text:p text:style-name="P62">Dang <text:span text:style-name="T120">(2007b) [</text:span><text:span text:style-name="T120"><text:sequence-ref text:reference-format="value" text:ref-name="refRef33">34</text:sequence-ref></text:span><text:span text:style-name="T120">]</text:span></text:p>
          </table:table-cell>
          <table:table-cell table:style-name="Table1.A2" office:value-type="string">
            <text:p text:style-name="P153">polyvinylidene fluoride <text:span text:style-name="T116">(PVDF)</text:span></text:p>
          </table:table-cell>
          <table:table-cell table:style-name="Table1.A2" office:value-type="string">
            <text:p text:style-name="P62">Functionalized multiwalled <text:span text:style-name="T120">c</text:span>arbon-<text:span text:style-name="T120">n</text:span>anotube</text:p>
          </table:table-cell>
          <table:table-cell table:style-name="Table1.A2" office:value-type="string">
            <text:p text:style-name="P155">500.0</text:p>
          </table:table-cell>
          <table:table-cell table:style-name="Table1.F2" office:value-type="string">
            <text:p text:style-name="P154">Dang<text:span text:style-name="T114">2007</text:span><text:span text:style-name="T121">b</text:span><text:span text:style-name="T115">Fig</text:span><text:span text:style-name="T121">3</text:span><text:span text:style-name="T122">a</text:span><text:span text:style-name="T115">.inp</text:span></text:p>
          </table:table-cell>
        </table:table-row>
        <table:table-row>
          <table:table-cell table:style-name="Table1.A2" office:value-type="string">
            <text:p text:style-name="P60"><text:sequence text:ref-name="refDataNum62" text:name="DataNum" text:formula="ooow:DataNum+1" style:num-format="1">63</text:sequence></text:p>
          </table:table-cell>
          <table:table-cell table:style-name="Table1.A2" office:value-type="string">
            <text:p text:style-name="P62">Sedl<text:span text:style-name="T134">a</text:span>kov<text:span text:style-name="T134">a (2014) [</text:span><text:span text:style-name="T134"><text:sequence-ref text:reference-format="value" text:ref-name="refRef41">42</text:sequence-ref></text:span><text:span text:style-name="T134">]</text:span></text:p>
          </table:table-cell>
          <table:table-cell table:style-name="Table1.A2" office:value-type="string">
            <text:p text:style-name="P153">Ethylene-octene copolymer</text:p>
          </table:table-cell>
          <table:table-cell table:style-name="Table1.A2" office:value-type="string">
            <text:p text:style-name="P172">multiwall carbon nanotubes MWCNT</text:p>
          </table:table-cell>
          <table:table-cell table:style-name="Table1.A2" office:value-type="string">
            <text:p text:style-name="P173">200.0</text:p>
          </table:table-cell>
          <table:table-cell table:style-name="Table1.F2" office:value-type="string">
            <text:p text:style-name="P172">Sedl<text:span text:style-name="T134">a</text:span>kov<text:span text:style-name="T134">a2014</text:span><text:span text:style-name="T135">MWCNT.inp</text:span></text:p>
          </table:table-cell>
        </table:table-row>
        <table:table-row>
          <table:table-cell table:style-name="Table1.A2" office:value-type="string">
            <text:p text:style-name="P60"><text:sequence text:ref-name="refDataNum63" text:name="DataNum" text:formula="ooow:DataNum+1" style:num-format="1">64</text:sequence></text:p>
          </table:table-cell>
          <table:table-cell table:style-name="Table1.A2" office:value-type="string">
            <text:p text:style-name="P62">Sedl<text:span text:style-name="T134">a</text:span>kov<text:span text:style-name="T134">a (2014) [</text:span><text:span text:style-name="T134"><text:sequence-ref text:reference-format="value" text:ref-name="refRef41">42</text:sequence-ref></text:span><text:span text:style-name="T134">]</text:span></text:p>
          </table:table-cell>
          <table:table-cell table:style-name="Table1.A2" office:value-type="string">
            <text:p text:style-name="P153">Ethylene-octene copolymer</text:p>
          </table:table-cell>
          <table:table-cell table:style-name="Table1.A2" office:value-type="string">
            <text:p text:style-name="P62">carbon fibers (CF)</text:p>
          </table:table-cell>
          <table:table-cell table:style-name="Table1.A2" office:value-type="string">
            <text:p text:style-name="P174">6<text:span text:style-name="T136">6.</text:span>7</text:p>
          </table:table-cell>
          <table:table-cell table:style-name="Table1.F2" office:value-type="string">
            <text:p text:style-name="P172">Sedl<text:span text:style-name="T134">a</text:span>kov<text:span text:style-name="T134">a201</text:span><text:span text:style-name="T135">4</text:span><text:span text:style-name="T134">CF</text:span><text:span text:style-name="T135">.inp</text:span></text:p>
          </table:table-cell>
        </table:table-row>
        <table:table-row>
          <table:table-cell table:style-name="Table1.A2" office:value-type="string">
            <text:p text:style-name="P61"><text:sequence text:ref-name="refDataNum64" text:name="DataNum" text:formula="ooow:DataNum+1" style:num-format="1">65</text:sequence></text:p>
          </table:table-cell>
          <table:table-cell table:style-name="Table1.A2" office:value-type="string">
            <text:p text:style-name="P175">Jang (2020) [<text:sequence-ref text:reference-format="value" text:ref-name="refRef42">43</text:sequence-ref>]</text:p>
          </table:table-cell>
          <table:table-cell table:style-name="Table1.A2" office:value-type="string">
            <text:p text:style-name="P153">IN2 Epoxy Infusion Resin</text:p>
          </table:table-cell>
          <table:table-cell table:style-name="Table1.A2" office:value-type="string">
            <text:p text:style-name="P62">carbon nanotube (CNT)</text:p>
          </table:table-cell>
          <table:table-cell table:style-name="Table1.A2" office:value-type="string">
            <text:p text:style-name="P176">7000.0</text:p>
          </table:table-cell>
          <table:table-cell table:style-name="Table1.F2" office:value-type="string">
            <text:p text:style-name="P172">Jang2020Fig2a.<text:span text:style-name="T137">inp</text:span></text:p>
          </table:table-cell>
        </table:table-row>
      </table:table>
      <text:p text:style-name="Text_20_body"/>
      <text:h text:style-name="P177" text:outline-level="1"><text:bookmark-start text:name="__RefHeading___Toc11848_2398145827"/>Dielectric constant <text:span text:style-name="T48">data</text:span><text:bookmark-end text:name="__RefHeading___Toc11848_2398145827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82">Reference</text:p>
          </table:table-cell>
          <table:table-cell table:style-name="Table2.A1" office:value-type="string">
            <text:p text:style-name="P82">Matrix <text:span text:style-name="T17">material</text:span></text:p>
          </table:table-cell>
          <table:table-cell table:style-name="Table2.A1" office:value-type="string">
            <text:p text:style-name="P82"><text:span text:style-name="T2">F</text:span>iller <text:span text:style-name="T17">material</text:span></text:p>
          </table:table-cell>
          <table:table-cell table:style-name="Table2.A1" office:value-type="string">
            <text:p text:style-name="P82">Aspect <text:span text:style-name="T1">ratio</text:span></text:p>
          </table:table-cell>
          <table:table-cell table:style-name="Table2.F1" office:value-type="string">
            <text:p text:style-name="P82">File name</text:p>
          </table:table-cell>
        </table:table-row>
        <table:table-row>
          <table:table-cell table:style-name="Table2.A2" office:value-type="string">
            <text:p text:style-name="P62"><text:sequence text:ref-name="refDataNum65" text:name="DataNum" text:formula="ooow:DataNum+1" style:num-format="1">66</text:sequence></text:p>
          </table:table-cell>
          <table:table-cell table:style-name="Table2.A2" office:value-type="string">
            <text:p text:style-name="P63">Sanchez (2018) [<text:sequence-ref text:reference-format="value" text:ref-name="refRef4">5</text:sequence-ref>]</text:p>
          </table:table-cell>
          <table:table-cell table:style-name="Table2.A2" office:value-type="string">
            <text:p text:style-name="P63"><text:span text:style-name="T27">C</text:span>hitosan</text:p>
          </table:table-cell>
          <table:table-cell table:style-name="Table2.A2" office:value-type="string">
            <text:p text:style-name="P63"><text:span text:style-name="T27">H</text:span>ydroxyapatite nanoparticles</text:p>
          </table:table-cell>
          <table:table-cell table:style-name="Table2.A2" office:value-type="string">
            <text:p text:style-name="P63">1.0</text:p>
          </table:table-cell>
          <table:table-cell table:style-name="Table2.F2" office:value-type="string">
            <text:p text:style-name="P63">Sanchez2018Fig7<text:span text:style-name="T28">b</text:span>.inp</text:p>
          </table:table-cell>
        </table:table-row>
        <table:table-row>
          <table:table-cell table:style-name="Table2.A2" office:value-type="string">
            <text:p text:style-name="P62"><text:sequence text:ref-name="refDataNum66" text:name="DataNum" text:formula="ooow:DataNum+1" style:num-format="1">67</text:sequence></text:p>
          </table:table-cell>
          <table:table-cell table:style-name="Table2.A2" office:value-type="string">
            <text:p text:style-name="P80">Wang<text:span text:style-name="T30"> (</text:span>2012) [<text:sequence-ref text:reference-format="value" text:ref-name="refRef6">7</text:sequence-ref>]</text:p>
          </table:table-cell>
          <table:table-cell table:style-name="Table2.A2" office:value-type="string">
            <text:p text:style-name="Table_20_Contents">PVDF</text:p>
          </table:table-cell>
          <table:table-cell table:style-name="Table2.A2" office:value-type="string">
            <text:p text:style-name="P81">Fe3O4</text:p>
          </table:table-cell>
          <table:table-cell table:style-name="Table2.A2" office:value-type="string">
            <text:p text:style-name="P66">1.0</text:p>
          </table:table-cell>
          <table:table-cell table:style-name="Table2.F2" office:value-type="string">
            <text:p text:style-name="Table_20_Contents">Wang2012Fig4Permit100Hz.inp</text:p>
          </table:table-cell>
        </table:table-row>
        <table:table-row>
          <table:table-cell table:style-name="Table2.A2" office:value-type="string">
            <text:p text:style-name="P62"><text:sequence text:ref-name="refDataNum67" text:name="DataNum" text:formula="ooow:DataNum+1" style:num-format="1">68</text:sequence></text:p>
          </table:table-cell>
          <table:table-cell table:style-name="Table2.A2" office:value-type="string">
            <text:p text:style-name="P62">Castillo <text:span text:style-name="T68">(2022) [</text:span><text:span text:style-name="T68"><text:sequence-ref text:reference-format="value" text:ref-name="refRef18">19</text:sequence-ref></text:span><text:span text:style-name="T68">]</text:span></text:p>
          </table:table-cell>
          <table:table-cell table:style-name="Table2.A2" office:value-type="string">
            <text:p text:style-name="P77">Chitosan (CS)</text:p>
          </table:table-cell>
          <table:table-cell table:style-name="Table2.A2" office:value-type="string">
            <text:p text:style-name="P77"><text:span text:style-name="T69">T</text:span>itanium dioxide nanoparticles</text:p>
          </table:table-cell>
          <table:table-cell table:style-name="Table2.A2" office:value-type="string">
            <text:p text:style-name="P73">1.0</text:p>
          </table:table-cell>
          <table:table-cell table:style-name="Table2.F2" office:value-type="string">
            <text:p text:style-name="P62">Castillo2022Fig6.inp</text:p>
          </table:table-cell>
        </table:table-row>
        <table:table-row>
          <table:table-cell table:style-name="Table2.A2" office:value-type="string">
            <text:p text:style-name="P117"><text:sequence text:ref-name="refDataNum68" text:name="DataNum" text:formula="ooow:DataNum+1" style:num-format="1">69</text:sequence></text:p>
          </table:table-cell>
          <table:table-cell table:style-name="Table2.A2" office:value-type="string">
            <text:p text:style-name="P113">Prokhorov <text:span text:style-name="T72">(2023) [</text:span><text:span text:style-name="T72"><text:sequence-ref text:reference-format="value" text:ref-name="refRef19">20</text:sequence-ref></text:span><text:span text:style-name="T72">]</text:span></text:p>
          </table:table-cell>
          <table:table-cell table:style-name="Table2.A2" office:value-type="string">
            <text:p text:style-name="P110"><text:span text:style-name="T73">C</text:span>hitosan</text:p>
          </table:table-cell>
          <table:table-cell table:style-name="Table2.A2" office:value-type="string">
            <text:p text:style-name="Table_20_Contents"><text:span text:style-name="T73">G</text:span>raphene oxide sheets, <text:span text:style-name="T74">water 24%</text:span></text:p>
          </table:table-cell>
          <table:table-cell table:style-name="Table2.A2" office:value-type="string">
            <text:p text:style-name="P118">150.0</text:p>
          </table:table-cell>
          <table:table-cell table:style-name="Table2.F2" office:value-type="string">
            <text:p text:style-name="P114">Prokhorov<text:span text:style-name="T72">2023</text:span><text:span text:style-name="T74">Fig5</text:span><text:span text:style-name="T75">b</text:span><text:span text:style-name="T74">W24.inp</text:span></text:p>
          </table:table-cell>
        </table:table-row>
        <table:table-row>
          <table:table-cell table:style-name="Table2.A2" office:value-type="string">
            <text:p text:style-name="P117"><text:sequence text:ref-name="refDataNum69" text:name="DataNum" text:formula="ooow:DataNum+1" style:num-format="1">70</text:sequence></text:p>
          </table:table-cell>
          <table:table-cell table:style-name="Table2.A2" office:value-type="string">
            <text:p text:style-name="P113">Prokhorov <text:span text:style-name="T72">(2023) [</text:span><text:span text:style-name="T72"><text:sequence-ref text:reference-format="value" text:ref-name="refRef19">20</text:sequence-ref></text:span><text:span text:style-name="T72">]</text:span></text:p>
          </table:table-cell>
          <table:table-cell table:style-name="Table2.A2" office:value-type="string">
            <text:p text:style-name="P110"><text:span text:style-name="T73">C</text:span>hitosan</text:p>
          </table:table-cell>
          <table:table-cell table:style-name="Table2.A2" office:value-type="string">
            <text:p text:style-name="P119"><text:span text:style-name="T73">G</text:span>raphene oxide sheets, <text:span text:style-name="T74">water 9%</text:span></text:p>
          </table:table-cell>
          <table:table-cell table:style-name="Table2.A2" office:value-type="string">
            <text:p text:style-name="P118">150.0</text:p>
          </table:table-cell>
          <table:table-cell table:style-name="Table2.F2" office:value-type="string">
            <text:p text:style-name="P114">Prokhorov<text:span text:style-name="T72">2023</text:span><text:span text:style-name="T74">Fig5</text:span><text:span text:style-name="T75">b</text:span><text:span text:style-name="T74">W24.inp</text:span></text:p>
          </table:table-cell>
        </table:table-row>
        <table:table-row>
          <table:table-cell table:style-name="Table2.A2" office:value-type="string">
            <text:p text:style-name="P62"><text:sequence text:ref-name="refDataNum70" text:name="DataNum" text:formula="ooow:DataNum+1" style:num-format="1">71</text:sequence></text:p>
          </table:table-cell>
          <table:table-cell table:style-name="Table2.A2" office:value-type="string">
            <text:p text:style-name="P62">Prokhorov <text:span text:style-name="T76">(2020) [</text:span><text:span text:style-name="T76"><text:sequence-ref text:reference-format="value" text:ref-name="refRef20">21</text:sequence-ref></text:span><text:span text:style-name="T76">]</text:span></text:p>
          </table:table-cell>
          <table:table-cell table:style-name="Table2.A2" office:value-type="string">
            <text:p text:style-name="P79"><text:span text:style-name="T73">C</text:span>hitosan</text:p>
          </table:table-cell>
          <table:table-cell table:style-name="Table2.A2" office:value-type="string">
            <text:p text:style-name="P77"><text:span text:style-name="T76">Z</text:span>inc oxide nanoparticles</text:p>
          </table:table-cell>
          <table:table-cell table:style-name="Table2.A2" office:value-type="string">
            <text:p text:style-name="P74">1.0</text:p>
          </table:table-cell>
          <table:table-cell table:style-name="Table2.F2" office:value-type="string">
            <text:p text:style-name="P115">Prokhorov<text:span text:style-name="T72">202</text:span><text:span text:style-name="T76">0</text:span><text:span text:style-name="T74">Fig</text:span><text:span text:style-name="T76">4</text:span><text:span text:style-name="T75">b</text:span><text:span text:style-name="T74">.inp</text:span></text:p>
          </table:table-cell>
        </table:table-row>
        <table:table-row>
          <table:table-cell table:style-name="Table2.A2" office:value-type="string">
            <text:p text:style-name="P62"><text:sequence text:ref-name="refDataNum71" text:name="DataNum" text:formula="ooow:DataNum+1" style:num-format="1">72</text:sequence></text:p>
          </table:table-cell>
          <table:table-cell table:style-name="Table2.A2" office:value-type="string">
            <text:p text:style-name="P62">Chen <text:span text:style-name="T81">(2007) [</text:span><text:span text:style-name="T81"><text:sequence-ref text:reference-format="value" text:ref-name="refRef23">24</text:sequence-ref></text:span><text:span text:style-name="T81">]</text:span></text:p>
          </table:table-cell>
          <table:table-cell table:style-name="Table2.A2" office:value-type="string">
            <text:p text:style-name="P62"><text:span text:style-name="T83">β</text:span>-polyvinylidene fluoride</text:p>
          </table:table-cell>
          <table:table-cell table:style-name="Table2.A2" office:value-type="string">
            <text:p text:style-name="P62"><text:span text:style-name="T82">A</text:span>cetylene black</text:p>
          </table:table-cell>
          <table:table-cell table:style-name="Table2.A2" office:value-type="string">
            <text:p text:style-name="P75">1.0</text:p>
          </table:table-cell>
          <table:table-cell table:style-name="Table2.F2" office:value-type="string">
            <text:p text:style-name="P125">Chen<text:span text:style-name="T81">2007</text:span><text:span text:style-name="T82">Fig</text:span><text:span text:style-name="T88">2.inp</text:span></text:p>
          </table:table-cell>
        </table:table-row>
        <table:table-row>
          <table:table-cell table:style-name="Table2.A2" office:value-type="string">
            <text:p text:style-name="P47"><text:sequence text:ref-name="refDataNum72" text:name="DataNum" text:formula="ooow:DataNum+1" style:num-format="1">73</text:sequence></text:p>
          </table:table-cell>
          <table:table-cell table:style-name="Table2.A2" office:value-type="string">
            <text:p text:style-name="P62">Dang <text:span text:style-name="T85">(2003) [</text:span><text:span text:style-name="T85"><text:sequence-ref text:reference-format="value" text:ref-name="refRef24">25</text:sequence-ref></text:span><text:span text:style-name="T85">]</text:span></text:p>
          </table:table-cell>
          <table:table-cell table:style-name="Table2.A2" office:value-type="string">
            <text:p text:style-name="P62"><text:span text:style-name="T88">P</text:span>olyvinylidene fluoride</text:p>
          </table:table-cell>
          <table:table-cell table:style-name="Table2.A2" office:value-type="string">
            <text:p text:style-name="P62">BaTiO<text:span text:style-name="T86">3</text:span> particles</text:p>
          </table:table-cell>
          <table:table-cell table:style-name="Table2.A2" office:value-type="string">
            <text:p text:style-name="P126"><text:span text:style-name="T89">1</text:span>.0</text:p>
          </table:table-cell>
          <table:table-cell table:style-name="Table2.F2" office:value-type="string">
            <text:p text:style-name="P127">Dang<text:span text:style-name="T85">2003</text:span><text:span text:style-name="T82">Fig</text:span><text:span text:style-name="T88">2.inp</text:span></text:p>
          </table:table-cell>
        </table:table-row>
        <table:table-row>
          <table:table-cell table:style-name="Table2.A2" office:value-type="string">
            <text:p text:style-name="P47"><text:sequence text:ref-name="refDataNum73" text:name="DataNum" text:formula="ooow:DataNum+1" style:num-format="1">74</text:sequence></text:p>
          </table:table-cell>
          <table:table-cell table:style-name="Table2.A2" office:value-type="string">
            <text:p text:style-name="P62">Dang <text:span text:style-name="T85">(2003) [</text:span><text:span text:style-name="T85"><text:sequence-ref text:reference-format="value" text:ref-name="refRef24">25</text:sequence-ref></text:span><text:span text:style-name="T85">]</text:span></text:p>
          </table:table-cell>
          <table:table-cell table:style-name="Table2.A2" office:value-type="string">
            <text:p text:style-name="P128"><text:span text:style-name="T88">P</text:span>olyvinylidene fluoride <text:span text:style-name="T92">and</text:span> BaTiO<text:span text:style-name="T86">3</text:span> particles <text:span text:style-name="T90">at </text:span><text:span text:style-name="T91">0.2 vol. fraction</text:span></text:p>
          </table:table-cell>
          <table:table-cell table:style-name="Table2.A2" office:value-type="string">
            <text:p text:style-name="P62"><text:span text:style-name="T93">M</text:span>ulti-walled carbon nanotubes</text:p>
          </table:table-cell>
          <table:table-cell table:style-name="Table2.A2" office:value-type="string">
            <text:p text:style-name="P126">700.0</text:p>
          </table:table-cell>
          <table:table-cell table:style-name="Table2.F2" office:value-type="string">
            <text:p text:style-name="P127">Dang<text:span text:style-name="T85">2003</text:span><text:span text:style-name="T82">Fig</text:span><text:span text:style-name="T89">3</text:span><text:span text:style-name="T88">.inp</text:span></text:p>
          </table:table-cell>
        </table:table-row>
        <table:table-row>
          <table:table-cell table:style-name="Table2.A2" office:value-type="string">
            <text:p text:style-name="P47"><text:sequence text:ref-name="refDataNum74" text:name="DataNum" text:formula="ooow:DataNum+1" style:num-format="1">75</text:sequence></text:p>
          </table:table-cell>
          <table:table-cell table:style-name="Table2.A2" office:value-type="string">
            <text:p text:style-name="P129">Li (2008) [<text:sequence-ref text:reference-format="value" text:ref-name="refRef25">26</text:sequence-ref>]</text:p>
          </table:table-cell>
          <table:table-cell table:style-name="Table2.A2" office:value-type="string">
            <text:p text:style-name="P62"><text:span text:style-name="T93">P</text:span>olyvinylidene fluoride (PVDF)</text:p>
          </table:table-cell>
          <table:table-cell table:style-name="Table2.A2" office:value-type="string">
            <text:p text:style-name="P130"><text:span text:style-name="T93">M</text:span>ulti-walled carbon nanotubes <text:span text:style-name="T94">(MWCN)</text:span> </text:p>
          </table:table-cell>
          <table:table-cell table:style-name="Table2.A2" office:value-type="string">
            <text:p text:style-name="P132">2000.0</text:p>
          </table:table-cell>
          <table:table-cell table:style-name="Table2.F2" office:value-type="string">
            <text:p text:style-name="P131">Li2008Fig8a.inp</text:p>
          </table:table-cell>
        </table:table-row>
        <table:table-row>
          <table:table-cell table:style-name="Table2.A2" office:value-type="string">
            <text:p text:style-name="P47"><text:sequence text:ref-name="refDataNum75" text:name="DataNum" text:formula="ooow:DataNum+1" style:num-format="1">76</text:sequence></text:p>
          </table:table-cell>
          <table:table-cell table:style-name="Table2.A2" office:value-type="string">
            <text:p text:style-name="P129">Li (2008) [<text:sequence-ref text:reference-format="value" text:ref-name="refRef25">26</text:sequence-ref>]</text:p>
          </table:table-cell>
          <table:table-cell table:style-name="Table2.A2" office:value-type="string">
            <text:p text:style-name="P62"><text:span text:style-name="T93">P</text:span>olyvinylidene fluoride (PVDF)</text:p>
          </table:table-cell>
          <table:table-cell table:style-name="Table2.A2" office:value-type="string">
            <text:p text:style-name="P131">MWCN, carboxylic functionalized</text:p>
          </table:table-cell>
          <table:table-cell table:style-name="Table2.A2" office:value-type="string">
            <text:p text:style-name="P133">500.0</text:p>
          </table:table-cell>
          <table:table-cell table:style-name="Table2.F2" office:value-type="string">
            <text:p text:style-name="P131">Li2008Fig8b.inp</text:p>
          </table:table-cell>
        </table:table-row>
        <table:table-row>
          <table:table-cell table:style-name="Table2.A2" office:value-type="string">
            <text:p text:style-name="P47"><text:sequence text:ref-name="refDataNum76" text:name="DataNum" text:formula="ooow:DataNum+1" style:num-format="1">77</text:sequence></text:p>
          </table:table-cell>
          <table:table-cell table:style-name="Table2.A2" office:value-type="string">
            <text:p text:style-name="P129">Li (2008) [<text:sequence-ref text:reference-format="value" text:ref-name="refRef25">26</text:sequence-ref>]</text:p>
          </table:table-cell>
          <table:table-cell table:style-name="Table2.A2" office:value-type="string">
            <text:p text:style-name="P62"><text:span text:style-name="T93">P</text:span>olyvinylidene fluoride (PVDF)</text:p>
          </table:table-cell>
          <table:table-cell table:style-name="Table2.A2" office:value-type="string">
            <text:p text:style-name="P131">MWCN, ester functionalized</text:p>
          </table:table-cell>
          <table:table-cell table:style-name="Table2.A2" office:value-type="string">
            <text:p text:style-name="P133">500.0</text:p>
          </table:table-cell>
          <table:table-cell table:style-name="Table2.F2" office:value-type="string">
            <text:p text:style-name="P131">Li2008Fig8c.inp</text:p>
          </table:table-cell>
        </table:table-row>
        <table:table-row>
          <table:table-cell table:style-name="Table2.A2" office:value-type="string">
            <text:p text:style-name="P49"><text:sequence text:ref-name="refDataNum77" text:name="DataNum" text:formula="ooow:DataNum+1" style:num-format="1">78</text:sequence></text:p>
          </table:table-cell>
          <table:table-cell table:style-name="Table2.A2" office:value-type="string">
            <text:p text:style-name="P134">Fan (2012) <text:span text:style-name="T97">[</text:span><text:span text:style-name="T97"><text:sequence-ref text:reference-format="value" text:ref-name="refRef26">27</text:sequence-ref></text:span><text:span text:style-name="T97">]</text:span></text:p>
          </table:table-cell>
          <table:table-cell table:style-name="Table2.A2" office:value-type="string">
            <text:p text:style-name="P62"><text:span text:style-name="T96">P</text:span>olyvinylidene fluoride (PVDF) </text:p>
          </table:table-cell>
          <table:table-cell table:style-name="Table2.A2" office:value-type="string">
            <text:p text:style-name="P131">Graphene sheets</text:p>
          </table:table-cell>
          <table:table-cell table:style-name="Table2.A2" office:value-type="string">
            <text:p text:style-name="P133"><text:span text:style-name="T97">100. </text:span>No data</text:p>
          </table:table-cell>
          <table:table-cell table:style-name="Table2.F2" office:value-type="string">
            <text:p text:style-name="P135">Fan2012<text:span text:style-name="T97">Fig</text:span><text:span text:style-name="T98">9</text:span><text:span text:style-name="T97">.inp</text:span></text:p>
          </table:table-cell>
        </table:table-row>
        <table:table-row>
          <table:table-cell table:style-name="Table2.A2" office:value-type="string">
            <text:p text:style-name="P48"><text:sequence text:ref-name="refDataNum78" text:name="DataNum" text:formula="ooow:DataNum+1" style:num-format="1">79</text:sequence></text:p>
          </table:table-cell>
          <table:table-cell table:style-name="Table2.A2" office:value-type="string">
            <text:p text:style-name="P62">Yu <text:span text:style-name="T99">(2012) [</text:span><text:span text:style-name="T99"><text:sequence-ref text:reference-format="value" text:ref-name="refRef27">28</text:sequence-ref></text:span><text:span text:style-name="T99">]</text:span></text:p>
          </table:table-cell>
          <table:table-cell table:style-name="Table2.A2" office:value-type="string">
            <text:p text:style-name="P62">biodegradable poly(butylene succinate)</text:p>
          </table:table-cell>
          <table:table-cell table:style-name="Table2.A2" office:value-type="string">
            <text:p text:style-name="P62"><text:span text:style-name="T100">N</text:span>atural graphite mineral</text:p>
          </table:table-cell>
          <table:table-cell table:style-name="Table2.A2" office:value-type="string">
            <text:p text:style-name="P137">1000.0</text:p>
          </table:table-cell>
          <table:table-cell table:style-name="Table2.F2" office:value-type="string">
            <text:p text:style-name="P136">Yu2012Fig<text:span text:style-name="T101">4.inp</text:span></text:p>
          </table:table-cell>
        </table:table-row>
        <table:table-row>
          <table:table-cell table:style-name="Table2.A2" office:value-type="string">
            <text:p text:style-name="P48"><text:sequence text:ref-name="refDataNum79" text:name="DataNum" text:formula="ooow:DataNum+1" style:num-format="1">80</text:sequence></text:p>
          </table:table-cell>
          <table:table-cell table:style-name="Table2.A2" office:value-type="string">
            <text:p text:style-name="P62">Min <text:span text:style-name="T102">(2013) [</text:span><text:span text:style-name="T102"><text:sequence-ref text:reference-format="value" text:ref-name="refRef28">29</text:sequence-ref></text:span><text:span text:style-name="T102">]</text:span></text:p>
          </table:table-cell>
          <table:table-cell table:style-name="Table2.A2" office:value-type="string">
            <text:p text:style-name="P62"><text:span text:style-name="T104">B</text:span>isphenol type epoxy resin</text:p>
          </table:table-cell>
          <table:table-cell table:style-name="Table2.A2" office:value-type="string">
            <text:p text:style-name="P62"><text:span text:style-name="T103">G</text:span>raphite nanoplatelet<text:span text:style-name="T103">s</text:span></text:p>
          </table:table-cell>
          <table:table-cell table:style-name="Table2.A2" office:value-type="string">
            <text:p text:style-name="P138">500.0?</text:p>
          </table:table-cell>
          <table:table-cell table:style-name="Table2.F2" office:value-type="string">
            <text:p text:style-name="P139">Min<text:span text:style-name="T102">2013Fig4a.inp</text:span></text:p>
          </table:table-cell>
        </table:table-row>
        <table:table-row>
          <table:table-cell table:style-name="Table2.A2" office:value-type="string">
            <text:p text:style-name="P48"><text:sequence text:ref-name="refDataNum80" text:name="DataNum" text:formula="ooow:DataNum+1" style:num-format="1">81</text:sequence></text:p>
          </table:table-cell>
          <table:table-cell table:style-name="Table2.A2" office:value-type="string">
            <text:p text:style-name="P140">Tang (2011) [<text:sequence-ref text:reference-format="value" text:ref-name="refRef29">30</text:sequence-ref>]</text:p>
          </table:table-cell>
          <table:table-cell table:style-name="Table2.A2" office:value-type="string">
            <text:p text:style-name="P62"><text:span text:style-name="T108">P</text:span>olyvinylidene fluoride (PVDF)</text:p>
          </table:table-cell>
          <table:table-cell table:style-name="Table2.A2" office:value-type="string">
            <text:p text:style-name="P62"><text:span text:style-name="T107">Z</text:span>irconate titanate nanowires</text:p>
          </table:table-cell>
          <table:table-cell table:style-name="Table2.A2" office:value-type="string">
            <text:p text:style-name="P62">13.75</text:p>
          </table:table-cell>
          <table:table-cell table:style-name="Table2.F2" office:value-type="string">
            <text:p text:style-name="P62">Tang2011Fig4<text:span text:style-name="T109">NW</text:span>.<text:span text:style-name="T106">inp</text:span></text:p>
          </table:table-cell>
        </table:table-row>
        <table:table-row>
          <table:table-cell table:style-name="Table2.A2" office:value-type="string">
            <text:p text:style-name="P48"><text:sequence text:ref-name="refDataNum81" text:name="DataNum" text:formula="ooow:DataNum+1" style:num-format="1">82</text:sequence></text:p>
          </table:table-cell>
          <table:table-cell table:style-name="Table2.A2" office:value-type="string">
            <text:p text:style-name="P141">Tang (2011) [<text:sequence-ref text:reference-format="value" text:ref-name="refRef29">30</text:sequence-ref>]</text:p>
          </table:table-cell>
          <table:table-cell table:style-name="Table2.A2" office:value-type="string">
            <text:p text:style-name="P143"><text:span text:style-name="T108">P</text:span>olyvinylidene fluoride (PVDF)</text:p>
          </table:table-cell>
          <table:table-cell table:style-name="Table2.A2" office:value-type="string">
            <text:p text:style-name="P142"><text:span text:style-name="T107">Z</text:span>irconate titanate nanorods</text:p>
          </table:table-cell>
          <table:table-cell table:style-name="Table2.A2" office:value-type="string">
            <text:p text:style-name="P144">3.0</text:p>
          </table:table-cell>
          <table:table-cell table:style-name="Table2.F2" office:value-type="string">
            <text:p text:style-name="P145">Tang2011Fig4<text:span text:style-name="T109">NR</text:span>.<text:span text:style-name="T106">inp</text:span></text:p>
          </table:table-cell>
        </table:table-row>
        <text:soft-page-break/>
        <table:table-row>
          <table:table-cell table:style-name="Table2.A2" office:value-type="string">
            <text:p text:style-name="P48"><text:sequence text:ref-name="refDataNum82" text:name="DataNum" text:formula="ooow:DataNum+1" style:num-format="1">83</text:sequence></text:p>
          </table:table-cell>
          <table:table-cell table:style-name="Table2.A2" office:value-type="string">
            <text:p text:style-name="P62">Yao <text:span text:style-name="T110">(2007) </text:span><text:span text:style-name="T111">[</text:span><text:span text:style-name="T111"><text:sequence-ref text:reference-format="value" text:ref-name="refRef30">31</text:sequence-ref></text:span><text:span text:style-name="T111">]</text:span></text:p>
          </table:table-cell>
          <table:table-cell table:style-name="Table2.A2" office:value-type="string">
            <text:p text:style-name="P62">ferroelectric polyvinylidene fluoride <text:span text:style-name="T110">(</text:span>PVDF<text:span text:style-name="T110">)</text:span></text:p>
          </table:table-cell>
          <table:table-cell table:style-name="Table2.A2" office:value-type="string">
            <text:p text:style-name="P62">Multiwall carbon nanotube <text:span text:style-name="T110">(</text:span>MWNT<text:span text:style-name="T110">)</text:span></text:p>
          </table:table-cell>
          <table:table-cell table:style-name="Table2.A2" office:value-type="string">
            <text:p text:style-name="P62">62.<text:span text:style-name="T110">0</text:span></text:p>
          </table:table-cell>
          <table:table-cell table:style-name="Table2.F2" office:value-type="string">
            <text:p text:style-name="P146">Yao<text:span text:style-name="T110">2007Fig2a</text:span><text:span text:style-name="T113">1</text:span><text:span text:style-name="T110">.inp</text:span></text:p>
          </table:table-cell>
        </table:table-row>
        <table:table-row>
          <table:table-cell table:style-name="Table2.A2" office:value-type="string">
            <text:p text:style-name="P48"><text:sequence text:ref-name="refDataNum83" text:name="DataNum" text:formula="ooow:DataNum+1" style:num-format="1">84</text:sequence></text:p>
          </table:table-cell>
          <table:table-cell table:style-name="Table2.A2" office:value-type="string">
            <text:p text:style-name="P147">Yao <text:span text:style-name="T110">(2007) </text:span><text:span text:style-name="T111">[</text:span><text:span text:style-name="T111"><text:sequence-ref text:reference-format="value" text:ref-name="refRef30">31</text:sequence-ref></text:span><text:span text:style-name="T111">]</text:span></text:p>
          </table:table-cell>
          <table:table-cell table:style-name="Table2.A2" office:value-type="string">
            <text:p text:style-name="P62">ferroelectric polyvinylidene fluoride <text:span text:style-name="T110">(</text:span>PVDF<text:span text:style-name="T110">)</text:span></text:p>
          </table:table-cell>
          <table:table-cell table:style-name="Table2.A2" office:value-type="string">
            <text:p text:style-name="P62">Multiwall carbon nanotube <text:span text:style-name="T110">(</text:span>MWNT<text:span text:style-name="T110">)</text:span></text:p>
          </table:table-cell>
          <table:table-cell table:style-name="Table2.A2" office:value-type="string">
            <text:p text:style-name="P62">116.<text:span text:style-name="T110">0</text:span></text:p>
          </table:table-cell>
          <table:table-cell table:style-name="Table2.F2" office:value-type="string">
            <text:p text:style-name="P146">Yao<text:span text:style-name="T110">2007Fig2a</text:span><text:span text:style-name="T112">2</text:span><text:span text:style-name="T110">.inp</text:span></text:p>
          </table:table-cell>
        </table:table-row>
        <table:table-row>
          <table:table-cell table:style-name="Table2.A2" office:value-type="string">
            <text:p text:style-name="P48"><text:sequence text:ref-name="refDataNum84" text:name="DataNum" text:formula="ooow:DataNum+1" style:num-format="1">85</text:sequence></text:p>
          </table:table-cell>
          <table:table-cell table:style-name="Table2.A2" office:value-type="string">
            <text:p text:style-name="P147">Yao <text:span text:style-name="T110">(2007) </text:span><text:span text:style-name="T111">[</text:span><text:span text:style-name="T111"><text:sequence-ref text:reference-format="value" text:ref-name="refRef30">31</text:sequence-ref></text:span><text:span text:style-name="T111">]</text:span></text:p>
          </table:table-cell>
          <table:table-cell table:style-name="Table2.A2" office:value-type="string">
            <text:p text:style-name="P62">ferroelectric polyvinylidene fluoride <text:span text:style-name="T110">(</text:span>PVDF<text:span text:style-name="T110">)</text:span></text:p>
          </table:table-cell>
          <table:table-cell table:style-name="Table2.A2" office:value-type="string">
            <text:p text:style-name="P62">Multiwall carbon nanotube <text:span text:style-name="T110">(</text:span>MWNT<text:span text:style-name="T110">)</text:span></text:p>
          </table:table-cell>
          <table:table-cell table:style-name="Table2.A2" office:value-type="string">
            <text:p text:style-name="P62">437.<text:span text:style-name="T110">0</text:span></text:p>
          </table:table-cell>
          <table:table-cell table:style-name="Table2.F2" office:value-type="string">
            <text:p text:style-name="P146">Yao<text:span text:style-name="T110">2007Fig2a</text:span><text:span text:style-name="T112">3</text:span><text:span text:style-name="T110">.inp</text:span></text:p>
          </table:table-cell>
        </table:table-row>
        <table:table-row>
          <table:table-cell table:style-name="Table2.A2" office:value-type="string">
            <text:p text:style-name="P48"><text:sequence text:ref-name="refDataNum85" text:name="DataNum" text:formula="ooow:DataNum+1" style:num-format="1">86</text:sequence></text:p>
          </table:table-cell>
          <table:table-cell table:style-name="Table2.A2" office:value-type="string">
            <text:p text:style-name="P147">Yao <text:span text:style-name="T110">(2007) </text:span><text:span text:style-name="T111">[</text:span><text:span text:style-name="T111"><text:sequence-ref text:reference-format="value" text:ref-name="refRef30">31</text:sequence-ref></text:span><text:span text:style-name="T111">]</text:span></text:p>
          </table:table-cell>
          <table:table-cell table:style-name="Table2.A2" office:value-type="string">
            <text:p text:style-name="P62">ferroelectric polyvinylidene fluoride <text:span text:style-name="T110">(</text:span>PVDF<text:span text:style-name="T110">)</text:span></text:p>
          </table:table-cell>
          <table:table-cell table:style-name="Table2.A2" office:value-type="string">
            <text:p text:style-name="P62">Multiwall carbon nanotube <text:span text:style-name="T110">(</text:span>MWNT<text:span text:style-name="T110">)</text:span></text:p>
          </table:table-cell>
          <table:table-cell table:style-name="Table2.A2" office:value-type="string">
            <text:p text:style-name="P62">833.<text:span text:style-name="T110">0</text:span></text:p>
          </table:table-cell>
          <table:table-cell table:style-name="Table2.F2" office:value-type="string">
            <text:p text:style-name="P146">Yao<text:span text:style-name="T110">2007Fig2a</text:span><text:span text:style-name="T112">4</text:span><text:span text:style-name="T110">.inp</text:span></text:p>
          </table:table-cell>
        </table:table-row>
        <table:table-row>
          <table:table-cell table:style-name="Table2.A2" office:value-type="string">
            <text:p text:style-name="P50"><text:sequence text:ref-name="refDataNum86" text:name="DataNum" text:formula="ooow:DataNum+1" style:num-format="1">87</text:sequence></text:p>
          </table:table-cell>
          <table:table-cell table:style-name="Table2.A2" office:value-type="string">
            <text:p text:style-name="P62">Dang <text:span text:style-name="T114">(2007</text:span><text:span text:style-name="T120">a</text:span><text:span text:style-name="T114">) [</text:span><text:span text:style-name="T114"><text:sequence-ref text:reference-format="value" text:ref-name="refRef31">32</text:sequence-ref></text:span><text:span text:style-name="T114">]</text:span></text:p>
          </table:table-cell>
          <table:table-cell table:style-name="Table2.A2" office:value-type="string">
            <text:p text:style-name="P62">ferroelectric polyvinylidene fluoride <text:span text:style-name="T114">(</text:span>PVDF<text:span text:style-name="T114">)</text:span></text:p>
          </table:table-cell>
          <table:table-cell table:style-name="Table2.A2" office:value-type="string">
            <text:p text:style-name="P62">Upright carbon fiber <text:span text:style-name="T114">(</text:span>CF<text:span text:style-name="T114">)</text:span></text:p>
          </table:table-cell>
          <table:table-cell table:style-name="Table2.A2" office:value-type="string">
            <text:p text:style-name="P148">12.0</text:p>
          </table:table-cell>
          <table:table-cell table:style-name="Table2.F2" office:value-type="string">
            <text:p text:style-name="P149">Dang<text:span text:style-name="T114">2007</text:span><text:span text:style-name="T119">a</text:span><text:span text:style-name="T115">Fig2.inp</text:span></text:p>
          </table:table-cell>
        </table:table-row>
        <table:table-row>
          <table:table-cell table:style-name="Table2.A2" office:value-type="string">
            <text:p text:style-name="P51"><text:sequence text:ref-name="refDataNum87" text:name="DataNum" text:formula="ooow:DataNum+1" style:num-format="1">88</text:sequence></text:p>
          </table:table-cell>
          <table:table-cell table:style-name="Table2.A2" office:value-type="string">
            <text:p text:style-name="P62">Wang <text:span text:style-name="T116">(2005) [</text:span><text:span text:style-name="T116"><text:sequence-ref text:reference-format="value" text:ref-name="refRef32">33</text:sequence-ref></text:span><text:span text:style-name="T116">]</text:span></text:p>
          </table:table-cell>
          <table:table-cell table:style-name="Table2.A2" office:value-type="string">
            <text:p text:style-name="P62">polyvinylidene fluoride <text:span text:style-name="T116">(PVDF)</text:span></text:p>
          </table:table-cell>
          <table:table-cell table:style-name="Table2.A2" office:value-type="string">
            <text:p text:style-name="P62">multiwall carbon nanotubes <text:span text:style-name="T116">(</text:span>MWNT<text:span text:style-name="T116">)</text:span></text:p>
          </table:table-cell>
          <table:table-cell table:style-name="Table2.A2" office:value-type="string">
            <text:p text:style-name="P152">500 <text:span text:style-name="T118">No data</text:span></text:p>
          </table:table-cell>
          <table:table-cell table:style-name="Table2.F2" office:value-type="string">
            <text:p text:style-name="P151">Wang<text:span text:style-name="T116">2005</text:span><text:span text:style-name="T117">Fig2a.inp</text:span></text:p>
          </table:table-cell>
        </table:table-row>
        <table:table-row>
          <table:table-cell table:style-name="Table2.A2" office:value-type="string">
            <text:p text:style-name="P52"><text:sequence text:ref-name="refDataNum88" text:name="DataNum" text:formula="ooow:DataNum+1" style:num-format="1">89</text:sequence></text:p>
          </table:table-cell>
          <table:table-cell table:style-name="Table2.A2" office:value-type="string">
            <text:p text:style-name="P62">Dang <text:span text:style-name="T120">(2007b) [</text:span><text:span text:style-name="T120"><text:sequence-ref text:reference-format="value" text:ref-name="refRef33">34</text:sequence-ref></text:span><text:span text:style-name="T120">]</text:span></text:p>
          </table:table-cell>
          <table:table-cell table:style-name="Table2.A2" office:value-type="string">
            <text:p text:style-name="P153">polyvinylidene fluoride <text:span text:style-name="T116">(PVDF)</text:span></text:p>
          </table:table-cell>
          <table:table-cell table:style-name="Table2.A2" office:value-type="string">
            <text:p text:style-name="P62">Functionalized multiwalled <text:span text:style-name="T120">c</text:span>arbon-<text:span text:style-name="T120">n</text:span>anotube</text:p>
          </table:table-cell>
          <table:table-cell table:style-name="Table2.A2" office:value-type="string">
            <text:p text:style-name="P155">500.0</text:p>
          </table:table-cell>
          <table:table-cell table:style-name="Table2.F2" office:value-type="string">
            <text:p text:style-name="P154">Dang<text:span text:style-name="T114">2007</text:span><text:span text:style-name="T121">b</text:span><text:span text:style-name="T115">Fig</text:span><text:span text:style-name="T121">3b</text:span><text:span text:style-name="T115">.inp</text:span></text:p>
          </table:table-cell>
        </table:table-row>
        <table:table-row>
          <table:table-cell table:style-name="Table2.A2" office:value-type="string">
            <text:p text:style-name="P53"><text:sequence text:ref-name="refDataNum89" text:name="DataNum" text:formula="ooow:DataNum+1" style:num-format="1">90</text:sequence></text:p>
          </table:table-cell>
          <table:table-cell table:style-name="Table2.A2" office:value-type="string">
            <text:p text:style-name="P62">Obrzut <text:span text:style-name="T123">(</text:span>2001<text:span text:style-name="T123">) [</text:span><text:span text:style-name="T123"><text:sequence-ref text:reference-format="value" text:ref-name="refRef34">35</text:sequence-ref></text:span><text:span text:style-name="T123">]</text:span></text:p>
          </table:table-cell>
          <table:table-cell table:style-name="Table2.A2" office:value-type="string">
            <text:p text:style-name="P62">poly(ethylene glycol) diacrylate (PEGDA)</text:p>
          </table:table-cell>
          <table:table-cell table:style-name="Table2.A2" office:value-type="string">
            <text:p text:style-name="P62">BaTiO<text:span text:style-name="T86">3</text:span></text:p>
          </table:table-cell>
          <table:table-cell table:style-name="Table2.A2" office:value-type="string">
            <text:p text:style-name="P156">1.0</text:p>
          </table:table-cell>
          <table:table-cell table:style-name="Table2.F2" office:value-type="string">
            <text:p text:style-name="P157">Obrzut2001<text:span text:style-name="T124">Fig2PEGDA.inp</text:span></text:p>
          </table:table-cell>
        </table:table-row>
        <table:table-row>
          <table:table-cell table:style-name="Table2.A2" office:value-type="string">
            <text:p text:style-name="P53"><text:sequence text:ref-name="refDataNum90" text:name="DataNum" text:formula="ooow:DataNum+1" style:num-format="1">91</text:sequence></text:p>
          </table:table-cell>
          <table:table-cell table:style-name="Table2.A2" office:value-type="string">
            <text:p text:style-name="P62">Obrzut <text:span text:style-name="T123">(</text:span>2001<text:span text:style-name="T123">) [</text:span><text:span text:style-name="T123"><text:sequence-ref text:reference-format="value" text:ref-name="refRef34">35</text:sequence-ref></text:span><text:span text:style-name="T123">]</text:span></text:p>
          </table:table-cell>
          <table:table-cell table:style-name="Table2.A2" office:value-type="string">
            <text:p text:style-name="P62">Trimethylolpropane triacrylate (TMPTA)</text:p>
          </table:table-cell>
          <table:table-cell table:style-name="Table2.A2" office:value-type="string">
            <text:p text:style-name="P62">BaTiO<text:span text:style-name="T86">3</text:span></text:p>
          </table:table-cell>
          <table:table-cell table:style-name="Table2.A2" office:value-type="string">
            <text:p text:style-name="P156">1.0</text:p>
          </table:table-cell>
          <table:table-cell table:style-name="Table2.F2" office:value-type="string">
            <text:p text:style-name="P157">Obrzut2001<text:span text:style-name="T124">Fig2TMPTA.inp</text:span></text:p>
          </table:table-cell>
        </table:table-row>
        <table:table-row>
          <table:table-cell table:style-name="Table2.A2" office:value-type="string">
            <text:p text:style-name="P54"><text:sequence text:ref-name="refDataNum91" text:name="DataNum" text:formula="ooow:DataNum+1" style:num-format="1">92</text:sequence></text:p>
          </table:table-cell>
          <table:table-cell table:style-name="Table2.A2" office:value-type="string">
            <text:p text:style-name="P158">Hu (2007) [<text:sequence-ref text:reference-format="value" text:ref-name="refRef35">36</text:sequence-ref>]</text:p>
          </table:table-cell>
          <table:table-cell table:style-name="Table2.A2" office:value-type="string">
            <text:p text:style-name="P62">thermoplastic cyclic olefin copolymer (COC)</text:p>
          </table:table-cell>
          <table:table-cell table:style-name="Table2.A2" office:value-type="string">
            <text:p text:style-name="P62">barium strontium titanate (BST), micrometer-size</text:p>
          </table:table-cell>
          <table:table-cell table:style-name="Table2.A2" office:value-type="string">
            <text:p text:style-name="P158">1.0</text:p>
          </table:table-cell>
          <table:table-cell table:style-name="Table2.F2" office:value-type="string">
            <text:p text:style-name="P158">Hu2007Fig2a.inp</text:p>
          </table:table-cell>
        </table:table-row>
        <table:table-row>
          <table:table-cell table:style-name="Table2.A2" office:value-type="string">
            <text:p text:style-name="P54"><text:sequence text:ref-name="refDataNum92" text:name="DataNum" text:formula="ooow:DataNum+1" style:num-format="1">93</text:sequence></text:p>
          </table:table-cell>
          <table:table-cell table:style-name="Table2.A2" office:value-type="string">
            <text:p text:style-name="P158">Hu (2007) [<text:sequence-ref text:reference-format="value" text:ref-name="refRef35">36</text:sequence-ref>]</text:p>
          </table:table-cell>
          <table:table-cell table:style-name="Table2.A2" office:value-type="string">
            <text:p text:style-name="P62">thermoplastic cyclic olefin copolymer (COC)</text:p>
          </table:table-cell>
          <table:table-cell table:style-name="Table2.A2" office:value-type="string">
            <text:p text:style-name="P62">barium strontium titanate (BST), nanometer-s<text:span text:style-name="T125">iz</text:span>e</text:p>
          </table:table-cell>
          <table:table-cell table:style-name="Table2.A2" office:value-type="string">
            <text:p text:style-name="P158">1.0</text:p>
          </table:table-cell>
          <table:table-cell table:style-name="Table2.F2" office:value-type="string">
            <text:p text:style-name="P158">Hu2007Fig2b.inp</text:p>
          </table:table-cell>
        </table:table-row>
        <table:table-row>
          <table:table-cell table:style-name="Table2.A2" office:value-type="string">
            <text:p text:style-name="P55"><text:sequence text:ref-name="refDataNum93" text:name="DataNum" text:formula="ooow:DataNum+1" style:num-format="1">94</text:sequence></text:p>
          </table:table-cell>
          <table:table-cell table:style-name="Table2.A2" office:value-type="string">
            <text:p text:style-name="P62">Castles <text:span text:style-name="T126">(2016) [</text:span><text:span text:style-name="T126"><text:sequence-ref text:reference-format="value" text:ref-name="refRef36">37</text:sequence-ref></text:span><text:span text:style-name="T126">]</text:span></text:p>
          </table:table-cell>
          <table:table-cell table:style-name="Table2.A2" office:value-type="string">
            <text:p text:style-name="P62">acrylonitrile butadiene styrene (ABS)</text:p>
          </table:table-cell>
          <table:table-cell table:style-name="Table2.A2" office:value-type="string">
            <text:p text:style-name="P163">BaTiO<text:span text:style-name="T86">3</text:span></text:p>
          </table:table-cell>
          <table:table-cell table:style-name="Table2.A2" office:value-type="string">
            <text:p text:style-name="P159">1.0</text:p>
          </table:table-cell>
          <table:table-cell table:style-name="Table2.F2" office:value-type="string">
            <text:p text:style-name="P162">Castles<text:span text:style-name="T126">2016Fig4a.inp</text:span></text:p>
          </table:table-cell>
        </table:table-row>
        <table:table-row>
          <table:table-cell table:style-name="Table2.A2" office:value-type="string">
            <text:p text:style-name="P56"><text:sequence text:ref-name="refDataNum94" text:name="DataNum" text:formula="ooow:DataNum+1" style:num-format="1">95</text:sequence></text:p>
          </table:table-cell>
          <table:table-cell table:style-name="Table2.A2" office:value-type="string">
            <text:p text:style-name="P164">Chen (2005) [<text:sequence-ref text:reference-format="value" text:ref-name="refRef37">38</text:sequence-ref>]</text:p>
          </table:table-cell>
          <table:table-cell table:style-name="Table2.A2" office:value-type="string">
            <text:p text:style-name="P62">epoxy resin</text:p>
          </table:table-cell>
          <table:table-cell table:style-name="Table2.A2" office:value-type="string">
            <text:p text:style-name="P163">carbonyl-iron-particles (CIPs)</text:p>
          </table:table-cell>
          <table:table-cell table:style-name="Table2.A2" office:value-type="string">
            <text:p text:style-name="P160">1.0</text:p>
          </table:table-cell>
          <table:table-cell table:style-name="Table2.F2" office:value-type="string">
            <text:p text:style-name="P162">Chen2005Fig3a.inp</text:p>
          </table:table-cell>
        </table:table-row>
        <table:table-row>
          <table:table-cell table:style-name="Table2.A2" office:value-type="string">
            <text:p text:style-name="P57"><text:sequence text:ref-name="refDataNum95" text:name="DataNum" text:formula="ooow:DataNum+1" style:num-format="1">96</text:sequence></text:p>
          </table:table-cell>
          <table:table-cell table:style-name="Table2.A2" office:value-type="string">
            <text:p text:style-name="P164">Rao (2000) <text:span text:style-name="T127">[</text:span><text:span text:style-name="T127"><text:sequence-ref text:reference-format="value" text:ref-name="refRef38">39</text:sequence-ref></text:span><text:span text:style-name="T127">]</text:span></text:p>
          </table:table-cell>
          <table:table-cell table:style-name="Table2.A2" office:value-type="string">
            <text:p text:style-name="P167"><text:span text:style-name="T128">comercial</text:span> epoxy resin <text:span text:style-name="T128">(</text:span>Shipley photoepoxy (<text:span text:style-name="T84">ε</text:span><text:span text:style-name="T31">=3</text:span>)<text:span text:style-name="T128">)</text:span></text:p>
          </table:table-cell>
          <table:table-cell table:style-name="Table2.A2" office:value-type="string">
            <text:p text:style-name="P163"><text:span text:style-name="T128">L</text:span>ead magnesium niobate-lead titanate (PMN-PT) ceramic particl<text:span text:style-name="T128">es</text:span></text:p>
          </table:table-cell>
          <table:table-cell table:style-name="Table2.A2" office:value-type="string">
            <text:p text:style-name="P161">1.0</text:p>
          </table:table-cell>
          <table:table-cell table:style-name="Table2.F2" office:value-type="string">
            <text:p text:style-name="P166">Rao2000comp1.inp</text:p>
          </table:table-cell>
        </table:table-row>
        <table:table-row>
          <table:table-cell table:style-name="Table2.A2" office:value-type="string">
            <text:p text:style-name="P57"><text:sequence text:ref-name="refDataNum96" text:name="DataNum" text:formula="ooow:DataNum+1" style:num-format="1">97</text:sequence></text:p>
          </table:table-cell>
          <table:table-cell table:style-name="Table2.A2" office:value-type="string">
            <text:p text:style-name="P164">Rao (2000) <text:span text:style-name="T127">[</text:span><text:span text:style-name="T127"><text:sequence-ref text:reference-format="value" text:ref-name="refRef38">39</text:sequence-ref></text:span><text:span text:style-name="T127">]</text:span></text:p>
          </table:table-cell>
          <table:table-cell table:style-name="Table2.A2" office:value-type="string">
            <text:p text:style-name="P62">in-house developed epoxy (<text:span text:style-name="T84">ε</text:span><text:span text:style-name="T31">=4</text:span>)</text:p>
          </table:table-cell>
          <table:table-cell table:style-name="Table2.A2" office:value-type="string">
            <text:p text:style-name="P167"><text:span text:style-name="T128">L</text:span>ead magnesium niobate-lead titanate (PMN-PT) ceramic particl<text:span text:style-name="T128">es</text:span></text:p>
          </table:table-cell>
          <table:table-cell table:style-name="Table2.A2" office:value-type="string">
            <text:p text:style-name="P161">1.0</text:p>
          </table:table-cell>
          <table:table-cell table:style-name="Table2.F2" office:value-type="string">
            <text:p text:style-name="P166">Rao2000comp2.inp</text:p>
          </table:table-cell>
        </table:table-row>
        <table:table-row>
          <table:table-cell table:style-name="Table2.A2" office:value-type="string">
            <text:p text:style-name="P58"><text:sequence text:ref-name="refDataNum97" text:name="DataNum" text:formula="ooow:DataNum+1" style:num-format="1">98</text:sequence></text:p>
          </table:table-cell>
          <table:table-cell table:style-name="Table2.A2" office:value-type="string">
            <text:p text:style-name="P168">Fu (20022) [<text:sequence-ref text:reference-format="value" text:ref-name="refRef39">40</text:sequence-ref>]</text:p>
          </table:table-cell>
          <table:table-cell table:style-name="Table2.A2" office:value-type="string">
            <text:p text:style-name="P62">High Temp UV resin</text:p>
          </table:table-cell>
          <table:table-cell table:style-name="Table2.A2" office:value-type="string">
            <text:p text:style-name="P163">A1<text:span text:style-name="T86">2</text:span>O<text:span text:style-name="T86">3</text:span> large particles</text:p>
          </table:table-cell>
          <table:table-cell table:style-name="Table2.A2" office:value-type="string">
            <text:p text:style-name="P168">1.0</text:p>
          </table:table-cell>
          <table:table-cell table:style-name="Table2.F2" office:value-type="string">
            <text:p text:style-name="P162">Fu2022Fig7cALL.inp</text:p>
          </table:table-cell>
        </table:table-row>
        <table:table-row>
          <table:table-cell table:style-name="Table2.A2" office:value-type="string">
            <text:p text:style-name="P58"><text:sequence text:ref-name="refDataNum98" text:name="DataNum" text:formula="ooow:DataNum+1" style:num-format="1">99</text:sequence></text:p>
          </table:table-cell>
          <table:table-cell table:style-name="Table2.A2" office:value-type="string">
            <text:p text:style-name="P168">Fu (20022) [<text:sequence-ref text:reference-format="value" text:ref-name="refRef39">40</text:sequence-ref>]</text:p>
          </table:table-cell>
          <table:table-cell table:style-name="Table2.A2" office:value-type="string">
            <text:p text:style-name="P62">High Temp UV resin</text:p>
          </table:table-cell>
          <table:table-cell table:style-name="Table2.A2" office:value-type="string">
            <text:p text:style-name="P163">A1<text:span text:style-name="T86">2</text:span>O<text:span text:style-name="T86">3</text:span> <text:span text:style-name="T129">small</text:span> particles</text:p>
          </table:table-cell>
          <table:table-cell table:style-name="Table2.A2" office:value-type="string">
            <text:p text:style-name="P168">1.0</text:p>
          </table:table-cell>
          <table:table-cell table:style-name="Table2.F2" office:value-type="string">
            <text:p text:style-name="P162">Fu2022Fig7cAL<text:span text:style-name="T129">S</text:span>.inp</text:p>
          </table:table-cell>
        </table:table-row>
        <table:table-row>
          <table:table-cell table:style-name="Table2.A2" office:value-type="string">
            <text:p text:style-name="P58"><text:sequence text:ref-name="refDataNum99" text:name="DataNum" text:formula="ooow:DataNum+1" style:num-format="1">100</text:sequence></text:p>
          </table:table-cell>
          <table:table-cell table:style-name="Table2.A2" office:value-type="string">
            <text:p text:style-name="P168">Fu (20022) [<text:sequence-ref text:reference-format="value" text:ref-name="refRef39">40</text:sequence-ref>]</text:p>
          </table:table-cell>
          <table:table-cell table:style-name="Table2.A2" office:value-type="string">
            <text:p text:style-name="P62">High Temp UV resin</text:p>
          </table:table-cell>
          <table:table-cell table:style-name="Table2.A2" office:value-type="string">
            <text:p text:style-name="P163">BaTiO<text:span text:style-name="T86">3</text:span> large particles</text:p>
          </table:table-cell>
          <table:table-cell table:style-name="Table2.A2" office:value-type="string">
            <text:p text:style-name="P168">1.0</text:p>
          </table:table-cell>
          <table:table-cell table:style-name="Table2.F2" office:value-type="string">
            <text:p text:style-name="P162">Fu2022Fig7c<text:span text:style-name="T130">BT</text:span>L.inp</text:p>
          </table:table-cell>
        </table:table-row>
        <text:soft-page-break/>
        <table:table-row>
          <table:table-cell table:style-name="Table2.A2" office:value-type="string">
            <text:p text:style-name="P58"><text:sequence text:ref-name="refDataNum100" text:name="DataNum" text:formula="ooow:DataNum+1" style:num-format="1">101</text:sequence></text:p>
          </table:table-cell>
          <table:table-cell table:style-name="Table2.A2" office:value-type="string">
            <text:p text:style-name="P168">Fu (20022) [<text:sequence-ref text:reference-format="value" text:ref-name="refRef39">40</text:sequence-ref>]</text:p>
          </table:table-cell>
          <table:table-cell table:style-name="Table2.A2" office:value-type="string">
            <text:p text:style-name="P62">High Temp UV resin</text:p>
          </table:table-cell>
          <table:table-cell table:style-name="Table2.A2" office:value-type="string">
            <text:p text:style-name="P169"><text:span text:style-name="T129">BaTiO</text:span><text:span text:style-name="T87">3</text:span><text:span text:style-name="T129"> small</text:span> particles</text:p>
          </table:table-cell>
          <table:table-cell table:style-name="Table2.A2" office:value-type="string">
            <text:p text:style-name="P168">1.0</text:p>
          </table:table-cell>
          <table:table-cell table:style-name="Table2.F2" office:value-type="string">
            <text:p text:style-name="P162">Fu2022Fig7c<text:span text:style-name="T130">BT</text:span><text:span text:style-name="T129">S</text:span>.inp</text:p>
          </table:table-cell>
        </table:table-row>
        <table:table-row>
          <table:table-cell table:style-name="Table2.A2" office:value-type="string">
            <text:p text:style-name="P58"><text:sequence text:ref-name="refDataNum101" text:name="DataNum" text:formula="ooow:DataNum+1" style:num-format="1">102</text:sequence></text:p>
          </table:table-cell>
          <table:table-cell table:style-name="Table2.A2" office:value-type="string">
            <text:p text:style-name="P168">Fu (20022) [<text:sequence-ref text:reference-format="value" text:ref-name="refRef39">40</text:sequence-ref>]</text:p>
          </table:table-cell>
          <table:table-cell table:style-name="Table2.A2" office:value-type="string">
            <text:p text:style-name="P62">High Temp UV resin</text:p>
          </table:table-cell>
          <table:table-cell table:style-name="Table2.A2" office:value-type="string">
            <text:p text:style-name="P163"><text:span text:style-name="T7">SrTiO</text:span><text:span text:style-name="T86">3</text:span> large particles</text:p>
          </table:table-cell>
          <table:table-cell table:style-name="Table2.A2" office:value-type="string">
            <text:p text:style-name="P168">1.0</text:p>
          </table:table-cell>
          <table:table-cell table:style-name="Table2.F2" office:value-type="string">
            <text:p text:style-name="P162">Fu2022Fig7c<text:span text:style-name="T131">ST</text:span>L.inp</text:p>
          </table:table-cell>
        </table:table-row>
        <table:table-row>
          <table:table-cell table:style-name="Table2.A2" office:value-type="string">
            <text:p text:style-name="P58"><text:sequence text:ref-name="refDataNum102" text:name="DataNum" text:formula="ooow:DataNum+1" style:num-format="1">103</text:sequence></text:p>
          </table:table-cell>
          <table:table-cell table:style-name="Table2.A2" office:value-type="string">
            <text:p text:style-name="P168">Fu (20022) [<text:sequence-ref text:reference-format="value" text:ref-name="refRef39">40</text:sequence-ref>]</text:p>
          </table:table-cell>
          <table:table-cell table:style-name="Table2.A2" office:value-type="string">
            <text:p text:style-name="P62">High Temp UV resin</text:p>
          </table:table-cell>
          <table:table-cell table:style-name="Table2.A2" office:value-type="string">
            <text:p text:style-name="P170"><text:span text:style-name="T9">SrTiO</text:span><text:span text:style-name="T87">3</text:span><text:span text:style-name="T129"> small</text:span> particles</text:p>
          </table:table-cell>
          <table:table-cell table:style-name="Table2.A2" office:value-type="string">
            <text:p text:style-name="P168">1.0</text:p>
          </table:table-cell>
          <table:table-cell table:style-name="Table2.F2" office:value-type="string">
            <text:p text:style-name="P162">Fu2022Fig7c<text:span text:style-name="T131">ST</text:span><text:span text:style-name="T129">S</text:span>.inp</text:p>
          </table:table-cell>
        </table:table-row>
        <table:table-row>
          <table:table-cell table:style-name="Table2.A2" office:value-type="string">
            <text:p text:style-name="P59"><text:sequence text:ref-name="refDataNum103" text:name="DataNum" text:formula="ooow:DataNum+1" style:num-format="1">104</text:sequence></text:p>
          </table:table-cell>
          <table:table-cell table:style-name="Table2.A2" office:value-type="string">
            <text:p text:style-name="P164">Agrawal <text:span text:style-name="T132">(2014) [</text:span><text:span text:style-name="T132"><text:sequence-ref text:reference-format="value" text:ref-name="refRef40">41</text:sequence-ref></text:span><text:span text:style-name="T132">]</text:span></text:p>
          </table:table-cell>
          <table:table-cell table:style-name="Table2.A2" office:value-type="string">
            <text:p text:style-name="P62">Thermoset resin epoxy LY 556</text:p>
          </table:table-cell>
          <table:table-cell table:style-name="Table2.A2" office:value-type="string">
            <text:p text:style-name="P163">micro-sized aluminium nitride (AlN) particles</text:p>
          </table:table-cell>
          <table:table-cell table:style-name="Table2.A2" office:value-type="string">
            <text:p text:style-name="P171">1.0</text:p>
          </table:table-cell>
          <table:table-cell table:style-name="Table2.F2" office:value-type="string">
            <text:p text:style-name="P165">Agrawal<text:span text:style-name="T132">2014</text:span><text:span text:style-name="T133">Fig8a.inp</text:span></text:p>
          </table:table-cell>
        </table:table-row>
        <table:table-row>
          <table:table-cell table:style-name="Table2.A2" office:value-type="string">
            <text:p text:style-name="P59"><text:sequence text:ref-name="refDataNum104" text:name="DataNum" text:formula="ooow:DataNum+1" style:num-format="1">105</text:sequence></text:p>
          </table:table-cell>
          <table:table-cell table:style-name="Table2.A2" office:value-type="string">
            <text:p text:style-name="P164">Agrawal <text:span text:style-name="T132">(2014) [</text:span><text:span text:style-name="T132"><text:sequence-ref text:reference-format="value" text:ref-name="refRef40">41</text:sequence-ref></text:span><text:span text:style-name="T132">]</text:span></text:p>
          </table:table-cell>
          <table:table-cell table:style-name="Table2.A2" office:value-type="string">
            <text:p text:style-name="P62"><text:span text:style-name="T133">P</text:span>olypropylene <text:span text:style-name="T133">(PP)</text:span></text:p>
          </table:table-cell>
          <table:table-cell table:style-name="Table2.A2" office:value-type="string">
            <text:p text:style-name="P163">micro-sized aluminium nitride (AlN) particles</text:p>
          </table:table-cell>
          <table:table-cell table:style-name="Table2.A2" office:value-type="string">
            <text:p text:style-name="P171">1.0</text:p>
          </table:table-cell>
          <table:table-cell table:style-name="Table2.F2" office:value-type="string">
            <text:p text:style-name="P165">Agrawal<text:span text:style-name="T132">2014</text:span><text:span text:style-name="T133">Fig8b.inp</text:span></text:p>
          </table:table-cell>
        </table:table-row>
      </table:table>
      <text:p text:style-name="Text_20_body"/>
      <text:h text:style-name="P178" text:outline-level="1"><text:bookmark-start text:name="__RefHeading___Toc11850_2398145827"/>References<text:bookmark-end text:name="__RefHeading___Toc11850_2398145827"/></text:h>
      <text:p text:style-name="P1"><text:sequence text:ref-name="refRef0" text:name="Ref" text:formula="ooow:Ref+1" style:num-format="1">1</text:sequence>. Agari, Y., Ueda, A., &amp; Nagai, S. (1991). Thermal conductivity of a polyethylene filled with disoriented short‐cut carbon fibers. Journal of Applied Polymer Science, 43(6), 1117-1124.</text:p>
      <text:p text:style-name="P2"><text:sequence text:ref-name="refRef1" text:name="Ref" text:formula="ooow:Ref+1" style:num-format="1">2</text:sequence>. Aribou, N., Nioua, Y., Bouknaitir, I., El Hasnaoui, M., Achour, M. E., &amp; Costa, L. C. (2019). Prediction of filler/matrix interphase effects on AC and DC electrical properties of carbon reinforced polymer composites. Polymer Composites, 40(1), 346-352.</text:p>
      <text:p text:style-name="P1"><text:sequence text:ref-name="refRef2" text:name="Ref" text:formula="ooow:Ref+1" style:num-format="1">3</text:sequence>. Landauer, R. (1952). The electrical resistance of binary metallic mixtures. Journal of applied physics, 23(7), 779-784.</text:p>
      <text:p text:style-name="P3"><text:bookmark-start text:name="__DdeLink__2531_1238793583"/><text:sequence text:ref-name="refRef3" text:name="Ref" text:formula="ooow:Ref+1" style:num-format="1">4</text:sequence>. Wu, J., &amp; McLachlan, D. S. (1997). Percolation exponents and thresholds obtained from the nearly ideal continuum percolation system graphite-boron nitride. Physical review B, 56(3), 1236.<text:bookmark-end text:name="__DdeLink__2531_1238793583"/></text:p>
      <text:p text:style-name="P5"><text:span text:style-name="T15"><text:sequence text:ref-name="refRef4" text:name="Ref" text:formula="ooow:Ref+1" style:num-format="1">5</text:sequence></text:span><text:span text:style-name="T15">. </text:span>Sanchez, A. G., Prokhorov, E., Luna-Barcenas, G., Mora-García, A. G., Kovalenko, Y., Rivera-Muñoz, E. M., ... &amp; Buonocore, G. (2018). Chitosan-hydroxyapatite nanocomposites: Effect of interfacial layer on mechanical and dielectric properties. Materials Chemistry and Physics, 217, 151-159.</text:p>
      <text:p text:style-name="P6"><text:span text:style-name="T15"><text:sequence text:ref-name="refRef5" text:name="Ref" text:formula="ooow:Ref+1" style:num-format="1">6</text:sequence></text:span><text:span text:style-name="T15">. </text:span>Jang, S. H., &amp; Yin, H. (2015). Effective electrical conductivity of carbon nanotube-polymer composites: a simplified model and its validation. Materials Research Express, 2(4), 045602.</text:p>
      <text:p text:style-name="P7"><text:span text:style-name="T15"><text:sequence text:ref-name="refRef6" text:name="Ref" text:formula="ooow:Ref+1" style:num-format="1">7</text:sequence></text:span><text:span text:style-name="T15">. </text:span>Wang, X., Li, W., Luo, L., Fang, Z., Zhang, J., &amp; Zhu, Y. (2012). High dielectric constant and superparamagnetic polymer‐based nanocomposites induced by percolation effect. Journal of applied polymer science, 125(4), 2711-2715.</text:p>
      <text:p text:style-name="P8"><text:span text:style-name="T15"><text:sequence text:ref-name="refRef7" text:name="Ref" text:formula="ooow:Ref+1" style:num-format="1">8</text:sequence></text:span><text:span text:style-name="T15">. </text:span>Chiarello, M., &amp; Zinno, R. (2005). Electrical conductivity of self-monitoring CFRC. Cement and Concrete Composites, 27(4), 463-469.</text:p>
      <text:p text:style-name="P9"><text:span text:style-name="T15"><text:sequence text:ref-name="refRef8" text:name="Ref" text:formula="ooow:Ref+1" style:num-format="1">9</text:sequence></text:span><text:span text:style-name="T15">. </text:span>Mamunya, Y. P., Davydenko, V. V., Pissis, P., &amp; Lebedev, E. V. (2002). Electrical and thermal conductivity of polymers filled with metal powders. European polymer journal, 38(9), 1887-1897.</text:p>
      <text:p text:style-name="P10"><text:span text:style-name="T15"><text:sequence text:ref-name="refRef9" text:name="Ref" text:formula="ooow:Ref+1" style:num-format="1">10</text:sequence></text:span><text:span text:style-name="T15">. </text:span>Kim, Y. J., Shin, T. S., Do Choi, H., Kwon, J. H., Chung, Y. C., &amp; Yoon, H. G. (2005). Electrical conductivity of chemically modified multiwalled carbon nanotube/epoxy composites. Carbon, 43(1), 23-30.</text:p>
      <text:p text:style-name="P40"><text:span text:style-name="T15"><text:sequence text:ref-name="refRef10" text:name="Ref" text:formula="ooow:Ref+1" style:num-format="1">11</text:sequence></text:span><text:span text:style-name="T15">. </text:span>Barrau, S., Demont, P., Perez, E., Peigney, A., Laurent, C., &amp; Lacabanne, C. (2003). Effect of palmitic acid on the electrical conductivity of carbon nanotubes− epoxy resin composites. Macromolecules, 36(26), 9678-9680.</text:p>
      <text:p text:style-name="P11"><text:span text:style-name="T15"><text:sequence text:ref-name="refRef11" text:name="Ref" text:formula="ooow:Ref+1" style:num-format="1">12</text:sequence></text:span><text:span text:style-name="T15">. Clingerman, M. L., King, J. A., Schulz, K. H., &amp; Meyers, J. D. (2002). Evaluation of electrical conductivity models for conductive polymer composites. Journal of Applied Polymer Science, 83(6), 1341-1356.</text:span></text:p>
      <text:p text:style-name="P12"><text:span text:style-name="T15"><text:sequence text:ref-name="refRef12" text:name="Ref" text:formula="ooow:Ref+1" style:num-format="1">13</text:sequence></text:span><text:span text:style-name="T15">. </text:span>Mamunya, E. P., Davidenko, V. V., &amp; Lebedev, E. V. (1996). Effect of polymer-filler interface interactions on percolation conductivity of thermoplastics filled with carbon black. Composite Interfaces, 4(4), 169-176.</text:p>
      <text:p text:style-name="P13"><text:soft-page-break/><text:span text:style-name="T15"><text:sequence text:ref-name="refRef13" text:name="Ref" text:formula="ooow:Ref+1" style:num-format="1">14</text:sequence></text:span><text:span text:style-name="T15">. </text:span>Gojny, F. H., Wichmann, M. H., Fiedler, B., Kinloch, I. A., Bauhofer, W., Windle, A. H., &amp; Schulte, K. (2006). Evaluation and identification of electrical and thermal conduction mechanisms in carbon nanotube/epoxy composites. Polymer, 47(6), 2036-2045.</text:p>
      <text:p text:style-name="P14"><text:span text:style-name="T15"><text:sequence text:ref-name="refRef14" text:name="Ref" text:formula="ooow:Ref+1" style:num-format="1">15</text:sequence></text:span><text:span text:style-name="T15">. </text:span>Maiti, S., Shrivastava, N. K., &amp; Khatua, B. B. (2013). Reduction of percolation threshold through double percolation in melt‐blended polycarbonate/acrylonitrile butadiene styrene/multiwall carbon nanotubes elastomer nanocomposites. Polymer composites, 34(4), 570-579.</text:p>
      <text:p text:style-name="P15"><text:span text:style-name="T15"><text:sequence text:ref-name="refRef15" text:name="Ref" text:formula="ooow:Ref+1" style:num-format="1">16</text:sequence></text:span><text:span text:style-name="T15">. Yousefi, N., Gudarzi, M. M., Zheng, Q., Aboutalebi, S. H., Sharif, F., &amp; Kim, J. K. (2012). Self-alignment and high electrical conductivity of ultralarge graphene oxide–polyurethane nanocomposites. Journal of Materials Chemistry, 22(25), 12709-12717.</text:span></text:p>
      <text:p text:style-name="P16"><text:span text:style-name="T15"><text:sequence text:ref-name="refRef16" text:name="Ref" text:formula="ooow:Ref+1" style:num-format="1">17</text:sequence></text:span><text:span text:style-name="T15">. Stankovich, S., Dikin, D. A., Dommett, G. H., Kohlhaas, K. M., Zimney, E. J., Stach, E. A., ... &amp; Ruoff, R. S. (2006). Graphene-based composite materials. </text:span><text:span text:style-name="T63">N</text:span><text:span text:style-name="T15">ature, 442(7100), 282-286.</text:span></text:p>
      <text:p text:style-name="P17"><text:span text:style-name="T15"><text:sequence text:ref-name="refRef17" text:name="Ref" text:formula="ooow:Ref+1" style:num-format="1">18</text:sequence></text:span><text:span text:style-name="T15">. </text:span>Zhang, H. B., Zheng, W. G., Yan, Q., Yang, Y., Wang, J. W., Lu, Z. H., ... &amp; Yu, Z. Z. (2010). Electrically conductive polyethylene terephthalate/graphene nanocomposites prepared by melt compounding. <text:span text:style-name="T138">P</text:span>olymer, 51(5), 1191-1196.</text:p>
      <text:p text:style-name="P18"><text:span text:style-name="T15"><text:sequence text:ref-name="refRef18" text:name="Ref" text:formula="ooow:Ref+1" style:num-format="1">19</text:sequence></text:span><text:span text:style-name="T15">. Castillo, B. E., Prokhorov, E., Luna-Bárcenas, G., &amp; Kovalenko, Y. (2022). Potential Use of Chitosan-TiO2 Nanocomposites for the Electroanalytical Detection of Imidacloprid. Polymers, 14(9), 1686.</text:span></text:p>
      <text:p text:style-name="P19"><text:span text:style-name="T15"><text:sequence text:ref-name="refRef19" text:name="Ref" text:formula="ooow:Ref+1" style:num-format="1">20</text:sequence></text:span><text:span text:style-name="T15">.</text:span><text:span text:style-name="T70"> </text:span><text:span text:style-name="T71">Prokhorov, Y., Luna-Barcenas, G., &amp; Kovalenko, Y. (2023). Interphase percolation phenomena in chitosan-graphene oxide nanocomposites, the role of water content. Express Polymer Letters, 17(1).</text:span></text:p>
      <text:p text:style-name="P20"><text:span text:style-name="T15"><text:sequence text:ref-name="refRef20" text:name="Ref" text:formula="ooow:Ref+1" style:num-format="1">21</text:sequence></text:span><text:span text:style-name="T15">.</text:span><text:span text:style-name="T70"> </text:span>Prokhorov, E., Luna-Bárcenas, G., Yáñez Limón, J. M., Gómez Sánchez, A., &amp; Kovalenko, Y. (2020). Chitosan-ZnO nanocomposites assessed by dielectric, mechanical, and piezoelectric properties. Polymers, 12(9), 1991.</text:p>
      <text:p text:style-name="P21"><text:span text:style-name="T15"><text:sequence text:ref-name="refRef21" text:name="Ref" text:formula="ooow:Ref+1" style:num-format="1">22</text:sequence></text:span><text:span text:style-name="T15">.</text:span><text:span text:style-name="T70"> </text:span>Prokhorov, E., España-Sánchez, B. L., Luna-Bárcenas, G., Padilla-Vaca, F., Cruz-Soto, M. E., Vázquez-Lepe, M. O., ... &amp; Elizalde-Peña, E. A. (2019). Chitosan/copper nanocomposites: Correlation between electrical and antibacterial properties. Colloids and Surfaces B: Biointerfaces, 180, 186-192.</text:p>
      <text:p text:style-name="P22"><text:span text:style-name="T15"><text:sequence text:ref-name="refRef22" text:name="Ref" text:formula="ooow:Ref+1" style:num-format="1">23</text:sequence></text:span><text:span text:style-name="T15">.</text:span><text:span text:style-name="T70"> Sánchez, A. G., Prokhorov, E., Luna-Barcenas, G., Kovalenko, Y., Rivera-Muñoz, E. M., Raucci, M. G., &amp; Buonocore, G. (2019). Effect of Chemical Oxidation Routes on the Properties of Chitosan-MWCNT Nanocomposites. Current Nanoscience, 15(6), 618-625.</text:span></text:p>
      <text:p text:style-name="P41"><text:span text:style-name="T15"><text:sequence text:ref-name="refRef23" text:name="Ref" text:formula="ooow:Ref+1" style:num-format="1">24</text:sequence></text:span><text:span text:style-name="T15">. Chen, Q., Du, P., Jin, L., Weng, W., &amp; Han, G. (2007). Percolative conductor/polymer composite films with significant dielectric properties. Applied Physics Letters, 91(2).</text:span></text:p>
      <text:p text:style-name="P42"><text:sequence text:ref-name="refRef24" text:name="Ref" text:formula="ooow:Ref+1" style:num-format="1">25</text:sequence>. Dang, Z. M., Fan, L. Z., Shen, Y., &amp; Nan, C. W. (2003). Dielectric behavior of novel three-phase MWNTs/BaTiO3/PVDF composites. Materials Science and Engineering: B, 103(2), 140-144.</text:p>
      <text:p text:style-name="P43"><text:sequence text:ref-name="refRef25" text:name="Ref" text:formula="ooow:Ref+1" style:num-format="1">26</text:sequence>. Li, Q., Xue, Q., Hao, L., Gao, X., &amp; Zheng, Q. (2008). Large dielectric constant of the chemically functionalized carbon nanotube/polymer composites. Composites Science and Technology, 68(10-11), 2290-2296.</text:p>
      <text:p text:style-name="P23"><text:soft-page-break/><text:span text:style-name="T70"><text:sequence text:ref-name="refRef26" text:name="Ref" text:formula="ooow:Ref+1" style:num-format="1">27</text:sequence></text:span><text:span text:style-name="T70">. </text:span>Fan, P., Wang, L., Yang, J., Chen, F., &amp; Zhong, M. (2012). Graphene/poly (vinylidene fluoride) composites with high dielectric constant and low percolation threshold. Nanotechnology, 23(36), 365702.</text:p>
      <text:p text:style-name="P24"><text:span text:style-name="T70"><text:sequence text:ref-name="refRef27" text:name="Ref" text:formula="ooow:Ref+1" style:num-format="1">28</text:sequence></text:span><text:span text:style-name="T70">. </text:span>Yu, L., Zhang, Y., Tong, W., Shang, J., Shen, B., Lv, F., &amp; Chu, P. K. (2012). Green dielectric materials composed of natural graphite minerals and biodegradable polymer. RSC advances, 2(23), 8793-8796.</text:p>
      <text:p text:style-name="P25"><text:span text:style-name="T70"><text:sequence text:ref-name="refRef28" text:name="Ref" text:formula="ooow:Ref+1" style:num-format="1">29</text:sequence></text:span><text:span text:style-name="T70">. </text:span>Min, C., Yu, D., Cao, J., Wang, G., &amp; Feng, L. (2013). A graphite nanoplatelet/epoxy composite with high dielectric constant and high thermal conductivity. Carbon, 55, 116-125.</text:p>
      <text:p text:style-name="P26"><text:span text:style-name="T70"><text:sequence text:ref-name="refRef29" text:name="Ref" text:formula="ooow:Ref+1" style:num-format="1">30</text:sequence></text:span><text:span text:style-name="T70">. </text:span>Tang, H., Lin, Y., Andrews, C., &amp; Sodano, H. A. (201<text:span text:style-name="T105">1</text:span>). Nanocomposites with increased energy density through high aspect ratio PZT nanowires. Nanotechnology, 22(1), 015702.</text:p>
      <text:p text:style-name="P27"><text:span text:style-name="T70"><text:sequence text:ref-name="refRef30" text:name="Ref" text:formula="ooow:Ref+1" style:num-format="1">31</text:sequence></text:span><text:span text:style-name="T70">. </text:span>Yao, S. H., Dang, Z. M., Jiang, M. J., Xu, H. P., &amp; Bai, J. (2007). Influence of aspect ratio of carbon nanotube on percolation threshold in ferroelectric polymer nanocomposite. Applied Physics Letters, 91(21).</text:p>
      <text:p text:style-name="P28"><text:span text:style-name="T70"><text:sequence text:ref-name="refRef31" text:name="Ref" text:formula="ooow:Ref+1" style:num-format="1">32</text:sequence></text:span><text:span text:style-name="T70">. </text:span>Dang, Z. M., Wu, J. P., Xu, H. P., Yao, S. H., Jiang, M. J., &amp; Bai, J. (2007). Dielectric properties of upright carbon fiber filled poly (vinylidene fluoride) composite with low percolation threshold and weak temperature dependence. Applied Physics Letters, 91(7).</text:p>
      <text:p text:style-name="P29"><text:span text:style-name="T70"><text:sequence text:ref-name="refRef32" text:name="Ref" text:formula="ooow:Ref+1" style:num-format="1">33</text:sequence></text:span><text:span text:style-name="T70">. </text:span>Wang, L., &amp; Dang, Z. M. (2005). Carbon nanotube composites with high dielectric constant at low percolation threshold. Applied physics letters, 87(4).</text:p>
      <text:p text:style-name="P30"><text:span text:style-name="T70"><text:sequence text:ref-name="refRef33" text:name="Ref" text:formula="ooow:Ref+1" style:num-format="1">34</text:sequence></text:span><text:span text:style-name="T70">. </text:span>Dang, Z. M., Wang, L., Yin, Y. I., Zhang, Q., &amp; Lei, Q. Q. (2007). Giant dielectric permittivities in functionalized carbon‐nanotube/electroactive‐polymer nanocomposites. Advanced Materials, 19(6), 852-857.</text:p>
      <text:p text:style-name="P31"><text:span text:style-name="T70"><text:sequence text:ref-name="refRef34" text:name="Ref" text:formula="ooow:Ref+1" style:num-format="1">35</text:sequence></text:span><text:span text:style-name="T70">. Obrzut, J., Noda, N., &amp; Nozaki, R. (2001, October). Broadband dielectric metrology for polymer composite films. In 2001 Annual Report Conference on Electrical Insulation and Dielectric Phenomena (Cat. No. 01CH37225) (pp. 269-272). IEEE.</text:span></text:p>
      <text:p text:style-name="P32"><text:span text:style-name="T70"><text:sequence text:ref-name="refRef35" text:name="Ref" text:formula="ooow:Ref+1" style:num-format="1">36</text:sequence></text:span><text:span text:style-name="T70">. Hu, T., Juuti, J., Jantunen, H., &amp; Vilkman, T. (2007). Dielectric properties of BST/polymer composite. Journal of the European Ceramic Society, 27(13-15), 3997-4001.</text:span></text:p>
      <text:p text:style-name="P33"><text:span text:style-name="T70"><text:sequence text:ref-name="refRef36" text:name="Ref" text:formula="ooow:Ref+1" style:num-format="1">37</text:sequence></text:span><text:span text:style-name="T70">. </text:span>Castles, F., Isakov, D., Lui, A., Lei, Q., Dancer, C. E., Wang, Y., ... &amp; Grant, P. S. (2016). Microwave dielectric characterisation of 3D-printed BaTiO3/ABS polymer composites. Scientific reports, 6(1), 22714.</text:p>
      <text:p text:style-name="P34"><text:span text:style-name="T70"><text:sequence text:ref-name="refRef37" text:name="Ref" text:formula="ooow:Ref+1" style:num-format="1">38</text:sequence></text:span><text:span text:style-name="T70">. </text:span>Chen, P., Wu, R. X., Zhao, T., Yang, F., &amp; Xiao, J. Q. (2005). Complex permittivity and permeability of metallic magnetic granular composites at microwave frequencies. Journal of Physics D: Applied Physics, 38(14), 2302.</text:p>
      <text:p text:style-name="P35"><text:span text:style-name="T70"><text:sequence text:ref-name="refRef38" text:name="Ref" text:formula="ooow:Ref+1" style:num-format="1">39</text:sequence></text:span><text:span text:style-name="T70">. </text:span>Rao, Y., Qu, J., Marinis, T., &amp; Wong, C. P. (2000). A precise numerical prediction of effective dielectric constant for polymer-ceramic composite based on effective-medium theory. IEEE Transactions on Components and Packaging Technologies, 23(4), 680-683.</text:p>
      <text:p text:style-name="P36"><text:soft-page-break/><text:span text:style-name="T70"><text:sequence text:ref-name="refRef39" text:name="Ref" text:formula="ooow:Ref+1" style:num-format="1">40</text:sequence></text:span><text:span text:style-name="T70">. </text:span>Fu, Y., Li, W., Xu, M., Wang, C., Zhang, L. and Zhang, G., 2022. Dielectric Properties and 3D-Printing Feasibility of UV-Curable Resin/Micron Ceramic Filler Composites. Advances in Polymer Technology, 2022.</text:p>
      <text:p text:style-name="P37"><text:span text:style-name="T70"><text:sequence text:ref-name="refRef40" text:name="Ref" text:formula="ooow:Ref+1" style:num-format="1">41</text:sequence></text:span><text:span text:style-name="T70">. </text:span>Agrawal, A., &amp; Satapathy, A. (2014). Effects of aluminium nitride inclusions on thermal and electrical properties of epoxy and polypropylene: an experimental investigation. Composites Part A: Applied Science and Manufacturing, 63, 51-58.</text:p>
      <text:p text:style-name="P38"><text:span text:style-name="T70"><text:sequence text:ref-name="refRef41" text:name="Ref" text:formula="ooow:Ref+1" style:num-format="1">42</text:sequence></text:span><text:span text:style-name="T70">. </text:span>Sedláková, Z., Clarizia, G., Bernardo, P., Jansen, J. C., Slobodian, P., Svoboda, P., ... &amp; Izak, P. (2014). Carbon nanotube-and carbon fiber-reinforcement of ethylene-octene copolymer membranes for gas and vapor separation. Membranes, 4(1), 20-39.</text:p>
      <text:p text:style-name="P39"><text:span text:style-name="T70"><text:sequence text:ref-name="refRef42" text:name="Ref" text:formula="ooow:Ref+1" style:num-format="1">43</text:sequence></text:span><text:span text:style-name="T70">. </text:span>Jang, S. H., &amp; Li, L. Y. (2020). Self-sensing carbon nanotube composites exposed to glass transition temperature. Materials, 13(2), 259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7:55:08.887709341</meta:creation-date>
    <meta:generator>LibreOffice/7.3.7.2$Linux_X86_64 LibreOffice_project/30$Build-2</meta:generator>
    <dc:date>2023-09-15T15:37:35.573391366</dc:date>
    <meta:editing-duration>P7DT20H31M14S</meta:editing-duration>
    <meta:editing-cycles>273</meta:editing-cycles>
    <meta:document-statistic meta:table-count="2" meta:image-count="0" meta:object-count="0" meta:page-count="11" meta:paragraph-count="696" meta:word-count="2680" meta:character-count="19516" meta:non-whitespace-character-count="17511"/>
  </office:meta>
</office:document-meta>
</file>